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20.02mm"/>
    </style:style>
    <style:style style:name="co3" style:family="table-column">
      <style:table-column-properties fo:break-before="auto" style:column-width="17.48mm"/>
    </style:style>
    <style:style style:name="co4" style:family="table-column">
      <style:table-column-properties fo:break-before="auto" style:column-width="13.02mm"/>
    </style:style>
    <style:style style:name="co5" style:family="table-column">
      <style:table-column-properties fo:break-before="auto" style:column-width="17.9mm"/>
    </style:style>
    <style:style style:name="co6" style:family="table-column">
      <style:table-column-properties fo:break-before="auto" style:column-width="21.1mm"/>
    </style:style>
    <style:style style:name="co7" style:family="table-column">
      <style:table-column-properties fo:break-before="auto" style:column-width="43.37mm"/>
    </style:style>
    <style:style style:name="co8" style:family="table-column">
      <style:table-column-properties fo:break-before="auto" style:column-width="40.62mm"/>
    </style:style>
    <style:style style:name="co9" style:family="table-column">
      <style:table-column-properties fo:break-before="auto" style:column-width="42.74mm"/>
    </style:style>
    <style:style style:name="co10" style:family="table-column">
      <style:table-column-properties fo:break-before="auto" style:column-width="55.05mm"/>
    </style:style>
    <style:style style:name="co11" style:family="table-column">
      <style:table-column-properties fo:break-before="auto" style:column-width="56.11mm"/>
    </style:style>
    <style:style style:name="co12" style:family="table-column">
      <style:table-column-properties fo:break-before="auto" style:column-width="35.95mm"/>
    </style:style>
    <style:style style:name="co13" style:family="table-column">
      <style:table-column-properties fo:break-before="auto" style:column-width="54.63mm"/>
    </style:style>
    <style:style style:name="co14" style:family="table-column">
      <style:table-column-properties fo:break-before="auto" style:column-width="47.84mm"/>
    </style:style>
    <style:style style:name="co15" style:family="table-column">
      <style:table-column-properties fo:break-before="auto" style:column-width="33.18mm"/>
    </style:style>
    <style:style style:name="co16" style:family="table-column">
      <style:table-column-properties fo:break-before="auto" style:column-width="18.54mm"/>
    </style:style>
    <style:style style:name="co17" style:family="table-column">
      <style:table-column-properties fo:break-before="auto" style:column-width="65.02mm"/>
    </style:style>
    <style:style style:name="co18" style:family="table-column">
      <style:table-column-properties fo:break-before="auto" style:column-width="62.69mm"/>
    </style:style>
    <style:style style:name="co19" style:family="table-column">
      <style:table-column-properties fo:break-before="auto" style:column-width="90.06mm"/>
    </style:style>
    <style:style style:name="co20" style:family="table-column">
      <style:table-column-properties fo:break-before="auto" style:column-width="87.31mm"/>
    </style:style>
    <style:style style:name="co21" style:family="table-column">
      <style:table-column-properties fo:break-before="auto" style:column-width="21.73mm"/>
    </style:style>
    <style:style style:name="co22" style:family="table-column">
      <style:table-column-properties fo:break-before="auto" style:column-width="19.81mm"/>
    </style:style>
    <style:style style:name="co23" style:family="table-column">
      <style:table-column-properties fo:break-before="auto" style:column-width="9.42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7.64mm"/>
    </style:style>
    <style:style style:name="co26" style:family="table-column">
      <style:table-column-properties fo:break-before="auto" style:column-width="20.48mm"/>
    </style:style>
    <style:style style:name="co27" style:family="table-column">
      <style:table-column-properties fo:break-before="auto" style:column-width="17.87mm"/>
    </style:style>
    <style:style style:name="co28" style:family="table-column">
      <style:table-column-properties fo:break-before="auto" style:column-width="13.3mm"/>
    </style:style>
    <style:style style:name="co29" style:family="table-column">
      <style:table-column-properties fo:break-before="auto" style:column-width="18.31mm"/>
    </style:style>
    <style:style style:name="co30" style:family="table-column">
      <style:table-column-properties fo:break-before="auto" style:column-width="44.41mm"/>
    </style:style>
    <style:style style:name="co31" style:family="table-column">
      <style:table-column-properties fo:break-before="auto" style:column-width="41.15mm"/>
    </style:style>
    <style:style style:name="co32" style:family="table-column">
      <style:table-column-properties fo:break-before="auto" style:column-width="49.21mm"/>
    </style:style>
    <style:style style:name="co33" style:family="table-column">
      <style:table-column-properties fo:break-before="auto" style:column-width="49.87mm"/>
    </style:style>
    <style:style style:name="co34" style:family="table-column">
      <style:table-column-properties fo:break-before="auto" style:column-width="21.34mm"/>
    </style:style>
    <style:style style:name="co35" style:family="table-column">
      <style:table-column-properties fo:break-before="auto" style:column-width="41.59mm"/>
    </style:style>
    <style:style style:name="co36" style:family="table-column">
      <style:table-column-properties fo:break-before="auto" style:column-width="43.76mm"/>
    </style:style>
    <style:style style:name="co37" style:family="table-column">
      <style:table-column-properties fo:break-before="auto" style:column-width="56.39mm"/>
    </style:style>
    <style:style style:name="co38" style:family="table-column">
      <style:table-column-properties fo:break-before="auto" style:column-width="57.47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36.79mm"/>
    </style:style>
    <style:style style:name="co41" style:family="table-column">
      <style:table-column-properties fo:break-before="auto" style:column-width="119.49mm"/>
    </style:style>
    <style:style style:name="co42" style:family="table-column">
      <style:table-column-properties fo:break-before="auto" style:column-width="48.98mm"/>
    </style:style>
    <style:style style:name="co43" style:family="table-column">
      <style:table-column-properties fo:break-before="auto" style:column-width="40.71mm"/>
    </style:style>
    <style:style style:name="co44" style:family="table-column">
      <style:table-column-properties fo:break-before="auto" style:column-width="32.67mm"/>
    </style:style>
    <style:style style:name="co45" style:family="table-column">
      <style:table-column-properties fo:break-before="auto" style:column-width="22.23mm"/>
    </style:style>
    <style:style style:name="co46" style:family="table-column">
      <style:table-column-properties fo:break-before="auto" style:column-width="20.27mm"/>
    </style:style>
    <style:style style:name="co47" style:family="table-column">
      <style:table-column-properties fo:break-before="auto" style:column-width="9.6mm"/>
    </style:style>
    <style:style style:name="co48" style:family="table-column">
      <style:table-column-properties fo:break-before="auto" style:column-width="50.08mm"/>
    </style:style>
    <style:style style:name="co49" style:family="table-column">
      <style:table-column-properties fo:break-before="auto" style:column-width="55.95mm"/>
    </style:style>
    <style:style style:name="co50" style:family="table-column">
      <style:table-column-properties fo:break-before="auto" style:column-width="33.97mm"/>
    </style:style>
    <style:style style:name="co51" style:family="table-column">
      <style:table-column-properties fo:break-before="auto" style:column-width="18.96mm"/>
    </style:style>
    <style:style style:name="co52" style:family="table-column">
      <style:table-column-properties fo:break-before="auto" style:column-width="66.6mm"/>
    </style:style>
    <style:style style:name="co53" style:family="table-column">
      <style:table-column-properties fo:break-before="auto" style:column-width="72.27mm"/>
    </style:style>
    <style:style style:name="co54" style:family="table-column">
      <style:table-column-properties fo:break-before="auto" style:column-width="26.14mm"/>
    </style:style>
    <style:style style:name="co55" style:family="table-column">
      <style:table-column-properties fo:break-before="auto" style:column-width="26.35mm"/>
    </style:style>
    <style:style style:name="co56" style:family="table-column">
      <style:table-column-properties fo:break-before="auto" style:column-width="64.22mm"/>
    </style:style>
    <style:style style:name="co57" style:family="table-column">
      <style:table-column-properties fo:break-before="auto" style:column-width="92.29mm"/>
    </style:style>
    <style:style style:name="co58" style:family="table-column">
      <style:table-column-properties fo:break-before="auto" style:column-width="89.46mm"/>
    </style:style>
    <style:style style:name="co59" style:family="table-column">
      <style:table-column-properties fo:break-before="auto" style:column-width="72.71mm"/>
    </style:style>
    <style:style style:name="co60" style:family="table-column">
      <style:table-column-properties fo:break-before="auto" style:column-width="79.67mm"/>
    </style:style>
    <style:style style:name="co61" style:family="table-column">
      <style:table-column-properties fo:break-before="auto" style:column-width="66.83mm"/>
    </style:style>
    <style:style style:name="co62" style:family="table-column">
      <style:table-column-properties fo:break-before="auto" style:column-width="88.37mm"/>
    </style:style>
    <style:style style:name="co63" style:family="table-column">
      <style:table-column-properties fo:break-before="auto" style:column-width="12.86mm"/>
    </style:style>
    <style:style style:name="co64" style:family="table-column">
      <style:table-column-properties fo:break-before="auto" style:column-width="11.5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52">
      <style:table-cell-properties fo:padding="0.71m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fDist7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3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5" table:number-columns-repeated="3" table:default-cell-style-name="ce2"/>
        <table:table-column table:style-name="co21" table:default-cell-style-name="ce2"/>
        <table:table-column table:style-name="co22" table:default-cell-style-name="ce2"/>
        <table:table-column table:style-name="co21" table:default-cell-style-name="ce2"/>
        <table:table-column table:style-name="co22" table:default-cell-style-name="ce2"/>
        <table:table-column table:style-name="co21" table:number-columns-repeated="5" table:default-cell-style-name="ce2"/>
        <table:table-column table:style-name="co23" table:default-cell-style-name="ce2"/>
        <table:table-row table:style-name="ro1">
          <table:table-cell/>
          <table:table-cell table:style-name="ce1" office:value-type="string" calcext:value-type="string" table:number-columns-spanned="5" table:number-rows-spanned="1">
            <text:p>sample</text:p>
          </table:table-cell>
          <table:covered-table-cell table:number-columns-repeated="4" table:style-name="ce1"/>
          <table:table-cell table:style-name="ce1" office:value-type="string" calcext:value-type="string">
            <text:p>run outpu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 table:number-columns-spanned="4" table:number-rows-spanned="1">
            <text:p>parameters</text:p>
          </table:table-cell>
          <table:covered-table-cell table:number-columns-repeated="3" table:style-name="ce1"/>
          <table:table-cell table:style-name="ce1" office:value-type="string" calcext:value-type="string">
            <text:p>run output</text:p>
          </table:table-cell>
          <table:table-cell table:style-name="ce1" office:value-type="string" calcext:value-type="string">
            <text:p>detection probability</text:p>
          </table:table-cell>
          <table:table-cell table:style-name="ce1" office:value-type="string" calcext:value-type="string">
            <text:p>encounter rate</text:p>
          </table:table-cell>
          <table:table-cell table:style-name="ce1" office:value-type="string" calcext:value-type="string" table:number-columns-spanned="10" table:number-rows-spanned="1">
            <text:p>detection probability</text:p>
          </table:table-cell>
          <table:covered-table-cell table:number-columns-repeated="9" table:style-name="ce1"/>
          <table:table-cell table:style-name="ce1" office:value-type="string" calcext:value-type="string" table:number-columns-spanned="4" table:number-rows-spanned="1">
            <text:p>density/abundance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detection probability</text:p>
          </table:table-cell>
          <table:covered-table-cell table:number-columns-repeated="4" table:style-name="ce1"/>
        </table:table-row>
        <table:table-row table:style-name="ro1">
          <table:table-cell/>
          <table:table-cell table:style-name="ce1" office:value-type="string" calcext:value-type="string">
            <text:p>AnlysNum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Periods</text:p>
          </table:table-cell>
          <table:table-cell table:style-name="ce1" office:value-type="string" calcext:value-type="string">
            <text:p>Prec.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model fitting distance cut points</text:p>
          </table:table-cell>
          <table:table-cell table:style-name="ce1" office:value-type="string" calcext:value-type="string">
            <text:p>distance discretisation cut points</text:p>
          </table:table-cell>
          <table:table-cell table:style-name="ce1" office:value-type="string" calcext:value-type="string">
            <text:p>run time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 table:number-columns-spanned="4" table:number-rows-spanned="1">
            <text:p>effective strip width (ESW) or effective detection radius (EDR)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density of animals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</table:table-row>
        <table:table-row table:style-name="ro1">
          <table:table-cell/>
          <table:table-cell table:number-columns-repeated="21" table:style-name="ce1" office:value-type="string" calcext:value-type="string">
            <text:p>Value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Df</text:p>
          </table:table-cell>
        </table:table-row>
        <table:table-row table:style-name="ro1">
          <table:table-cell table:style-name="ce2"/>
          <table:table-cell table:number-columns-repeated="11"/>
          <table:table-cell table:style-name="ce2"/>
          <table:table-cell table:number-columns-repeated="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5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 Cos</text:p>
          </table:table-cell>
          <table:table-cell table:number-columns-repeated="4"/>
          <table:table-cell office:value-type="date" office:date-value="2019-06-29T17:45:11" calcext:value-type="date">
            <text:p>2019-06-29 17:45:11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4.78600000000006" calcext:value-type="float">
            <text:p>4,78600000000006</text:p>
          </table:table-cell>
          <table:table-cell office:value-type="float" office:value="3551.53" calcext:value-type="float">
            <text:p>3551,53</text:p>
          </table:table-cell>
          <table:table-cell office:value-type="float" office:value="0.01940441" calcext:value-type="float">
            <text:p>0,01940441</text:p>
          </table:table-cell>
          <table:table-cell office:value-type="float" office:value="0.4825843" calcext:value-type="float">
            <text:p>0,482584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31.3467" calcext:value-type="float">
            <text:p>131,3467</text:p>
          </table:table-cell>
          <table:table-cell office:value-type="float" office:value="123.2596" calcext:value-type="float">
            <text:p>123,2596</text:p>
          </table:table-cell>
          <table:table-cell office:value-type="float" office:value="139.9644" calcext:value-type="float">
            <text:p>139,9644</text:p>
          </table:table-cell>
          <table:table-cell office:value-type="float" office:value="0.03230953" calcext:value-type="float">
            <text:p>0,03230953</text:p>
          </table:table-cell>
          <table:table-cell office:value-type="float" office:value="0.2874043" calcext:value-type="float">
            <text:p>0,2874043</text:p>
          </table:table-cell>
          <table:table-cell office:value-type="float" office:value="0.2371699" calcext:value-type="float">
            <text:p>0,2371699</text:p>
          </table:table-cell>
          <table:table-cell office:value-type="float" office:value="0.3482788" calcext:value-type="float">
            <text:p>0,3482788</text:p>
          </table:table-cell>
          <table:table-cell office:value-type="float" office:value="0.09781556" calcext:value-type="float">
            <text:p>0,09781556</text:p>
          </table:table-cell>
          <table:table-cell office:value-type="float" office:value="0.06900784" calcext:value-type="float">
            <text:p>0,06900784</text:p>
          </table:table-cell>
          <table:table-cell office:value-type="float" office:value="0.06077774" calcext:value-type="float">
            <text:p>0,06077774</text:p>
          </table:table-cell>
          <table:table-cell office:value-type="float" office:value="0.07835241" calcext:value-type="float">
            <text:p>0,07835241</text:p>
          </table:table-cell>
          <table:table-cell office:value-type="float" office:value="0.06461906" calcext:value-type="float">
            <text:p>0,0646190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5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 SimPoly</text:p>
          </table:table-cell>
          <table:table-cell table:number-columns-repeated="4"/>
          <table:table-cell office:value-type="date" office:date-value="2019-06-29T17:44:45" calcext:value-type="date">
            <text:p>2019-06-29 17:44:45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4.78600000000006" calcext:value-type="float">
            <text:p>4,78600000000006</text:p>
          </table:table-cell>
          <table:table-cell office:value-type="float" office:value="3551.53" calcext:value-type="float">
            <text:p>3551,53</text:p>
          </table:table-cell>
          <table:table-cell office:value-type="float" office:value="0.01940441" calcext:value-type="float">
            <text:p>0,01940441</text:p>
          </table:table-cell>
          <table:table-cell office:value-type="float" office:value="0.4825843" calcext:value-type="float">
            <text:p>0,482584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31.3467" calcext:value-type="float">
            <text:p>131,3467</text:p>
          </table:table-cell>
          <table:table-cell office:value-type="float" office:value="123.2596" calcext:value-type="float">
            <text:p>123,2596</text:p>
          </table:table-cell>
          <table:table-cell office:value-type="float" office:value="139.9644" calcext:value-type="float">
            <text:p>139,9644</text:p>
          </table:table-cell>
          <table:table-cell office:value-type="float" office:value="0.03230953" calcext:value-type="float">
            <text:p>0,03230953</text:p>
          </table:table-cell>
          <table:table-cell office:value-type="float" office:value="0.2874043" calcext:value-type="float">
            <text:p>0,2874043</text:p>
          </table:table-cell>
          <table:table-cell office:value-type="float" office:value="0.2371699" calcext:value-type="float">
            <text:p>0,2371699</text:p>
          </table:table-cell>
          <table:table-cell office:value-type="float" office:value="0.3482788" calcext:value-type="float">
            <text:p>0,3482788</text:p>
          </table:table-cell>
          <table:table-cell office:value-type="float" office:value="0.09781556" calcext:value-type="float">
            <text:p>0,09781556</text:p>
          </table:table-cell>
          <table:table-cell office:value-type="float" office:value="0.06900784" calcext:value-type="float">
            <text:p>0,06900784</text:p>
          </table:table-cell>
          <table:table-cell office:value-type="float" office:value="0.06077774" calcext:value-type="float">
            <text:p>0,06077774</text:p>
          </table:table-cell>
          <table:table-cell office:value-type="float" office:value="0.07835241" calcext:value-type="float">
            <text:p>0,07835241</text:p>
          </table:table-cell>
          <table:table-cell office:value-type="float" office:value="0.06461906" calcext:value-type="float">
            <text:p>0,0646190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5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Norm Cos</text:p>
          </table:table-cell>
          <table:table-cell table:number-columns-repeated="4"/>
          <table:table-cell office:value-type="date" office:date-value="2019-06-29T17:43:13" calcext:value-type="date">
            <text:p>2019-06-29 17:43:13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546.744" calcext:value-type="float">
            <text:p>3546,744</text:p>
          </table:table-cell>
          <table:table-cell office:value-type="float" office:value="0.2569271" calcext:value-type="float">
            <text:p>0,2569271</text:p>
          </table:table-cell>
          <table:table-cell office:value-type="float" office:value="0.8314721" calcext:value-type="float">
            <text:p>0,831472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15.2592" calcext:value-type="float">
            <text:p>115,2592</text:p>
          </table:table-cell>
          <table:table-cell office:value-type="float" office:value="110.77" calcext:value-type="float">
            <text:p>110,77</text:p>
          </table:table-cell>
          <table:table-cell office:value-type="float" office:value="119.9303" calcext:value-type="float">
            <text:p>119,9303</text:p>
          </table:table-cell>
          <table:table-cell office:value-type="float" office:value="0.02019537" calcext:value-type="float">
            <text:p>0,02019537</text:p>
          </table:table-cell>
          <table:table-cell office:value-type="float" office:value="0.3732336" calcext:value-type="float">
            <text:p>0,3732336</text:p>
          </table:table-cell>
          <table:table-cell office:value-type="float" office:value="0.3164152" calcext:value-type="float">
            <text:p>0,3164152</text:p>
          </table:table-cell>
          <table:table-cell office:value-type="float" office:value="0.4402549" calcext:value-type="float">
            <text:p>0,4402549</text:p>
          </table:table-cell>
          <table:table-cell office:value-type="float" office:value="0.08380736" calcext:value-type="float">
            <text:p>0,08380736</text:p>
          </table:table-cell>
          <table:table-cell office:value-type="float" office:value="0.05313871" calcext:value-type="float">
            <text:p>0,05313871</text:p>
          </table:table-cell>
          <table:table-cell office:value-type="float" office:value="0.04908115" calcext:value-type="float">
            <text:p>0,04908115</text:p>
          </table:table-cell>
          <table:table-cell office:value-type="float" office:value="0.05753172" calcext:value-type="float">
            <text:p>0,05753172</text:p>
          </table:table-cell>
          <table:table-cell office:value-type="float" office:value="0.04039074" calcext:value-type="float">
            <text:p>0,0403907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5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 Cos</text:p>
          </table:table-cell>
          <table:table-cell table:number-columns-repeated="4"/>
          <table:table-cell office:value-type="date" office:date-value="2019-06-29T17:43:39" calcext:value-type="date">
            <text:p>2019-06-29 17:43:39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62.9339999999997" calcext:value-type="float">
            <text:p>62,9339999999997</text:p>
          </table:table-cell>
          <table:table-cell office:value-type="float" office:value="3609.678" calcext:value-type="float">
            <text:p>3609,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152.7322" calcext:value-type="float">
            <text:p>152,7322</text:p>
          </table:table-cell>
          <table:table-cell office:value-type="float" office:value="148.503" calcext:value-type="float">
            <text:p>148,503</text:p>
          </table:table-cell>
          <table:table-cell office:value-type="float" office:value="157.0818" calcext:value-type="float">
            <text:p>157,0818</text:p>
          </table:table-cell>
          <table:table-cell office:value-type="float" office:value="0.0142738" calcext:value-type="float">
            <text:p>0,0142738</text:p>
          </table:table-cell>
          <table:table-cell office:value-type="float" office:value="0.2125547" calcext:value-type="float">
            <text:p>0,2125547</text:p>
          </table:table-cell>
          <table:table-cell office:value-type="float" office:value="0.1819316" calcext:value-type="float">
            <text:p>0,1819316</text:p>
          </table:table-cell>
          <table:table-cell office:value-type="float" office:value="0.2483322" calcext:value-type="float">
            <text:p>0,2483322</text:p>
          </table:table-cell>
          <table:table-cell office:value-type="float" office:value="0.07878596" calcext:value-type="float">
            <text:p>0,07878596</text:p>
          </table:table-cell>
          <table:table-cell office:value-type="float" office:value="0.09330848" calcext:value-type="float">
            <text:p>0,09330848</text:p>
          </table:table-cell>
          <table:table-cell office:value-type="float" office:value="0.08821336" calcext:value-type="float">
            <text:p>0,08821336</text:p>
          </table:table-cell>
          <table:table-cell office:value-type="float" office:value="0.09869789" calcext:value-type="float">
            <text:p>0,09869789</text:p>
          </table:table-cell>
          <table:table-cell office:value-type="float" office:value="0.02854759" calcext:value-type="float">
            <text:p>0,0285475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5 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form SimPoly</text:p>
          </table:table-cell>
          <table:table-cell table:number-columns-repeated="4"/>
          <table:table-cell office:value-type="date" office:date-value="2019-06-29T17:44:08" calcext:value-type="date">
            <text:p>2019-06-29 17:44:08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 SimPoly</text:p>
          </table:table-cell>
          <table:table-cell table:number-columns-repeated="4"/>
          <table:table-cell office:value-type="date" office:date-value="2019-06-29T17:34:09" calcext:value-type="date">
            <text:p>2019-06-29 17:34:09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178.795" calcext:value-type="float">
            <text:p>178,795</text:p>
          </table:table-cell>
          <table:table-cell office:value-type="float" office:value="4658.124" calcext:value-type="float">
            <text:p>4658,124</text:p>
          </table:table-cell>
          <table:table-cell office:value-type="float" office:value="0.1728108" calcext:value-type="float">
            <text:p>0,1728108</text:p>
          </table:table-cell>
          <table:table-cell office:value-type="float" office:value="0.2647754" calcext:value-type="float">
            <text:p>0,264775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36.4824" calcext:value-type="float">
            <text:p>136,4824</text:p>
          </table:table-cell>
          <table:table-cell office:value-type="float" office:value="129.1442" calcext:value-type="float">
            <text:p>129,1442</text:p>
          </table:table-cell>
          <table:table-cell office:value-type="float" office:value="144.2376" calcext:value-type="float">
            <text:p>144,2376</text:p>
          </table:table-cell>
          <table:table-cell office:value-type="float" office:value="0.02812205" calcext:value-type="float">
            <text:p>0,02812205</text:p>
          </table:table-cell>
          <table:table-cell office:value-type="float" office:value="0.3475152" calcext:value-type="float">
            <text:p>0,3475152</text:p>
          </table:table-cell>
          <table:table-cell office:value-type="float" office:value="0.2969639" calcext:value-type="float">
            <text:p>0,2969639</text:p>
          </table:table-cell>
          <table:table-cell office:value-type="float" office:value="0.4066716" calcext:value-type="float">
            <text:p>0,4066716</text:p>
          </table:table-cell>
          <table:table-cell office:value-type="float" office:value="0.08003441" calcext:value-type="float">
            <text:p>0,08003441</text:p>
          </table:table-cell>
          <table:table-cell office:value-type="float" office:value="0.07450979" calcext:value-type="float">
            <text:p>0,07450979</text:p>
          </table:table-cell>
          <table:table-cell office:value-type="float" office:value="0.06671725" calcext:value-type="float">
            <text:p>0,06671725</text:p>
          </table:table-cell>
          <table:table-cell office:value-type="float" office:value="0.08321249" calcext:value-type="float">
            <text:p>0,08321249</text:p>
          </table:table-cell>
          <table:table-cell office:value-type="float" office:value="0.05624411" calcext:value-type="float">
            <text:p>0,0562441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 Cos</text:p>
          </table:table-cell>
          <table:table-cell table:number-columns-repeated="4"/>
          <table:table-cell office:value-type="date" office:date-value="2019-06-29T17:29:46" calcext:value-type="date">
            <text:p>2019-06-29 17:29:46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178.795" calcext:value-type="float">
            <text:p>178,795</text:p>
          </table:table-cell>
          <table:table-cell office:value-type="float" office:value="4658.124" calcext:value-type="float">
            <text:p>4658,124</text:p>
          </table:table-cell>
          <table:table-cell office:value-type="float" office:value="0.1728108" calcext:value-type="float">
            <text:p>0,1728108</text:p>
          </table:table-cell>
          <table:table-cell office:value-type="float" office:value="0.2647754" calcext:value-type="float">
            <text:p>0,264775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36.4824" calcext:value-type="float">
            <text:p>136,4824</text:p>
          </table:table-cell>
          <table:table-cell office:value-type="float" office:value="129.1442" calcext:value-type="float">
            <text:p>129,1442</text:p>
          </table:table-cell>
          <table:table-cell office:value-type="float" office:value="144.2376" calcext:value-type="float">
            <text:p>144,2376</text:p>
          </table:table-cell>
          <table:table-cell office:value-type="float" office:value="0.02812205" calcext:value-type="float">
            <text:p>0,02812205</text:p>
          </table:table-cell>
          <table:table-cell office:value-type="float" office:value="0.3475152" calcext:value-type="float">
            <text:p>0,3475152</text:p>
          </table:table-cell>
          <table:table-cell office:value-type="float" office:value="0.2969639" calcext:value-type="float">
            <text:p>0,2969639</text:p>
          </table:table-cell>
          <table:table-cell office:value-type="float" office:value="0.4066716" calcext:value-type="float">
            <text:p>0,4066716</text:p>
          </table:table-cell>
          <table:table-cell office:value-type="float" office:value="0.08003441" calcext:value-type="float">
            <text:p>0,08003441</text:p>
          </table:table-cell>
          <table:table-cell office:value-type="float" office:value="0.07450979" calcext:value-type="float">
            <text:p>0,07450979</text:p>
          </table:table-cell>
          <table:table-cell office:value-type="float" office:value="0.06671725" calcext:value-type="float">
            <text:p>0,06671725</text:p>
          </table:table-cell>
          <table:table-cell office:value-type="float" office:value="0.08321249" calcext:value-type="float">
            <text:p>0,08321249</text:p>
          </table:table-cell>
          <table:table-cell office:value-type="float" office:value="0.05624411" calcext:value-type="float">
            <text:p>0,0562441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-Norm Cos</text:p>
          </table:table-cell>
          <table:table-cell table:number-columns-repeated="4"/>
          <table:table-cell office:value-type="date" office:date-value="2019-06-29T16:51:00" calcext:value-type="date">
            <text:p>2019-06-29 16:51:00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168.655000000001" calcext:value-type="float">
            <text:p>168,655000000001</text:p>
          </table:table-cell>
          <table:table-cell office:value-type="float" office:value="4647.984" calcext:value-type="float">
            <text:p>4647,984</text:p>
          </table:table-cell>
          <table:table-cell office:value-type="float" office:value="0.8766249" calcext:value-type="float">
            <text:p>0,8766249</text:p>
          </table:table-cell>
          <table:table-cell office:value-type="float" office:value="0.896579" calcext:value-type="float">
            <text:p>0,8965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.9553" calcext:value-type="float">
            <text:p>117,9553</text:p>
          </table:table-cell>
          <table:table-cell office:value-type="float" office:value="113.5091" calcext:value-type="float">
            <text:p>113,5091</text:p>
          </table:table-cell>
          <table:table-cell office:value-type="float" office:value="122.5756" calcext:value-type="float">
            <text:p>122,5756</text:p>
          </table:table-cell>
          <table:table-cell office:value-type="float" office:value="0.0195493" calcext:value-type="float">
            <text:p>0,0195493</text:p>
          </table:table-cell>
          <table:table-cell office:value-type="float" office:value="0.4652566" calcext:value-type="float">
            <text:p>0,4652566</text:p>
          </table:table-cell>
          <table:table-cell office:value-type="float" office:value="0.4060983" calcext:value-type="float">
            <text:p>0,4060983</text:p>
          </table:table-cell>
          <table:table-cell office:value-type="float" office:value="0.5330328" calcext:value-type="float">
            <text:p>0,5330328</text:p>
          </table:table-cell>
          <table:table-cell office:value-type="float" office:value="0.06907103" calcext:value-type="float">
            <text:p>0,06907103</text:p>
          </table:table-cell>
          <table:table-cell office:value-type="float" office:value="0.05565377" calcext:value-type="float">
            <text:p>0,05565377</text:p>
          </table:table-cell>
          <table:table-cell office:value-type="float" office:value="0.05153836" calcext:value-type="float">
            <text:p>0,05153836</text:p>
          </table:table-cell>
          <table:table-cell office:value-type="float" office:value="0.06009779" calcext:value-type="float">
            <text:p>0,06009779</text:p>
          </table:table-cell>
          <table:table-cell office:value-type="float" office:value="0.03909861" calcext:value-type="float">
            <text:p>0,0390986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-Norm Cos T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office:value-type="date" office:date-value="2019-09-29T16:02:55" calcext:value-type="date">
            <text:p>2019-09-29 16:02:55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4479.329" calcext:value-type="float">
            <text:p>4479,329</text:p>
          </table:table-cell>
          <table:table-cell office:value-type="float" office:value="0.3184978" calcext:value-type="float">
            <text:p>0,3184978</text:p>
          </table:table-cell>
          <table:table-cell office:value-type="float" office:value="0.8992886" calcext:value-type="float">
            <text:p>0,899288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18.8552" calcext:value-type="float">
            <text:p>118,8552</text:p>
          </table:table-cell>
          <table:table-cell office:value-type="float" office:value="113.4011" calcext:value-type="float">
            <text:p>113,4011</text:p>
          </table:table-cell>
          <table:table-cell office:value-type="float" office:value="124.5717" calcext:value-type="float">
            <text:p>124,5717</text:p>
          </table:table-cell>
          <table:table-cell office:value-type="float" office:value="0.02390088" calcext:value-type="float">
            <text:p>0,02390088</text:p>
          </table:table-cell>
          <table:table-cell office:value-type="float" office:value="0.4495709" calcext:value-type="float">
            <text:p>0,4495709</text:p>
          </table:table-cell>
          <table:table-cell office:value-type="float" office:value="0.3887973" calcext:value-type="float">
            <text:p>0,3887973</text:p>
          </table:table-cell>
          <table:table-cell office:value-type="float" office:value="0.5198442" calcext:value-type="float">
            <text:p>0,5198442</text:p>
          </table:table-cell>
          <table:table-cell office:value-type="float" office:value="0.07386941" calcext:value-type="float">
            <text:p>0,07386941</text:p>
          </table:table-cell>
          <table:table-cell office:value-type="float" office:value="0.1569619" calcext:value-type="float">
            <text:p>0,1569619</text:p>
          </table:table-cell>
          <table:table-cell office:value-type="float" office:value="0.1428925" calcext:value-type="float">
            <text:p>0,1428925</text:p>
          </table:table-cell>
          <table:table-cell office:value-type="float" office:value="0.1724166" calcext:value-type="float">
            <text:p>0,1724166</text:p>
          </table:table-cell>
          <table:table-cell office:value-type="float" office:value="0.04780176" calcext:value-type="float">
            <text:p>0,0478017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 Cos</text:p>
          </table:table-cell>
          <table:table-cell table:number-columns-repeated="4"/>
          <table:table-cell office:value-type="date" office:date-value="2019-06-29T17:18:51" calcext:value-type="date">
            <text:p>2019-06-29 17:18:51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235.155000000001" calcext:value-type="float">
            <text:p>235,155000000001</text:p>
          </table:table-cell>
          <table:table-cell office:value-type="float" office:value="4714.484" calcext:value-type="float">
            <text:p>4714,484</text:p>
          </table:table-cell>
          <table:table-cell office:value-type="float" office:value="0.00000005960464" calcext:value-type="float">
            <text:p>5,960464E-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152.6703" calcext:value-type="float">
            <text:p>152,6703</text:p>
          </table:table-cell>
          <table:table-cell office:value-type="float" office:value="149.0905" calcext:value-type="float">
            <text:p>149,0905</text:p>
          </table:table-cell>
          <table:table-cell office:value-type="float" office:value="156.336" calcext:value-type="float">
            <text:p>156,336</text:p>
          </table:table-cell>
          <table:table-cell office:value-type="float" office:value="0.01207124" calcext:value-type="float">
            <text:p>0,01207124</text:p>
          </table:table-cell>
          <table:table-cell office:value-type="float" office:value="0.277727" calcext:value-type="float">
            <text:p>0,277727</text:p>
          </table:table-cell>
          <table:table-cell office:value-type="float" office:value="0.2457952" calcext:value-type="float">
            <text:p>0,2457952</text:p>
          </table:table-cell>
          <table:table-cell office:value-type="float" office:value="0.3138072" calcext:value-type="float">
            <text:p>0,3138072</text:p>
          </table:table-cell>
          <table:table-cell office:value-type="float" office:value="0.06184631" calcext:value-type="float">
            <text:p>0,06184631</text:p>
          </table:table-cell>
          <table:table-cell office:value-type="float" office:value="0.09323284" calcext:value-type="float">
            <text:p>0,09323284</text:p>
          </table:table-cell>
          <table:table-cell office:value-type="float" office:value="0.08891241" calcext:value-type="float">
            <text:p>0,08891241</text:p>
          </table:table-cell>
          <table:table-cell office:value-type="float" office:value="0.09776321" calcext:value-type="float">
            <text:p>0,09776321</text:p>
          </table:table-cell>
          <table:table-cell office:value-type="float" office:value="0.02414248" calcext:value-type="float">
            <text:p>0,0241424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form SimPoly</text:p>
          </table:table-cell>
          <table:table-cell table:number-columns-repeated="4"/>
          <table:table-cell office:value-type="date" office:date-value="2019-06-29T17:16:47" calcext:value-type="date">
            <text:p>2019-06-29 17:16:47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 SimPoly</text:p>
          </table:table-cell>
          <table:table-cell table:number-columns-repeated="4"/>
          <table:table-cell office:value-type="date" office:date-value="2019-07-02T15:25:35" calcext:value-type="date">
            <text:p>2019-07-02 15:25:35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574.416" calcext:value-type="float">
            <text:p>574,416</text:p>
          </table:table-cell>
          <table:table-cell office:value-type="float" office:value="4658.053" calcext:value-type="float">
            <text:p>4658,053</text:p>
          </table:table-cell>
          <table:table-cell office:value-type="float" office:value="0.09495199" calcext:value-type="float">
            <text:p>0,09495199</text:p>
          </table:table-cell>
          <table:table-cell office:value-type="float" office:value="0.2624123" calcext:value-type="float">
            <text:p>0,262412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36.4796" calcext:value-type="float">
            <text:p>136,4796</text:p>
          </table:table-cell>
          <table:table-cell office:value-type="float" office:value="129.1413" calcext:value-type="float">
            <text:p>129,1413</text:p>
          </table:table-cell>
          <table:table-cell office:value-type="float" office:value="144.235" calcext:value-type="float">
            <text:p>144,235</text:p>
          </table:table-cell>
          <table:table-cell office:value-type="float" office:value="0.02812332" calcext:value-type="float">
            <text:p>0,02812332</text:p>
          </table:table-cell>
          <table:table-cell office:value-type="float" office:value="0.3475293" calcext:value-type="float">
            <text:p>0,3475293</text:p>
          </table:table-cell>
          <table:table-cell office:value-type="float" office:value="0.296975" calcext:value-type="float">
            <text:p>0,296975</text:p>
          </table:table-cell>
          <table:table-cell office:value-type="float" office:value="0.4066896" calcext:value-type="float">
            <text:p>0,4066896</text:p>
          </table:table-cell>
          <table:table-cell office:value-type="float" office:value="0.08003619" calcext:value-type="float">
            <text:p>0,08003619</text:p>
          </table:table-cell>
          <table:table-cell office:value-type="float" office:value="0.07450677" calcext:value-type="float">
            <text:p>0,07450677</text:p>
          </table:table-cell>
          <table:table-cell office:value-type="float" office:value="0.06671421" calcext:value-type="float">
            <text:p>0,06671421</text:p>
          </table:table-cell>
          <table:table-cell office:value-type="float" office:value="0.08320954" calcext:value-type="float">
            <text:p>0,08320954</text:p>
          </table:table-cell>
          <table:table-cell office:value-type="float" office:value="0.05624664" calcext:value-type="float">
            <text:p>0,0562466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 Cos</text:p>
          </table:table-cell>
          <table:table-cell table:number-columns-repeated="4"/>
          <table:table-cell office:value-type="date" office:date-value="2019-07-02T15:25:37" calcext:value-type="date">
            <text:p>2019-07-02 15:25:37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574.416" calcext:value-type="float">
            <text:p>574,416</text:p>
          </table:table-cell>
          <table:table-cell office:value-type="float" office:value="4658.053" calcext:value-type="float">
            <text:p>4658,053</text:p>
          </table:table-cell>
          <table:table-cell office:value-type="float" office:value="0.09495199" calcext:value-type="float">
            <text:p>0,09495199</text:p>
          </table:table-cell>
          <table:table-cell office:value-type="float" office:value="0.2624123" calcext:value-type="float">
            <text:p>0,262412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36.4796" calcext:value-type="float">
            <text:p>136,4796</text:p>
          </table:table-cell>
          <table:table-cell office:value-type="float" office:value="129.1413" calcext:value-type="float">
            <text:p>129,1413</text:p>
          </table:table-cell>
          <table:table-cell office:value-type="float" office:value="144.235" calcext:value-type="float">
            <text:p>144,235</text:p>
          </table:table-cell>
          <table:table-cell office:value-type="float" office:value="0.02812332" calcext:value-type="float">
            <text:p>0,02812332</text:p>
          </table:table-cell>
          <table:table-cell office:value-type="float" office:value="0.3475293" calcext:value-type="float">
            <text:p>0,3475293</text:p>
          </table:table-cell>
          <table:table-cell office:value-type="float" office:value="0.296975" calcext:value-type="float">
            <text:p>0,296975</text:p>
          </table:table-cell>
          <table:table-cell office:value-type="float" office:value="0.4066896" calcext:value-type="float">
            <text:p>0,4066896</text:p>
          </table:table-cell>
          <table:table-cell office:value-type="float" office:value="0.08003619" calcext:value-type="float">
            <text:p>0,08003619</text:p>
          </table:table-cell>
          <table:table-cell office:value-type="float" office:value="0.07450677" calcext:value-type="float">
            <text:p>0,07450677</text:p>
          </table:table-cell>
          <table:table-cell office:value-type="float" office:value="0.06671421" calcext:value-type="float">
            <text:p>0,06671421</text:p>
          </table:table-cell>
          <table:table-cell office:value-type="float" office:value="0.08320954" calcext:value-type="float">
            <text:p>0,08320954</text:p>
          </table:table-cell>
          <table:table-cell office:value-type="float" office:value="0.05624664" calcext:value-type="float">
            <text:p>0,0562466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-Norm Cos</text:p>
          </table:table-cell>
          <table:table-cell table:number-columns-repeated="4"/>
          <table:table-cell office:value-type="date" office:date-value="2019-07-02T15:25:46" calcext:value-type="date">
            <text:p>2019-07-02 15:25:46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564.288" calcext:value-type="float">
            <text:p>564,288</text:p>
          </table:table-cell>
          <table:table-cell office:value-type="float" office:value="4647.925" calcext:value-type="float">
            <text:p>4647,925</text:p>
          </table:table-cell>
          <table:table-cell office:value-type="float" office:value="0.777318" calcext:value-type="float">
            <text:p>0,777318</text:p>
          </table:table-cell>
          <table:table-cell office:value-type="float" office:value="0.8942114" calcext:value-type="float">
            <text:p>0,8942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.9564" calcext:value-type="float">
            <text:p>117,9564</text:p>
          </table:table-cell>
          <table:table-cell office:value-type="float" office:value="113.5101" calcext:value-type="float">
            <text:p>113,5101</text:p>
          </table:table-cell>
          <table:table-cell office:value-type="float" office:value="122.5769" calcext:value-type="float">
            <text:p>122,5769</text:p>
          </table:table-cell>
          <table:table-cell office:value-type="float" office:value="0.01954962" calcext:value-type="float">
            <text:p>0,01954962</text:p>
          </table:table-cell>
          <table:table-cell office:value-type="float" office:value="0.4652475" calcext:value-type="float">
            <text:p>0,4652475</text:p>
          </table:table-cell>
          <table:table-cell office:value-type="float" office:value="0.4060901" calcext:value-type="float">
            <text:p>0,4060901</text:p>
          </table:table-cell>
          <table:table-cell office:value-type="float" office:value="0.5330227" calcext:value-type="float">
            <text:p>0,5330227</text:p>
          </table:table-cell>
          <table:table-cell office:value-type="float" office:value="0.06907139" calcext:value-type="float">
            <text:p>0,06907139</text:p>
          </table:table-cell>
          <table:table-cell office:value-type="float" office:value="0.05565486" calcext:value-type="float">
            <text:p>0,05565486</text:p>
          </table:table-cell>
          <table:table-cell office:value-type="float" office:value="0.05153931" calcext:value-type="float">
            <text:p>0,05153931</text:p>
          </table:table-cell>
          <table:table-cell office:value-type="float" office:value="0.06009905" calcext:value-type="float">
            <text:p>0,06009905</text:p>
          </table:table-cell>
          <table:table-cell office:value-type="float" office:value="0.03909923" calcext:value-type="float">
            <text:p>0,0390992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-Norm Cos TGD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date" office:date-value="2019-09-29T16:20:18" calcext:value-type="date">
            <text:p>2019-09-29 16:20:18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4083.637" calcext:value-type="float">
            <text:p>4083,637</text:p>
          </table:table-cell>
          <table:table-cell office:value-type="float" office:value="0.43802" calcext:value-type="float">
            <text:p>0,43802</text:p>
          </table:table-cell>
          <table:table-cell office:value-type="float" office:value="0.8867788" calcext:value-type="float">
            <text:p>0,886778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15.5661" calcext:value-type="float">
            <text:p>115,5661</text:p>
          </table:table-cell>
          <table:table-cell office:value-type="float" office:value="109.7082" calcext:value-type="float">
            <text:p>109,7082</text:p>
          </table:table-cell>
          <table:table-cell office:value-type="float" office:value="121.7369" calcext:value-type="float">
            <text:p>121,7369</text:p>
          </table:table-cell>
          <table:table-cell office:value-type="float" office:value="0.02646223" calcext:value-type="float">
            <text:p>0,02646223</text:p>
          </table:table-cell>
          <table:table-cell office:value-type="float" office:value="0.4434417" calcext:value-type="float">
            <text:p>0,4434417</text:p>
          </table:table-cell>
          <table:table-cell office:value-type="float" office:value="0.3782648" calcext:value-type="float">
            <text:p>0,3782648</text:p>
          </table:table-cell>
          <table:table-cell office:value-type="float" office:value="0.5198491" calcext:value-type="float">
            <text:p>0,5198491</text:p>
          </table:table-cell>
          <table:table-cell office:value-type="float" office:value="0.08088324" calcext:value-type="float">
            <text:p>0,08088324</text:p>
          </table:table-cell>
          <table:table-cell office:value-type="float" office:value="0.1483948" calcext:value-type="float">
            <text:p>0,1483948</text:p>
          </table:table-cell>
          <table:table-cell office:value-type="float" office:value="0.1337393" calcext:value-type="float">
            <text:p>0,1337393</text:p>
          </table:table-cell>
          <table:table-cell office:value-type="float" office:value="0.1646562" calcext:value-type="float">
            <text:p>0,1646562</text:p>
          </table:table-cell>
          <table:table-cell office:value-type="float" office:value="0.05292446" calcext:value-type="float">
            <text:p>0,05292446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 Cos</text:p>
          </table:table-cell>
          <table:table-cell table:number-columns-repeated="4"/>
          <table:table-cell office:value-type="date" office:date-value="2019-07-02T15:25:40" calcext:value-type="date">
            <text:p>2019-07-02 15:25:40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630.784" calcext:value-type="float">
            <text:p>630,784</text:p>
          </table:table-cell>
          <table:table-cell office:value-type="float" office:value="4714.421" calcext:value-type="float">
            <text:p>4714,421</text:p>
          </table:table-cell>
          <table:table-cell office:value-type="float" office:value="0.00000005960464" calcext:value-type="float">
            <text:p>5,960464E-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152.6702" calcext:value-type="float">
            <text:p>152,6702</text:p>
          </table:table-cell>
          <table:table-cell office:value-type="float" office:value="149.0905" calcext:value-type="float">
            <text:p>149,0905</text:p>
          </table:table-cell>
          <table:table-cell office:value-type="float" office:value="156.336" calcext:value-type="float">
            <text:p>156,336</text:p>
          </table:table-cell>
          <table:table-cell office:value-type="float" office:value="0.01207146" calcext:value-type="float">
            <text:p>0,01207146</text:p>
          </table:table-cell>
          <table:table-cell office:value-type="float" office:value="0.2777272" calcext:value-type="float">
            <text:p>0,2777272</text:p>
          </table:table-cell>
          <table:table-cell office:value-type="float" office:value="0.2457952" calcext:value-type="float">
            <text:p>0,2457952</text:p>
          </table:table-cell>
          <table:table-cell office:value-type="float" office:value="0.3138075" calcext:value-type="float">
            <text:p>0,3138075</text:p>
          </table:table-cell>
          <table:table-cell office:value-type="float" office:value="0.06184648" calcext:value-type="float">
            <text:p>0,06184648</text:p>
          </table:table-cell>
          <table:table-cell office:value-type="float" office:value="0.09323281" calcext:value-type="float">
            <text:p>0,09323281</text:p>
          </table:table-cell>
          <table:table-cell office:value-type="float" office:value="0.08891231" calcext:value-type="float">
            <text:p>0,08891231</text:p>
          </table:table-cell>
          <table:table-cell office:value-type="float" office:value="0.09776326" calcext:value-type="float">
            <text:p>0,09776326</text:p>
          </table:table-cell>
          <table:table-cell office:value-type="float" office:value="0.02414292" calcext:value-type="float">
            <text:p>0,0241429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URMER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form SimPoly</text:p>
          </table:table-cell>
          <table:table-cell table:number-columns-repeated="4"/>
          <table:table-cell office:value-type="date" office:date-value="2019-07-02T15:25:42" calcext:value-type="date">
            <text:p>2019-07-02 15:25:4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 SimPoly</text:p>
          </table:table-cell>
          <table:table-cell table:number-columns-repeated="4"/>
          <table:table-cell office:value-type="date" office:date-value="2019-07-28T21:04:13" calcext:value-type="date">
            <text:p>2019-07-28 21:04:13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777.3537" calcext:value-type="float">
            <text:p>1777,3537</text:p>
          </table:table-cell>
          <table:table-cell office:value-type="float" office:value="2318.119" calcext:value-type="float">
            <text:p>2318,119</text:p>
          </table:table-cell>
          <table:table-cell office:value-type="float" office:value="0.1470828" calcext:value-type="float">
            <text:p>0,1470828</text:p>
          </table:table-cell>
          <table:table-cell office:value-type="float" office:value="0.5615145" calcext:value-type="float">
            <text:p>0,5615145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75.2468" calcext:value-type="float">
            <text:p>175,2468</text:p>
          </table:table-cell>
          <table:table-cell office:value-type="float" office:value="165.1386" calcext:value-type="float">
            <text:p>165,1386</text:p>
          </table:table-cell>
          <table:table-cell office:value-type="float" office:value="185.9737" calcext:value-type="float">
            <text:p>185,9737</text:p>
          </table:table-cell>
          <table:table-cell office:value-type="float" office:value="0.03014809" calcext:value-type="float">
            <text:p>0,03014809</text:p>
          </table:table-cell>
          <table:table-cell office:value-type="float" office:value="0.10813" calcext:value-type="float">
            <text:p>0,10813</text:p>
          </table:table-cell>
          <table:table-cell office:value-type="float" office:value="0.0845774" calcext:value-type="float">
            <text:p>0,0845774</text:p>
          </table:table-cell>
          <table:table-cell office:value-type="float" office:value="0.1382414" calcext:value-type="float">
            <text:p>0,1382414</text:p>
          </table:table-cell>
          <table:table-cell office:value-type="float" office:value="0.1249212" calcext:value-type="float">
            <text:p>0,1249212</text:p>
          </table:table-cell>
          <table:table-cell office:value-type="float" office:value="0.3412383" calcext:value-type="float">
            <text:p>0,3412383</text:p>
          </table:table-cell>
          <table:table-cell office:value-type="float" office:value="0.3030329" calcext:value-type="float">
            <text:p>0,3030329</text:p>
          </table:table-cell>
          <table:table-cell office:value-type="float" office:value="0.3842604" calcext:value-type="float">
            <text:p>0,3842604</text:p>
          </table:table-cell>
          <table:table-cell office:value-type="float" office:value="0.06029617" calcext:value-type="float">
            <text:p>0,0602961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zard Cos</text:p>
          </table:table-cell>
          <table:table-cell table:number-columns-repeated="4"/>
          <table:table-cell office:value-type="date" office:date-value="2019-07-28T21:05:13" calcext:value-type="date">
            <text:p>2019-07-28 21:05:13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777.3537" calcext:value-type="float">
            <text:p>1777,3537</text:p>
          </table:table-cell>
          <table:table-cell office:value-type="float" office:value="2318.119" calcext:value-type="float">
            <text:p>2318,119</text:p>
          </table:table-cell>
          <table:table-cell office:value-type="float" office:value="0.1470828" calcext:value-type="float">
            <text:p>0,1470828</text:p>
          </table:table-cell>
          <table:table-cell office:value-type="float" office:value="0.5615145" calcext:value-type="float">
            <text:p>0,5615145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75.2468" calcext:value-type="float">
            <text:p>175,2468</text:p>
          </table:table-cell>
          <table:table-cell office:value-type="float" office:value="165.1386" calcext:value-type="float">
            <text:p>165,1386</text:p>
          </table:table-cell>
          <table:table-cell office:value-type="float" office:value="185.9737" calcext:value-type="float">
            <text:p>185,9737</text:p>
          </table:table-cell>
          <table:table-cell office:value-type="float" office:value="0.03014809" calcext:value-type="float">
            <text:p>0,03014809</text:p>
          </table:table-cell>
          <table:table-cell office:value-type="float" office:value="0.10813" calcext:value-type="float">
            <text:p>0,10813</text:p>
          </table:table-cell>
          <table:table-cell office:value-type="float" office:value="0.0845774" calcext:value-type="float">
            <text:p>0,0845774</text:p>
          </table:table-cell>
          <table:table-cell office:value-type="float" office:value="0.1382414" calcext:value-type="float">
            <text:p>0,1382414</text:p>
          </table:table-cell>
          <table:table-cell office:value-type="float" office:value="0.1249212" calcext:value-type="float">
            <text:p>0,1249212</text:p>
          </table:table-cell>
          <table:table-cell office:value-type="float" office:value="0.3412383" calcext:value-type="float">
            <text:p>0,3412383</text:p>
          </table:table-cell>
          <table:table-cell office:value-type="float" office:value="0.3030329" calcext:value-type="float">
            <text:p>0,3030329</text:p>
          </table:table-cell>
          <table:table-cell office:value-type="float" office:value="0.3842604" calcext:value-type="float">
            <text:p>0,3842604</text:p>
          </table:table-cell>
          <table:table-cell office:value-type="float" office:value="0.06029617" calcext:value-type="float">
            <text:p>0,0602961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 Cos TG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date" office:date-value="2019-09-29T16:11:59" calcext:value-type="date">
            <text:p>2019-09-29 16:11:59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1729.3157" calcext:value-type="float">
            <text:p>1729,3157</text:p>
          </table:table-cell>
          <table:table-cell office:value-type="float" office:value="2270.081" calcext:value-type="float">
            <text:p>2270,081</text:p>
          </table:table-cell>
          <table:table-cell office:value-type="float" office:value="0.691101" calcext:value-type="float">
            <text:p>0,691101</text:p>
          </table:table-cell>
          <table:table-cell office:value-type="float" office:value="0.9296823" calcext:value-type="float">
            <text:p>0,929682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66.2142" calcext:value-type="float">
            <text:p>166,2142</text:p>
          </table:table-cell>
          <table:table-cell office:value-type="float" office:value="155.6997" calcext:value-type="float">
            <text:p>155,6997</text:p>
          </table:table-cell>
          <table:table-cell office:value-type="float" office:value="177.4388" calcext:value-type="float">
            <text:p>177,4388</text:p>
          </table:table-cell>
          <table:table-cell office:value-type="float" office:value="0.03316129" calcext:value-type="float">
            <text:p>0,03316129</text:p>
          </table:table-cell>
          <table:table-cell office:value-type="float" office:value="0.1190937" calcext:value-type="float">
            <text:p>0,1190937</text:p>
          </table:table-cell>
          <table:table-cell office:value-type="float" office:value="0.09279721" calcext:value-type="float">
            <text:p>0,09279721</text:p>
          </table:table-cell>
          <table:table-cell office:value-type="float" office:value="0.152842" calcext:value-type="float">
            <text:p>0,152842</text:p>
          </table:table-cell>
          <table:table-cell office:value-type="float" office:value="0.1269577" calcext:value-type="float">
            <text:p>0,1269577</text:p>
          </table:table-cell>
          <table:table-cell office:value-type="float" office:value="0.3069686" calcext:value-type="float">
            <text:p>0,3069686</text:p>
          </table:table-cell>
          <table:table-cell office:value-type="float" office:value="0.2693889" calcext:value-type="float">
            <text:p>0,2693889</text:p>
          </table:table-cell>
          <table:table-cell office:value-type="float" office:value="0.3497906" calcext:value-type="float">
            <text:p>0,3497906</text:p>
          </table:table-cell>
          <table:table-cell office:value-type="float" office:value="0.06632257" calcext:value-type="float">
            <text:p>0,0663225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zard Cos TGD DiscrCls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19-10-01T15:05:12" calcext:value-type="date">
            <text:p>2019-10-01 15:05:12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40.7653" calcext:value-type="float">
            <text:p>540,7653</text:p>
          </table:table-cell>
          <table:table-cell office:value-type="float" office:value="0.346158" calcext:value-type="float">
            <text:p>0,346158</text:p>
          </table:table-cell>
          <table:table-cell table:number-columns-repeated="3"/>
          <table:table-cell office:value-type="float" office:value="160.13" calcext:value-type="float">
            <text:p>160,13</text:p>
          </table:table-cell>
          <table:table-cell office:value-type="float" office:value="147.2695" calcext:value-type="float">
            <text:p>147,2695</text:p>
          </table:table-cell>
          <table:table-cell office:value-type="float" office:value="174.1135" calcext:value-type="float">
            <text:p>174,1135</text:p>
          </table:table-cell>
          <table:table-cell office:value-type="float" office:value="0.04248637" calcext:value-type="float">
            <text:p>0,04248637</text:p>
          </table:table-cell>
          <table:table-cell office:value-type="float" office:value="0.1253316" calcext:value-type="float">
            <text:p>0,1253316</text:p>
          </table:table-cell>
          <table:table-cell office:value-type="float" office:value="0.09571356" calcext:value-type="float">
            <text:p>0,09571356</text:p>
          </table:table-cell>
          <table:table-cell office:value-type="float" office:value="0.1641149" calcext:value-type="float">
            <text:p>0,1641149</text:p>
          </table:table-cell>
          <table:table-cell office:value-type="float" office:value="0.1374641" calcext:value-type="float">
            <text:p>0,1374641</text:p>
          </table:table-cell>
          <table:table-cell office:value-type="float" office:value="0.4451669" calcext:value-type="float">
            <text:p>0,4451669</text:p>
          </table:table-cell>
          <table:table-cell office:value-type="float" office:value="0.3766183" calcext:value-type="float">
            <text:p>0,3766183</text:p>
          </table:table-cell>
          <table:table-cell office:value-type="float" office:value="0.5261921" calcext:value-type="float">
            <text:p>0,5261921</text:p>
          </table:table-cell>
          <table:table-cell office:value-type="float" office:value="0.08497275" calcext:value-type="float">
            <text:p>0,0849727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 Cos</text:p>
          </table:table-cell>
          <table:table-cell table:number-columns-repeated="4"/>
          <table:table-cell office:value-type="date" office:date-value="2019-07-28T21:05:17" calcext:value-type="date">
            <text:p>2019-07-28 21:05:17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786.8427" calcext:value-type="float">
            <text:p>1786,8427</text:p>
          </table:table-cell>
          <table:table-cell office:value-type="float" office:value="2327.608" calcext:value-type="float">
            <text:p>2327,608</text:p>
          </table:table-cell>
          <table:table-cell office:value-type="float" office:value="0.03377861" calcext:value-type="float">
            <text:p>0,03377861</text:p>
          </table:table-cell>
          <table:table-cell office:value-type="float" office:value="0.02157346" calcext:value-type="float">
            <text:p>0,02157346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146.255" calcext:value-type="float">
            <text:p>146,255</text:p>
          </table:table-cell>
          <table:table-cell office:value-type="float" office:value="133.4556" calcext:value-type="float">
            <text:p>133,4556</text:p>
          </table:table-cell>
          <table:table-cell office:value-type="float" office:value="160.2819" calcext:value-type="float">
            <text:p>160,2819</text:p>
          </table:table-cell>
          <table:table-cell office:value-type="float" office:value="0.04648871" calcext:value-type="float">
            <text:p>0,04648871</text:p>
          </table:table-cell>
          <table:table-cell office:value-type="float" office:value="0.1552477" calcext:value-type="float">
            <text:p>0,1552477</text:p>
          </table:table-cell>
          <table:table-cell office:value-type="float" office:value="0.1171735" calcext:value-type="float">
            <text:p>0,1171735</text:p>
          </table:table-cell>
          <table:table-cell office:value-type="float" office:value="0.2056935" calcext:value-type="float">
            <text:p>0,2056935</text:p>
          </table:table-cell>
          <table:table-cell office:value-type="float" office:value="0.1435775" calcext:value-type="float">
            <text:p>0,1435775</text:p>
          </table:table-cell>
          <table:table-cell office:value-type="float" office:value="0.2376725" calcext:value-type="float">
            <text:p>0,2376725</text:p>
          </table:table-cell>
          <table:table-cell office:value-type="float" office:value="0.1979519" calcext:value-type="float">
            <text:p>0,1979519</text:p>
          </table:table-cell>
          <table:table-cell office:value-type="float" office:value="0.2853634" calcext:value-type="float">
            <text:p>0,2853634</text:p>
          </table:table-cell>
          <table:table-cell office:value-type="float" office:value="0.09297743" calcext:value-type="float">
            <text:p>0,0929774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 SimPoly</text:p>
          </table:table-cell>
          <table:table-cell table:number-columns-repeated="4"/>
          <table:table-cell office:value-type="date" office:date-value="2019-07-28T21:05:19" calcext:value-type="date">
            <text:p>2019-07-28 21:05:19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777.3737" calcext:value-type="float">
            <text:p>1777,3737</text:p>
          </table:table-cell>
          <table:table-cell office:value-type="float" office:value="2318.139" calcext:value-type="float">
            <text:p>2318,139</text:p>
          </table:table-cell>
          <table:table-cell office:value-type="float" office:value="0.02596611" calcext:value-type="float">
            <text:p>0,02596611</text:p>
          </table:table-cell>
          <table:table-cell office:value-type="float" office:value="0.1906599" calcext:value-type="float">
            <text:p>0,190659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159.6753" calcext:value-type="float">
            <text:p>159,6753</text:p>
          </table:table-cell>
          <table:table-cell office:value-type="float" office:value="153.8555" calcext:value-type="float">
            <text:p>153,8555</text:p>
          </table:table-cell>
          <table:table-cell office:value-type="float" office:value="165.7153" calcext:value-type="float">
            <text:p>165,7153</text:p>
          </table:table-cell>
          <table:table-cell office:value-type="float" office:value="0.01883862" calcext:value-type="float">
            <text:p>0,01883862</text:p>
          </table:table-cell>
          <table:table-cell office:value-type="float" office:value="0.130248" calcext:value-type="float">
            <text:p>0,130248</text:p>
          </table:table-cell>
          <table:table-cell office:value-type="float" office:value="0.1036734" calcext:value-type="float">
            <text:p>0,1036734</text:p>
          </table:table-cell>
          <table:table-cell office:value-type="float" office:value="0.1636345" calcext:value-type="float">
            <text:p>0,1636345</text:p>
          </table:table-cell>
          <table:table-cell office:value-type="float" office:value="0.115712" calcext:value-type="float">
            <text:p>0,115712</text:p>
          </table:table-cell>
          <table:table-cell office:value-type="float" office:value="0.2832911" calcext:value-type="float">
            <text:p>0,2832911</text:p>
          </table:table-cell>
          <table:table-cell office:value-type="float" office:value="0.2630219" calcext:value-type="float">
            <text:p>0,2630219</text:p>
          </table:table-cell>
          <table:table-cell office:value-type="float" office:value="0.3051223" calcext:value-type="float">
            <text:p>0,3051223</text:p>
          </table:table-cell>
          <table:table-cell office:value-type="float" office:value="0.03767724" calcext:value-type="float">
            <text:p>0,0376772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1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-Norm Cos</text:p>
          </table:table-cell>
          <table:table-cell table:number-columns-repeated="4"/>
          <table:table-cell office:value-type="date" office:date-value="2019-07-28T21:05:35" calcext:value-type="date">
            <text:p>2019-07-28 21:05:35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1777.9607" calcext:value-type="float">
            <text:p>1777,9607</text:p>
          </table:table-cell>
          <table:table-cell office:value-type="float" office:value="2318.726" calcext:value-type="float">
            <text:p>2318,726</text:p>
          </table:table-cell>
          <table:table-cell office:value-type="float" office:value="0.1377766" calcext:value-type="float">
            <text:p>0,1377766</text:p>
          </table:table-cell>
          <table:table-cell office:value-type="float" office:value="0.3774291" calcext:value-type="float">
            <text:p>0,3774291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70.4184" calcext:value-type="float">
            <text:p>170,4184</text:p>
          </table:table-cell>
          <table:table-cell office:value-type="float" office:value="114.8882" calcext:value-type="float">
            <text:p>114,8882</text:p>
          </table:table-cell>
          <table:table-cell office:value-type="float" office:value="252.7886" calcext:value-type="float">
            <text:p>252,7886</text:p>
          </table:table-cell>
          <table:table-cell office:value-type="float" office:value="0.2020559" calcext:value-type="float">
            <text:p>0,2020559</text:p>
          </table:table-cell>
          <table:table-cell office:value-type="float" office:value="0.1143441" calcext:value-type="float">
            <text:p>0,1143441</text:p>
          </table:table-cell>
          <table:table-cell office:value-type="float" office:value="0.05181208" calcext:value-type="float">
            <text:p>0,05181208</text:p>
          </table:table-cell>
          <table:table-cell office:value-type="float" office:value="0.252346" calcext:value-type="float">
            <text:p>0,252346</text:p>
          </table:table-cell>
          <table:table-cell office:value-type="float" office:value="0.4186597" calcext:value-type="float">
            <text:p>0,4186597</text:p>
          </table:table-cell>
          <table:table-cell office:value-type="float" office:value="0.3226935" calcext:value-type="float">
            <text:p>0,3226935</text:p>
          </table:table-cell>
          <table:table-cell office:value-type="float" office:value="0.1499167" calcext:value-type="float">
            <text:p>0,1499167</text:p>
          </table:table-cell>
          <table:table-cell office:value-type="float" office:value="0.6945933" calcext:value-type="float">
            <text:p>0,6945933</text:p>
          </table:table-cell>
          <table:table-cell office:value-type="float" office:value="0.4041117" calcext:value-type="float">
            <text:p>0,404111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 SimPoly</text:p>
          </table:table-cell>
          <table:table-cell table:number-columns-repeated="4"/>
          <table:table-cell office:value-type="date" office:date-value="2019-07-28T21:16:45" calcext:value-type="date">
            <text:p>2019-07-28 21:16:45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777.3522" calcext:value-type="float">
            <text:p>1777,3522</text:p>
          </table:table-cell>
          <table:table-cell office:value-type="float" office:value="2318.117" calcext:value-type="float">
            <text:p>2318,117</text:p>
          </table:table-cell>
          <table:table-cell office:value-type="float" office:value="0.1471618" calcext:value-type="float">
            <text:p>0,1471618</text:p>
          </table:table-cell>
          <table:table-cell office:value-type="float" office:value="0.5651722" calcext:value-type="float">
            <text:p>0,5651722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75.2505" calcext:value-type="float">
            <text:p>175,2505</text:p>
          </table:table-cell>
          <table:table-cell office:value-type="float" office:value="165.1422" calcext:value-type="float">
            <text:p>165,1422</text:p>
          </table:table-cell>
          <table:table-cell office:value-type="float" office:value="185.9775" calcext:value-type="float">
            <text:p>185,9775</text:p>
          </table:table-cell>
          <table:table-cell office:value-type="float" office:value="0.03014762" calcext:value-type="float">
            <text:p>0,03014762</text:p>
          </table:table-cell>
          <table:table-cell office:value-type="float" office:value="0.1081255" calcext:value-type="float">
            <text:p>0,1081255</text:p>
          </table:table-cell>
          <table:table-cell office:value-type="float" office:value="0.08457393" calcext:value-type="float">
            <text:p>0,08457393</text:p>
          </table:table-cell>
          <table:table-cell office:value-type="float" office:value="0.1382355" calcext:value-type="float">
            <text:p>0,1382355</text:p>
          </table:table-cell>
          <table:table-cell office:value-type="float" office:value="0.1249208" calcext:value-type="float">
            <text:p>0,1249208</text:p>
          </table:table-cell>
          <table:table-cell office:value-type="float" office:value="0.3413209" calcext:value-type="float">
            <text:p>0,3413209</text:p>
          </table:table-cell>
          <table:table-cell office:value-type="float" office:value="0.3031068" calcext:value-type="float">
            <text:p>0,3031068</text:p>
          </table:table-cell>
          <table:table-cell office:value-type="float" office:value="0.3843527" calcext:value-type="float">
            <text:p>0,3843527</text:p>
          </table:table-cell>
          <table:table-cell office:value-type="float" office:value="0.06029524" calcext:value-type="float">
            <text:p>0,0602952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 SimPoly TGD FitInt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90,140,190</text:p>
          </table:table-cell>
          <table:table-cell/>
          <table:table-cell office:value-type="date" office:date-value="2019-10-06T19:31:48" calcext:value-type="date">
            <text:p>2019-10-06 19:31:48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641.2622" calcext:value-type="float">
            <text:p>1641,2622</text:p>
          </table:table-cell>
          <table:table-cell office:value-type="float" office:value="2182.027" calcext:value-type="float">
            <text:p>2182,027</text:p>
          </table:table-cell>
          <table:table-cell office:value-type="float" office:value="0.2321793" calcext:value-type="float">
            <text:p>0,2321793</text:p>
          </table:table-cell>
          <table:table-cell office:value-type="float" office:value="0.9912878" calcext:value-type="float">
            <text:p>0,9912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.6021" calcext:value-type="float">
            <text:p>161,6021</text:p>
          </table:table-cell>
          <table:table-cell office:value-type="float" office:value="149.8207" calcext:value-type="float">
            <text:p>149,8207</text:p>
          </table:table-cell>
          <table:table-cell office:value-type="float" office:value="174.3099" calcext:value-type="float">
            <text:p>174,3099</text:p>
          </table:table-cell>
          <table:table-cell office:value-type="float" office:value="0.03841148" calcext:value-type="float">
            <text:p>0,03841148</text:p>
          </table:table-cell>
          <table:table-cell office:value-type="float" office:value="0.1230586" calcext:value-type="float">
            <text:p>0,1230586</text:p>
          </table:table-cell>
          <table:table-cell office:value-type="float" office:value="0.09486148" calcext:value-type="float">
            <text:p>0,09486148</text:p>
          </table:table-cell>
          <table:table-cell office:value-type="float" office:value="0.1596373" calcext:value-type="float">
            <text:p>0,1596373</text:p>
          </table:table-cell>
          <table:table-cell office:value-type="float" office:value="0.1325812" calcext:value-type="float">
            <text:p>0,1325812</text:p>
          </table:table-cell>
          <table:table-cell office:value-type="float" office:value="0.4533896" calcext:value-type="float">
            <text:p>0,4533896</text:p>
          </table:table-cell>
          <table:table-cell office:value-type="float" office:value="0.3897568" calcext:value-type="float">
            <text:p>0,3897568</text:p>
          </table:table-cell>
          <table:table-cell office:value-type="float" office:value="0.5274112" calcext:value-type="float">
            <text:p>0,5274112</text:p>
          </table:table-cell>
          <table:table-cell office:value-type="float" office:value="0.07682296" calcext:value-type="float">
            <text:p>0,0768229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zard Cos</text:p>
          </table:table-cell>
          <table:table-cell table:number-columns-repeated="4"/>
          <table:table-cell office:value-type="date" office:date-value="2019-07-28T21:17:04" calcext:value-type="date">
            <text:p>2019-07-28 21:17:04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777.3522" calcext:value-type="float">
            <text:p>1777,3522</text:p>
          </table:table-cell>
          <table:table-cell office:value-type="float" office:value="2318.117" calcext:value-type="float">
            <text:p>2318,117</text:p>
          </table:table-cell>
          <table:table-cell office:value-type="float" office:value="0.1471618" calcext:value-type="float">
            <text:p>0,1471618</text:p>
          </table:table-cell>
          <table:table-cell office:value-type="float" office:value="0.5651722" calcext:value-type="float">
            <text:p>0,5651722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75.2505" calcext:value-type="float">
            <text:p>175,2505</text:p>
          </table:table-cell>
          <table:table-cell office:value-type="float" office:value="165.1422" calcext:value-type="float">
            <text:p>165,1422</text:p>
          </table:table-cell>
          <table:table-cell office:value-type="float" office:value="185.9775" calcext:value-type="float">
            <text:p>185,9775</text:p>
          </table:table-cell>
          <table:table-cell office:value-type="float" office:value="0.03014762" calcext:value-type="float">
            <text:p>0,03014762</text:p>
          </table:table-cell>
          <table:table-cell office:value-type="float" office:value="0.1081255" calcext:value-type="float">
            <text:p>0,1081255</text:p>
          </table:table-cell>
          <table:table-cell office:value-type="float" office:value="0.08457393" calcext:value-type="float">
            <text:p>0,08457393</text:p>
          </table:table-cell>
          <table:table-cell office:value-type="float" office:value="0.1382355" calcext:value-type="float">
            <text:p>0,1382355</text:p>
          </table:table-cell>
          <table:table-cell office:value-type="float" office:value="0.1249208" calcext:value-type="float">
            <text:p>0,1249208</text:p>
          </table:table-cell>
          <table:table-cell office:value-type="float" office:value="0.3413209" calcext:value-type="float">
            <text:p>0,3413209</text:p>
          </table:table-cell>
          <table:table-cell office:value-type="float" office:value="0.3031068" calcext:value-type="float">
            <text:p>0,3031068</text:p>
          </table:table-cell>
          <table:table-cell office:value-type="float" office:value="0.3843527" calcext:value-type="float">
            <text:p>0,3843527</text:p>
          </table:table-cell>
          <table:table-cell office:value-type="float" office:value="0.06029524" calcext:value-type="float">
            <text:p>0,0602952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zard Cos TGD FitCls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30T23:03:00" calcext:value-type="date">
            <text:p>2019-09-30 23:03:00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641.2622" calcext:value-type="float">
            <text:p>1641,2622</text:p>
          </table:table-cell>
          <table:table-cell office:value-type="float" office:value="2182.027" calcext:value-type="float">
            <text:p>2182,027</text:p>
          </table:table-cell>
          <table:table-cell office:value-type="float" office:value="0.2321793" calcext:value-type="float">
            <text:p>0,2321793</text:p>
          </table:table-cell>
          <table:table-cell office:value-type="float" office:value="0.9912878" calcext:value-type="float">
            <text:p>0,9912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.6021" calcext:value-type="float">
            <text:p>161,6021</text:p>
          </table:table-cell>
          <table:table-cell office:value-type="float" office:value="149.8207" calcext:value-type="float">
            <text:p>149,8207</text:p>
          </table:table-cell>
          <table:table-cell office:value-type="float" office:value="174.3099" calcext:value-type="float">
            <text:p>174,3099</text:p>
          </table:table-cell>
          <table:table-cell office:value-type="float" office:value="0.03841148" calcext:value-type="float">
            <text:p>0,03841148</text:p>
          </table:table-cell>
          <table:table-cell office:value-type="float" office:value="0.1230586" calcext:value-type="float">
            <text:p>0,1230586</text:p>
          </table:table-cell>
          <table:table-cell office:value-type="float" office:value="0.09486148" calcext:value-type="float">
            <text:p>0,09486148</text:p>
          </table:table-cell>
          <table:table-cell office:value-type="float" office:value="0.1596373" calcext:value-type="float">
            <text:p>0,1596373</text:p>
          </table:table-cell>
          <table:table-cell office:value-type="float" office:value="0.1325812" calcext:value-type="float">
            <text:p>0,1325812</text:p>
          </table:table-cell>
          <table:table-cell office:value-type="float" office:value="0.4533896" calcext:value-type="float">
            <text:p>0,4533896</text:p>
          </table:table-cell>
          <table:table-cell office:value-type="float" office:value="0.3897568" calcext:value-type="float">
            <text:p>0,3897568</text:p>
          </table:table-cell>
          <table:table-cell office:value-type="float" office:value="0.5274112" calcext:value-type="float">
            <text:p>0,5274112</text:p>
          </table:table-cell>
          <table:table-cell office:value-type="float" office:value="0.07682296" calcext:value-type="float">
            <text:p>0,0768229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zard Cos TGD DiscrInt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90,140,190</text:p>
          </table:table-cell>
          <table:table-cell office:value-type="date" office:date-value="2019-09-30T23:03:08" calcext:value-type="date">
            <text:p>2019-09-30 23:03:08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40.7648" calcext:value-type="float">
            <text:p>540,7648</text:p>
          </table:table-cell>
          <table:table-cell office:value-type="float" office:value="0.3462893" calcext:value-type="float">
            <text:p>0,3462893</text:p>
          </table:table-cell>
          <table:table-cell table:number-columns-repeated="3"/>
          <table:table-cell office:value-type="float" office:value="160.1337" calcext:value-type="float">
            <text:p>160,1337</text:p>
          </table:table-cell>
          <table:table-cell office:value-type="float" office:value="147.2749" calcext:value-type="float">
            <text:p>147,2749</text:p>
          </table:table-cell>
          <table:table-cell office:value-type="float" office:value="174.1152" calcext:value-type="float">
            <text:p>174,1152</text:p>
          </table:table-cell>
          <table:table-cell office:value-type="float" office:value="0.04247959" calcext:value-type="float">
            <text:p>0,04247959</text:p>
          </table:table-cell>
          <table:table-cell office:value-type="float" office:value="0.1253258" calcext:value-type="float">
            <text:p>0,1253258</text:p>
          </table:table-cell>
          <table:table-cell office:value-type="float" office:value="0.09571064" calcext:value-type="float">
            <text:p>0,09571064</text:p>
          </table:table-cell>
          <table:table-cell office:value-type="float" office:value="0.1641046" calcext:value-type="float">
            <text:p>0,1641046</text:p>
          </table:table-cell>
          <table:table-cell office:value-type="float" office:value="0.1374558" calcext:value-type="float">
            <text:p>0,1374558</text:p>
          </table:table-cell>
          <table:table-cell office:value-type="float" office:value="0.4451877" calcext:value-type="float">
            <text:p>0,4451877</text:p>
          </table:table-cell>
          <table:table-cell office:value-type="float" office:value="0.3766459" calcext:value-type="float">
            <text:p>0,3766459</text:p>
          </table:table-cell>
          <table:table-cell office:value-type="float" office:value="0.5262026" calcext:value-type="float">
            <text:p>0,5262026</text:p>
          </table:table-cell>
          <table:table-cell office:value-type="float" office:value="0.08495919" calcext:value-type="float">
            <text:p>0,0849591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 Cos</text:p>
          </table:table-cell>
          <table:table-cell table:number-columns-repeated="4"/>
          <table:table-cell office:value-type="date" office:date-value="2019-07-28T21:16:59" calcext:value-type="date">
            <text:p>2019-07-28 21:16:59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1778.8812" calcext:value-type="float">
            <text:p>1778,8812</text:p>
          </table:table-cell>
          <table:table-cell office:value-type="float" office:value="2319.646" calcext:value-type="float">
            <text:p>2319,646</text:p>
          </table:table-cell>
          <table:table-cell office:value-type="float" office:value="0.1035863" calcext:value-type="float">
            <text:p>0,1035863</text:p>
          </table:table-cell>
          <table:table-cell office:value-type="float" office:value="0.1429642" calcext:value-type="float">
            <text:p>0,142964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62.1482" calcext:value-type="float">
            <text:p>162,1482</text:p>
          </table:table-cell>
          <table:table-cell office:value-type="float" office:value="133.0589" calcext:value-type="float">
            <text:p>133,0589</text:p>
          </table:table-cell>
          <table:table-cell office:value-type="float" office:value="197.5971" calcext:value-type="float">
            <text:p>197,5971</text:p>
          </table:table-cell>
          <table:table-cell office:value-type="float" office:value="0.1005613" calcext:value-type="float">
            <text:p>0,1005613</text:p>
          </table:table-cell>
          <table:table-cell office:value-type="float" office:value="0.1263054" calcext:value-type="float">
            <text:p>0,1263054</text:p>
          </table:table-cell>
          <table:table-cell office:value-type="float" office:value="0.08095638" calcext:value-type="float">
            <text:p>0,08095638</text:p>
          </table:table-cell>
          <table:table-cell office:value-type="float" office:value="0.1970576" calcext:value-type="float">
            <text:p>0,1970576</text:p>
          </table:table-cell>
          <table:table-cell office:value-type="float" office:value="0.228954" calcext:value-type="float">
            <text:p>0,228954</text:p>
          </table:table-cell>
          <table:table-cell office:value-type="float" office:value="0.2921923" calcext:value-type="float">
            <text:p>0,2921923</text:p>
          </table:table-cell>
          <table:table-cell office:value-type="float" office:value="0.1973346" calcext:value-type="float">
            <text:p>0,1973346</text:p>
          </table:table-cell>
          <table:table-cell office:value-type="float" office:value="0.4326477" calcext:value-type="float">
            <text:p>0,4326477</text:p>
          </table:table-cell>
          <table:table-cell office:value-type="float" office:value="0.2011225" calcext:value-type="float">
            <text:p>0,201122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 SimPoly</text:p>
          </table:table-cell>
          <table:table-cell table:number-columns-repeated="4"/>
          <table:table-cell office:value-type="date" office:date-value="2019-07-28T21:16:55" calcext:value-type="date">
            <text:p>2019-07-28 21:16:55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777.3592" calcext:value-type="float">
            <text:p>1777,3592</text:p>
          </table:table-cell>
          <table:table-cell office:value-type="float" office:value="2318.124" calcext:value-type="float">
            <text:p>2318,124</text:p>
          </table:table-cell>
          <table:table-cell office:value-type="float" office:value="0.02554113" calcext:value-type="float">
            <text:p>0,02554113</text:p>
          </table:table-cell>
          <table:table-cell office:value-type="float" office:value="0.1872082" calcext:value-type="float">
            <text:p>0,1872082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159.5905" calcext:value-type="float">
            <text:p>159,5905</text:p>
          </table:table-cell>
          <table:table-cell office:value-type="float" office:value="153.6918" calcext:value-type="float">
            <text:p>153,6918</text:p>
          </table:table-cell>
          <table:table-cell office:value-type="float" office:value="165.7156" calcext:value-type="float">
            <text:p>165,7156</text:p>
          </table:table-cell>
          <table:table-cell office:value-type="float" office:value="0.01910925" calcext:value-type="float">
            <text:p>0,01910925</text:p>
          </table:table-cell>
          <table:table-cell office:value-type="float" office:value="0.1303865" calcext:value-type="float">
            <text:p>0,1303865</text:p>
          </table:table-cell>
          <table:table-cell office:value-type="float" office:value="0.1037489" calcext:value-type="float">
            <text:p>0,1037489</text:p>
          </table:table-cell>
          <table:table-cell office:value-type="float" office:value="0.1638633" calcext:value-type="float">
            <text:p>0,1638633</text:p>
          </table:table-cell>
          <table:table-cell office:value-type="float" office:value="0.1158893" calcext:value-type="float">
            <text:p>0,1158893</text:p>
          </table:table-cell>
          <table:table-cell office:value-type="float" office:value="0.2830469" calcext:value-type="float">
            <text:p>0,2830469</text:p>
          </table:table-cell>
          <table:table-cell office:value-type="float" office:value="0.2625152" calcext:value-type="float">
            <text:p>0,2625152</text:p>
          </table:table-cell>
          <table:table-cell office:value-type="float" office:value="0.3051843" calcext:value-type="float">
            <text:p>0,3051843</text:p>
          </table:table-cell>
          <table:table-cell office:value-type="float" office:value="0.03821851" calcext:value-type="float">
            <text:p>0,0382185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ALAARV</text:p>
          </table:table-cell>
          <table:table-cell office:value-type="string" calcext:value-type="string">
            <text:p>A+B=208</text:p>
          </table:table-cell>
          <table:table-cell office:value-type="string" calcext:value-type="string">
            <text:p>6 déc.</text:p>
          </table:table-cell>
          <table:table-cell office:value-type="string" calcext:value-type="string">
            <text:p>10 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-Norm Cos</text:p>
          </table:table-cell>
          <table:table-cell table:number-columns-repeated="4"/>
          <table:table-cell office:value-type="date" office:date-value="2019-07-28T21:16:51" calcext:value-type="date">
            <text:p>2019-07-28 21:16:51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1777.9572" calcext:value-type="float">
            <text:p>1777,9572</text:p>
          </table:table-cell>
          <table:table-cell office:value-type="float" office:value="2318.722" calcext:value-type="float">
            <text:p>2318,722</text:p>
          </table:table-cell>
          <table:table-cell office:value-type="float" office:value="0.1377823" calcext:value-type="float">
            <text:p>0,1377823</text:p>
          </table:table-cell>
          <table:table-cell office:value-type="float" office:value="0.3757901" calcext:value-type="float">
            <text:p>0,3757901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70.4262" calcext:value-type="float">
            <text:p>170,4262</text:p>
          </table:table-cell>
          <table:table-cell office:value-type="float" office:value="114.8938" calcext:value-type="float">
            <text:p>114,8938</text:p>
          </table:table-cell>
          <table:table-cell office:value-type="float" office:value="252.7994" calcext:value-type="float">
            <text:p>252,7994</text:p>
          </table:table-cell>
          <table:table-cell office:value-type="float" office:value="0.2020542" calcext:value-type="float">
            <text:p>0,2020542</text:p>
          </table:table-cell>
          <table:table-cell office:value-type="float" office:value="0.1143336" calcext:value-type="float">
            <text:p>0,1143336</text:p>
          </table:table-cell>
          <table:table-cell office:value-type="float" office:value="0.05180762" calcext:value-type="float">
            <text:p>0,05180762</text:p>
          </table:table-cell>
          <table:table-cell office:value-type="float" office:value="0.2523215" calcext:value-type="float">
            <text:p>0,2523215</text:p>
          </table:table-cell>
          <table:table-cell office:value-type="float" office:value="0.4186566" calcext:value-type="float">
            <text:p>0,4186566</text:p>
          </table:table-cell>
          <table:table-cell office:value-type="float" office:value="0.3227876" calcext:value-type="float">
            <text:p>0,3227876</text:p>
          </table:table-cell>
          <table:table-cell office:value-type="float" office:value="0.1499612" calcext:value-type="float">
            <text:p>0,1499612</text:p>
          </table:table-cell>
          <table:table-cell office:value-type="float" office:value="0.694792" calcext:value-type="float">
            <text:p>0,694792</text:p>
          </table:table-cell>
          <table:table-cell office:value-type="float" office:value="0.4041085" calcext:value-type="float">
            <text:p>0,4041085</text:p>
          </table:table-cell>
          <table:table-cell office:value-type="float" office:value="214" calcext:value-type="float">
            <text:p>214</text:p>
          </table:table-cell>
        </table:table-row>
      </table:table>
      <table:table table:name="ActAuto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3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4" table:number-columns-repeated="2" table:default-cell-style-name="Default"/>
        <table:table-column table:style-name="co47" table:default-cell-style-name="Default"/>
        <table:table-column table:style-name="co45" table:number-columns-repeated="4" table:default-cell-style-name="Default"/>
        <table:table-column table:style-name="co47" table:default-cell-style-name="Default"/>
        <table:table-column table:style-name="co29" table:default-cell-style-name="Default"/>
        <table:table-column table:style-name="co45" table:default-cell-style-name="Default"/>
        <table:table-column table:style-name="co29" table:number-columns-repeated="2" table:default-cell-style-name="Default"/>
        <table:table-column table:style-name="co47" table:default-cell-style-name="Default"/>
        <table:table-column table:style-name="co29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number-columns-repeated="5" table:default-cell-style-name="Default"/>
        <table:table-column table:style-name="co46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29" table:default-cell-style-name="Default"/>
        <table:table-column table:style-name="co46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29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64" table:default-cell-style-name="Default"/>
        <table:table-column table:style-name="co29" table:default-cell-style-name="Default"/>
        <table:table-row table:style-name="ro1">
          <table:table-cell table:style-name="ce4"/>
          <table:table-cell table:style-name="ce4" office:value-type="string" calcext:value-type="string" table:number-columns-spanned="5" table:number-rows-spanned="1">
            <text:p>sample</text:p>
          </table:table-cell>
          <table:covered-table-cell table:number-columns-repeated="4" table:style-name="ce4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 table:number-columns-spanned="8" table:number-rows-spanned="1">
            <text:p>parameters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run output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encounter rate</text:p>
          </table:table-cell>
          <table:covered-table-cell table:number-columns-repeated="9" table:style-name="ce4"/>
          <table:table-cell table:style-name="ce4" office:value-type="string" calcext:value-type="string" table:number-columns-spanned="38" table:number-rows-spanned="1">
            <text:p>detection probability</text:p>
          </table:table-cell>
          <table:covered-table-cell table:number-columns-repeated="37" table:style-name="ce4"/>
          <table:table-cell table:style-name="ce4" office:value-type="string" calcext:value-type="string" table:number-columns-spanned="15" table:number-rows-spanned="1">
            <text:p>density/abundance</text:p>
          </table:table-cell>
          <table:covered-table-cell table:number-columns-repeated="14" table:style-name="ce4"/>
        </table:table-row>
        <table:table-row table:style-name="ro1">
          <table:table-cell table:style-name="ce4"/>
          <table:table-cell table:style-name="ce4" office:value-type="string" calcext:value-type="string">
            <text:p>AnlysNum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Periods</text:p>
          </table:table-cell>
          <table:table-cell table:style-name="ce4" office:value-type="string" calcext:value-type="string">
            <text:p>Prec.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estimator key function</text:p>
          </table:table-cell>
          <table:table-cell table:style-name="ce4" office:value-type="string" calcext:value-type="string">
            <text:p>estimator adjustment series</text:p>
          </table:table-cell>
          <table:table-cell table:style-name="ce4" office:value-type="string" calcext:value-type="string">
            <text:p>estimator selection criterion</text:p>
          </table:table-cell>
          <table:table-cell table:style-name="ce4" office:value-type="string" calcext:value-type="string">
            <text:p>CV interval</text:p>
          </table:table-cell>
          <table:table-cell table:style-name="ce4" office:value-type="string" calcext:value-type="string">
            <text:p>left truncation distance</text:p>
          </table:table-cell>
          <table:table-cell table:style-name="ce4" office:value-type="string" calcext:value-type="string">
            <text:p>right truncation distance</text:p>
          </table:table-cell>
          <table:table-cell table:style-name="ce4" office:value-type="string" calcext:value-type="string">
            <text:p>model fitting distance cut points</text:p>
          </table:table-cell>
          <table:table-cell table:style-name="ce4" office:value-type="string" calcext:value-type="string">
            <text:p>distance discretisation cut points</text:p>
          </table:table-cell>
          <table:table-cell table:style-name="ce4" office:value-type="string" calcext:value-type="string">
            <text:p>run status</text:p>
          </table:table-cell>
          <table:table-cell table:style-name="ce4" office:value-type="string" calcext:value-type="string">
            <text:p>run time</text:p>
          </table:table-cell>
          <table:table-cell table:style-name="ce4" office:value-type="string" calcext:value-type="string">
            <text:p>run folder</text:p>
          </table:table-cell>
          <table:table-cell table:style-name="ce4" office:value-type="string" calcext:value-type="string">
            <text:p>number of observations (n)</text:p>
          </table:table-cell>
          <table:table-cell table:style-name="ce4" office:value-type="string" calcext:value-type="string">
            <text:p>number of samples (k)</text:p>
          </table:table-cell>
          <table:table-cell table:style-name="ce4" office:value-type="string" calcext:value-type="string">
            <text:p>effort (L or K or T)</text:p>
          </table:table-cell>
          <table:table-cell table:style-name="ce4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4"/>
          <table:table-cell table:style-name="ce4" office:value-type="string" calcext:value-type="string">
            <text:p>left truncation distance</text:p>
          </table:table-cell>
          <table:table-cell table:style-name="ce4" office:value-type="string" calcext:value-type="string">
            <text:p>right truncation distance (w)</text:p>
          </table:table-cell>
          <table:table-cell table:style-name="ce4" office:value-type="string" calcext:value-type="string">
            <text:p>total number of parameters (m)</text:p>
          </table:table-cell>
          <table:table-cell table:style-name="ce4" office:value-type="string" calcext:value-type="string">
            <text:p>Delta AIC</text:p>
          </table:table-cell>
          <table:table-cell table:style-name="ce4" office:value-type="string" calcext:value-type="string">
            <text:p>AIC value</text:p>
          </table:table-cell>
          <table:table-cell table:style-name="ce4" office:value-type="string" calcext:value-type="string">
            <text:p>chi-square test probability determined</text:p>
          </table:table-cell>
          <table:table-cell table:style-name="ce4" office:value-type="string" calcext:value-type="string">
            <text:p>chi-square test probability (distance set 1)</text:p>
          </table:table-cell>
          <table:table-cell table:style-name="ce4" office:value-type="string" calcext:value-type="string">
            <text:p>chi-square test probability (distance set 2)</text:p>
          </table:table-cell>
          <table:table-cell table:style-name="ce4" office:value-type="string" calcext:value-type="string">
            <text:p>chi-square test probability (distance set 3)</text:p>
          </table:table-cell>
          <table:table-cell table:style-name="ce4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4"/>
          <table:table-cell table:style-name="ce4" office:value-type="string" calcext:value-type="string">
            <text:p>AICc</text:p>
          </table:table-cell>
          <table:table-cell table:style-name="ce4" office:value-type="string" calcext:value-type="string">
            <text:p>BIC</text:p>
          </table:table-cell>
          <table:table-cell table:style-name="ce4" office:value-type="string" calcext:value-type="string">
            <text:p>Log likelihood</text:p>
          </table:table-cell>
          <table:table-cell table:style-name="ce4" office:value-type="string" calcext:value-type="string">
            <text:p>Kolmogorov-Smirnov test probability</text:p>
          </table:table-cell>
          <table:table-cell table:style-name="ce4" office:value-type="string" calcext:value-type="string">
            <text:p>Cramér-von Mises (uniform weighting) test probability</text:p>
          </table:table-cell>
          <table:table-cell table:style-name="ce4" office:value-type="string" calcext:value-type="string">
            <text:p>Cramér-von Mises (cosine weighting) test probability</text:p>
          </table:table-cell>
          <table:table-cell table:style-name="ce4" office:value-type="string" calcext:value-type="string">
            <text:p>key function type</text:p>
          </table:table-cell>
          <table:table-cell table:style-name="ce4" office:value-type="string" calcext:value-type="string">
            <text:p>adjustment series type</text:p>
          </table:table-cell>
          <table:table-cell table:style-name="ce4" office:value-type="string" calcext:value-type="string">
            <text:p>number of key function parameters (NKP)</text:p>
          </table:table-cell>
          <table:table-cell table:style-name="ce4" office:value-type="string" calcext:value-type="string">
            <text:p>number of adjustment term parameters (NAP)</text:p>
          </table:table-cell>
          <table:table-cell table:style-name="ce4" office:value-type="string" calcext:value-type="string">
            <text:p>number of covariate parameters (NCP)</text:p>
          </table:table-cell>
          <table:table-cell table:style-name="ce4" office:value-type="string" calcext:value-type="string">
            <text:p>estimated value of A(1) adjustment term parameter</text:p>
          </table:table-cell>
          <table:table-cell table:style-name="ce4" office:value-type="string" calcext:value-type="string">
            <text:p>estimated value of A(2) adjustment term parameter</text:p>
          </table:table-cell>
          <table:table-cell table:style-name="ce4" office:value-type="string" calcext:value-type="string">
            <text:p>estimated value of A(3) adjustment term parameter</text:p>
          </table:table-cell>
          <table:table-cell table:style-name="ce4" office:value-type="string" calcext:value-type="string">
            <text:p>estimated value of A(4) adjustment term parameter</text:p>
          </table:table-cell>
          <table:table-cell table:style-name="ce4" office:value-type="string" calcext:value-type="string">
            <text:p>estimated value of A(5) adjustment term parameter</text:p>
          </table:table-cell>
          <table:table-cell table:style-name="ce4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density of animals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4"/>
        </table:table-row>
        <table:table-row table:style-name="ro1">
          <table:table-cell table:style-name="ce4"/>
          <table:table-cell table:number-columns-repeated="21"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  <table:table-cell table:number-columns-repeated="10"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  <table:table-cell table:number-columns-repeated="17"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</table:table-row>
        <table:table-row table:style-name="ro1">
          <table:table-cell table:style-name="ce2" table:number-columns-repeated="8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table:style-name="ce2" office:value-type="string" calcext:value-type="string">
            <text:p>Hazard Co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3.42" calcext:value-type="date">
            <text:p>2020-04-19 15:49:53</text:p>
          </table:table-cell>
          <table:table-cell table:style-name="ce2" office:value-type="string" calcext:value-type="string">
            <text:p>tmp\mcds-out\TURMER-AB-5mn-1dec-hazard-cos-j71vqois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557692" calcext:value-type="float">
            <text:p>1,557692</text:p>
          </table:table-cell>
          <table:table-cell table:style-name="ce2" office:value-type="float" office:value="0.07343202" calcext:value-type="float">
            <text:p>0,07343202</text:p>
          </table:table-cell>
          <table:table-cell table:style-name="ce2" office:value-type="float" office:value="1.346847" calcext:value-type="float">
            <text:p>1,346847</text:p>
          </table:table-cell>
          <table:table-cell table:style-name="ce2" office:value-type="float" office:value="1.801545" calcext:value-type="float">
            <text:p>1,80154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78600000000006" calcext:value-type="float">
            <text:p>4,78600000000006</text:p>
          </table:table-cell>
          <table:table-cell table:style-name="ce2" office:value-type="float" office:value="3551.53" calcext:value-type="float">
            <text:p>3551,53</text:p>
          </table:table-cell>
          <table:table-cell table:style-name="ce2" office:value-type="float" office:value="0.01940441" calcext:value-type="float">
            <text:p>0,01940441</text:p>
          </table:table-cell>
          <table:table-cell table:style-name="ce2" office:value-type="float" office:value="0.01753044" calcext:value-type="float">
            <text:p>0,01753044</text:p>
          </table:table-cell>
          <table:table-cell table:style-name="ce2" office:value-type="float" office:value="0.09346783" calcext:value-type="float">
            <text:p>0,09346783</text:p>
          </table:table-cell>
          <table:table-cell table:style-name="ce2" office:value-type="float" office:value="0.01940441" calcext:value-type="float">
            <text:p>0,01940441</text:p>
          </table:table-cell>
          <table:table-cell table:style-name="ce2" office:value-type="float" office:value="0.0001159288" calcext:value-type="float">
            <text:p>0,0001159288</text:p>
          </table:table-cell>
          <table:table-cell table:style-name="ce2" office:value-type="float" office:value="0.06461905" calcext:value-type="float">
            <text:p>0,06461905</text:p>
          </table:table-cell>
          <table:table-cell table:style-name="ce2" office:value-type="float" office:value="0.0001021028" calcext:value-type="float">
            <text:p>0,0001021028</text:p>
          </table:table-cell>
          <table:table-cell table:style-name="ce2" office:value-type="float" office:value="0.0001316271" calcext:value-type="float">
            <text:p>0,000131627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900784" calcext:value-type="float">
            <text:p>0,06900784</text:p>
          </table:table-cell>
          <table:table-cell table:style-name="ce2" office:value-type="float" office:value="0.06461906" calcext:value-type="float">
            <text:p>0,06461906</text:p>
          </table:table-cell>
          <table:table-cell table:style-name="ce2" office:value-type="float" office:value="0.06077774" calcext:value-type="float">
            <text:p>0,06077774</text:p>
          </table:table-cell>
          <table:table-cell table:style-name="ce2" office:value-type="float" office:value="0.07835241" calcext:value-type="float">
            <text:p>0,0783524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31.3467" calcext:value-type="float">
            <text:p>131,3467</text:p>
          </table:table-cell>
          <table:table-cell table:style-name="ce2" office:value-type="float" office:value="0.03230953" calcext:value-type="float">
            <text:p>0,03230953</text:p>
          </table:table-cell>
          <table:table-cell table:style-name="ce2" office:value-type="float" office:value="123.2596" calcext:value-type="float">
            <text:p>123,2596</text:p>
          </table:table-cell>
          <table:table-cell table:style-name="ce2" office:value-type="float" office:value="139.9644" calcext:value-type="float">
            <text:p>139,964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551.568" calcext:value-type="float">
            <text:p>3551,568</text:p>
          </table:table-cell>
          <table:table-cell table:style-name="ce2" office:value-type="float" office:value="3559.092" calcext:value-type="float">
            <text:p>3559,092</text:p>
          </table:table-cell>
          <table:table-cell table:style-name="ce2" office:value-type="float" office:value="-1773.765" calcext:value-type="float">
            <text:p>-1773,765</text:p>
          </table:table-cell>
          <table:table-cell table:style-name="ce2" office:value-type="float" office:value="0.4825843" calcext:value-type="float">
            <text:p>0,482584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4.977" calcext:value-type="float">
            <text:p>104,977</text:p>
          </table:table-cell>
          <table:table-cell table:style-name="ce2" office:value-type="float" office:value="4.58288" calcext:value-type="float">
            <text:p>4,58288</text:p>
          </table:table-cell>
          <table:table-cell table:style-name="ce2" table:number-columns-repeated="3"/>
          <table:table-cell table:style-name="ce2" office:value-type="float" office:value="0.2874043" calcext:value-type="float">
            <text:p>0,2874043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0.2371699" calcext:value-type="float">
            <text:p>0,2371699</text:p>
          </table:table-cell>
          <table:table-cell table:style-name="ce2" office:value-type="float" office:value="0.3482788" calcext:value-type="float">
            <text:p>0,3482788</text:p>
          </table:table-cell>
          <table:table-cell table:style-name="ce2" office:value-type="float" office:value="272.0936" calcext:value-type="float">
            <text:p>272,0936</text:p>
          </table:table-cell>
          <table:table-cell table:style-name="ce2" office:value-type="float" office:value="0.2874043" calcext:value-type="float">
            <text:p>0,2874043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0.2371699" calcext:value-type="float">
            <text:p>0,2371699</text:p>
          </table:table-cell>
          <table:table-cell table:style-name="ce2" office:value-type="float" office:value="0.3482788" calcext:value-type="float">
            <text:p>0,3482788</text:p>
          </table:table-cell>
          <table:table-cell table:style-name="ce2" office:value-type="float" office:value="272.0936" calcext:value-type="float">
            <text:p>272,0936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272.0936" calcext:value-type="float">
            <text:p>272,093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table:style-name="ce2" office:value-type="string" calcext:value-type="string">
            <text:p>Hazard SimPoly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3.64" calcext:value-type="date">
            <text:p>2020-04-19 15:49:53</text:p>
          </table:table-cell>
          <table:table-cell table:style-name="ce2" office:value-type="string" calcext:value-type="string">
            <text:p>tmp\mcds-out\TURMER-AB-5mn-1dec-hazard-simpoly-vukndfsn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557692" calcext:value-type="float">
            <text:p>1,557692</text:p>
          </table:table-cell>
          <table:table-cell table:style-name="ce2" office:value-type="float" office:value="0.07343202" calcext:value-type="float">
            <text:p>0,07343202</text:p>
          </table:table-cell>
          <table:table-cell table:style-name="ce2" office:value-type="float" office:value="1.346847" calcext:value-type="float">
            <text:p>1,346847</text:p>
          </table:table-cell>
          <table:table-cell table:style-name="ce2" office:value-type="float" office:value="1.801545" calcext:value-type="float">
            <text:p>1,80154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78600000000006" calcext:value-type="float">
            <text:p>4,78600000000006</text:p>
          </table:table-cell>
          <table:table-cell table:style-name="ce2" office:value-type="float" office:value="3551.53" calcext:value-type="float">
            <text:p>3551,53</text:p>
          </table:table-cell>
          <table:table-cell table:style-name="ce2" office:value-type="float" office:value="0.01940441" calcext:value-type="float">
            <text:p>0,01940441</text:p>
          </table:table-cell>
          <table:table-cell table:style-name="ce2" office:value-type="float" office:value="0.01753044" calcext:value-type="float">
            <text:p>0,01753044</text:p>
          </table:table-cell>
          <table:table-cell table:style-name="ce2" office:value-type="float" office:value="0.09346783" calcext:value-type="float">
            <text:p>0,09346783</text:p>
          </table:table-cell>
          <table:table-cell table:style-name="ce2" office:value-type="float" office:value="0.01940441" calcext:value-type="float">
            <text:p>0,01940441</text:p>
          </table:table-cell>
          <table:table-cell table:style-name="ce2" office:value-type="float" office:value="0.0001159288" calcext:value-type="float">
            <text:p>0,0001159288</text:p>
          </table:table-cell>
          <table:table-cell table:style-name="ce2" office:value-type="float" office:value="0.06461905" calcext:value-type="float">
            <text:p>0,06461905</text:p>
          </table:table-cell>
          <table:table-cell table:style-name="ce2" office:value-type="float" office:value="0.0001021028" calcext:value-type="float">
            <text:p>0,0001021028</text:p>
          </table:table-cell>
          <table:table-cell table:style-name="ce2" office:value-type="float" office:value="0.0001316271" calcext:value-type="float">
            <text:p>0,000131627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900784" calcext:value-type="float">
            <text:p>0,06900784</text:p>
          </table:table-cell>
          <table:table-cell table:style-name="ce2" office:value-type="float" office:value="0.06461906" calcext:value-type="float">
            <text:p>0,06461906</text:p>
          </table:table-cell>
          <table:table-cell table:style-name="ce2" office:value-type="float" office:value="0.06077774" calcext:value-type="float">
            <text:p>0,06077774</text:p>
          </table:table-cell>
          <table:table-cell table:style-name="ce2" office:value-type="float" office:value="0.07835241" calcext:value-type="float">
            <text:p>0,0783524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31.3467" calcext:value-type="float">
            <text:p>131,3467</text:p>
          </table:table-cell>
          <table:table-cell table:style-name="ce2" office:value-type="float" office:value="0.03230953" calcext:value-type="float">
            <text:p>0,03230953</text:p>
          </table:table-cell>
          <table:table-cell table:style-name="ce2" office:value-type="float" office:value="123.2596" calcext:value-type="float">
            <text:p>123,2596</text:p>
          </table:table-cell>
          <table:table-cell table:style-name="ce2" office:value-type="float" office:value="139.9644" calcext:value-type="float">
            <text:p>139,964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551.568" calcext:value-type="float">
            <text:p>3551,568</text:p>
          </table:table-cell>
          <table:table-cell table:style-name="ce2" office:value-type="float" office:value="3559.092" calcext:value-type="float">
            <text:p>3559,092</text:p>
          </table:table-cell>
          <table:table-cell table:style-name="ce2" office:value-type="float" office:value="-1773.765" calcext:value-type="float">
            <text:p>-1773,765</text:p>
          </table:table-cell>
          <table:table-cell table:style-name="ce2" office:value-type="float" office:value="0.4825843" calcext:value-type="float">
            <text:p>0,482584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4.977" calcext:value-type="float">
            <text:p>104,977</text:p>
          </table:table-cell>
          <table:table-cell table:style-name="ce2" office:value-type="float" office:value="4.58288" calcext:value-type="float">
            <text:p>4,58288</text:p>
          </table:table-cell>
          <table:table-cell table:style-name="ce2" table:number-columns-repeated="3"/>
          <table:table-cell table:style-name="ce2" office:value-type="float" office:value="0.2874043" calcext:value-type="float">
            <text:p>0,2874043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0.2371699" calcext:value-type="float">
            <text:p>0,2371699</text:p>
          </table:table-cell>
          <table:table-cell table:style-name="ce2" office:value-type="float" office:value="0.3482788" calcext:value-type="float">
            <text:p>0,3482788</text:p>
          </table:table-cell>
          <table:table-cell table:style-name="ce2" office:value-type="float" office:value="272.0936" calcext:value-type="float">
            <text:p>272,0936</text:p>
          </table:table-cell>
          <table:table-cell table:style-name="ce2" office:value-type="float" office:value="0.2874043" calcext:value-type="float">
            <text:p>0,2874043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0.2371699" calcext:value-type="float">
            <text:p>0,2371699</text:p>
          </table:table-cell>
          <table:table-cell table:style-name="ce2" office:value-type="float" office:value="0.3482788" calcext:value-type="float">
            <text:p>0,3482788</text:p>
          </table:table-cell>
          <table:table-cell table:style-name="ce2" office:value-type="float" office:value="272.0936" calcext:value-type="float">
            <text:p>272,0936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272.0936" calcext:value-type="float">
            <text:p>272,0936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table:style-name="ce2" office:value-type="string" calcext:value-type="string">
            <text:p>HalfNorm Cos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3.85" calcext:value-type="date">
            <text:p>2020-04-19 15:49:53</text:p>
          </table:table-cell>
          <table:table-cell table:style-name="ce2" office:value-type="string" calcext:value-type="string">
            <text:p>tmp\mcds-out\TURMER-AB-5mn-1dec-halfnorm-cos-1vwwod_r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557692" calcext:value-type="float">
            <text:p>1,557692</text:p>
          </table:table-cell>
          <table:table-cell table:style-name="ce2" office:value-type="float" office:value="0.07343202" calcext:value-type="float">
            <text:p>0,07343202</text:p>
          </table:table-cell>
          <table:table-cell table:style-name="ce2" office:value-type="float" office:value="1.346847" calcext:value-type="float">
            <text:p>1,346847</text:p>
          </table:table-cell>
          <table:table-cell table:style-name="ce2" office:value-type="float" office:value="1.801545" calcext:value-type="float">
            <text:p>1,80154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46.744" calcext:value-type="float">
            <text:p>3546,744</text:p>
          </table:table-cell>
          <table:table-cell table:style-name="ce2" office:value-type="float" office:value="0.2569271" calcext:value-type="float">
            <text:p>0,2569271</text:p>
          </table:table-cell>
          <table:table-cell table:style-name="ce2" office:value-type="float" office:value="0.3785474" calcext:value-type="float">
            <text:p>0,3785474</text:p>
          </table:table-cell>
          <table:table-cell table:style-name="ce2" office:value-type="float" office:value="0.4344862" calcext:value-type="float">
            <text:p>0,4344862</text:p>
          </table:table-cell>
          <table:table-cell table:style-name="ce2" office:value-type="float" office:value="0.2569271" calcext:value-type="float">
            <text:p>0,2569271</text:p>
          </table:table-cell>
          <table:table-cell table:style-name="ce2" office:value-type="float" office:value="0.0001505494" calcext:value-type="float">
            <text:p>0,0001505494</text:p>
          </table:table-cell>
          <table:table-cell table:style-name="ce2" office:value-type="float" office:value="0.04039074" calcext:value-type="float">
            <text:p>0,04039074</text:p>
          </table:table-cell>
          <table:table-cell table:style-name="ce2" office:value-type="float" office:value="0.0001390537" calcext:value-type="float">
            <text:p>0,0001390537</text:p>
          </table:table-cell>
          <table:table-cell table:style-name="ce2" office:value-type="float" office:value="0.0001629954" calcext:value-type="float">
            <text:p>0,000162995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313871" calcext:value-type="float">
            <text:p>0,05313871</text:p>
          </table:table-cell>
          <table:table-cell table:style-name="ce2" office:value-type="float" office:value="0.04039074" calcext:value-type="float">
            <text:p>0,04039074</text:p>
          </table:table-cell>
          <table:table-cell table:style-name="ce2" office:value-type="float" office:value="0.04908115" calcext:value-type="float">
            <text:p>0,04908115</text:p>
          </table:table-cell>
          <table:table-cell table:style-name="ce2" office:value-type="float" office:value="0.05753172" calcext:value-type="float">
            <text:p>0,0575317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15.2592" calcext:value-type="float">
            <text:p>115,2592</text:p>
          </table:table-cell>
          <table:table-cell table:style-name="ce2" office:value-type="float" office:value="0.02019537" calcext:value-type="float">
            <text:p>0,02019537</text:p>
          </table:table-cell>
          <table:table-cell table:style-name="ce2" office:value-type="float" office:value="110.77" calcext:value-type="float">
            <text:p>110,77</text:p>
          </table:table-cell>
          <table:table-cell table:style-name="ce2" office:value-type="float" office:value="119.9303" calcext:value-type="float">
            <text:p>119,9303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546.781" calcext:value-type="float">
            <text:p>3546,781</text:p>
          </table:table-cell>
          <table:table-cell table:style-name="ce2" office:value-type="float" office:value="3554.306" calcext:value-type="float">
            <text:p>3554,306</text:p>
          </table:table-cell>
          <table:table-cell table:style-name="ce2" office:value-type="float" office:value="-1771.372" calcext:value-type="float">
            <text:p>-1771,372</text:p>
          </table:table-cell>
          <table:table-cell table:style-name="ce2" office:value-type="float" office:value="0.8314721" calcext:value-type="float">
            <text:p>0,8314721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.1924" calcext:value-type="float">
            <text:p>114,1924</text:p>
          </table:table-cell>
          <table:table-cell table:style-name="ce2" office:value-type="float" office:value="0.8192618" calcext:value-type="float">
            <text:p>0,8192618</text:p>
          </table:table-cell>
          <table:table-cell table:style-name="ce2" table:number-columns-repeated="3"/>
          <table:table-cell table:style-name="ce2" office:value-type="float" office:value="0.3732336" calcext:value-type="float">
            <text:p>0,3732336</text:p>
          </table:table-cell>
          <table:table-cell table:style-name="ce2" office:value-type="float" office:value="0.08380736" calcext:value-type="float">
            <text:p>0,08380736</text:p>
          </table:table-cell>
          <table:table-cell table:style-name="ce2" office:value-type="float" office:value="0.3164152" calcext:value-type="float">
            <text:p>0,3164152</text:p>
          </table:table-cell>
          <table:table-cell table:style-name="ce2" office:value-type="float" office:value="0.4402549" calcext:value-type="float">
            <text:p>0,4402549</text:p>
          </table:table-cell>
          <table:table-cell table:style-name="ce2" office:value-type="float" office:value="169.7816" calcext:value-type="float">
            <text:p>169,7816</text:p>
          </table:table-cell>
          <table:table-cell table:style-name="ce2" office:value-type="float" office:value="0.3732336" calcext:value-type="float">
            <text:p>0,3732336</text:p>
          </table:table-cell>
          <table:table-cell table:style-name="ce2" office:value-type="float" office:value="0.08380736" calcext:value-type="float">
            <text:p>0,08380736</text:p>
          </table:table-cell>
          <table:table-cell table:style-name="ce2" office:value-type="float" office:value="0.3164152" calcext:value-type="float">
            <text:p>0,3164152</text:p>
          </table:table-cell>
          <table:table-cell table:style-name="ce2" office:value-type="float" office:value="0.4402549" calcext:value-type="float">
            <text:p>0,4402549</text:p>
          </table:table-cell>
          <table:table-cell table:style-name="ce2" office:value-type="float" office:value="169.7816" calcext:value-type="float">
            <text:p>169,7816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0.08380736" calcext:value-type="float">
            <text:p>0,08380736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float" office:value="169.7816" calcext:value-type="float">
            <text:p>169,7816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table:style-name="ce2" office:value-type="string" calcext:value-type="string">
            <text:p>Uniform Cos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4.06" calcext:value-type="date">
            <text:p>2020-04-19 15:49:54</text:p>
          </table:table-cell>
          <table:table-cell table:style-name="ce2" office:value-type="string" calcext:value-type="string">
            <text:p>tmp\mcds-out\TURMER-AB-5mn-1dec-uniform-cos-bzquv7dp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557692" calcext:value-type="float">
            <text:p>1,557692</text:p>
          </table:table-cell>
          <table:table-cell table:style-name="ce2" office:value-type="float" office:value="0.07343202" calcext:value-type="float">
            <text:p>0,07343202</text:p>
          </table:table-cell>
          <table:table-cell table:style-name="ce2" office:value-type="float" office:value="1.346847" calcext:value-type="float">
            <text:p>1,346847</text:p>
          </table:table-cell>
          <table:table-cell table:style-name="ce2" office:value-type="float" office:value="1.801545" calcext:value-type="float">
            <text:p>1,80154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2.9339999999997" calcext:value-type="float">
            <text:p>62,9339999999997</text:p>
          </table:table-cell>
          <table:table-cell table:style-name="ce2" office:value-type="float" office:value="3609.678" calcext:value-type="float">
            <text:p>3609,67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0008573712" calcext:value-type="float">
            <text:p>8,573712E-05</text:p>
          </table:table-cell>
          <table:table-cell table:style-name="ce2" office:value-type="float" office:value="0.02854759" calcext:value-type="float">
            <text:p>0,02854759</text:p>
          </table:table-cell>
          <table:table-cell table:style-name="ce2" office:value-type="float" office:value="0.00008105543" calcext:value-type="float">
            <text:p>8,105543E-05</text:p>
          </table:table-cell>
          <table:table-cell table:style-name="ce2" office:value-type="float" office:value="0.00009068922" calcext:value-type="float">
            <text:p>9,068922E-05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0.09330848" calcext:value-type="float">
            <text:p>0,09330848</text:p>
          </table:table-cell>
          <table:table-cell table:style-name="ce2" office:value-type="float" office:value="0.02854759" calcext:value-type="float">
            <text:p>0,02854759</text:p>
          </table:table-cell>
          <table:table-cell table:style-name="ce2" office:value-type="float" office:value="0.08821336" calcext:value-type="float">
            <text:p>0,08821336</text:p>
          </table:table-cell>
          <table:table-cell table:style-name="ce2" office:value-type="float" office:value="0.09869789" calcext:value-type="float">
            <text:p>0,09869789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152.7322" calcext:value-type="float">
            <text:p>152,7322</text:p>
          </table:table-cell>
          <table:table-cell table:style-name="ce2" office:value-type="float" office:value="0.0142738" calcext:value-type="float">
            <text:p>0,0142738</text:p>
          </table:table-cell>
          <table:table-cell table:style-name="ce2" office:value-type="float" office:value="148.503" calcext:value-type="float">
            <text:p>148,503</text:p>
          </table:table-cell>
          <table:table-cell table:style-name="ce2" office:value-type="float" office:value="157.0818" calcext:value-type="float">
            <text:p>157,0818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609.753" calcext:value-type="float">
            <text:p>3609,753</text:p>
          </table:table-cell>
          <table:table-cell table:style-name="ce2" office:value-type="float" office:value="3621.02" calcext:value-type="float">
            <text:p>3621,02</text:p>
          </table:table-cell>
          <table:table-cell table:style-name="ce2" office:value-type="float" office:value="-1801.839" calcext:value-type="float">
            <text:p>-1801,8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1" calcext:value-type="float">
            <text:p>0,001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98145" calcext:value-type="float">
            <text:p>1,598145</text:p>
          </table:table-cell>
          <table:table-cell table:style-name="ce2" office:value-type="float" office:value="0.8343805" calcext:value-type="float">
            <text:p>0,8343805</text:p>
          </table:table-cell>
          <table:table-cell table:style-name="ce2" office:value-type="float" office:value="0.2316242" calcext:value-type="float">
            <text:p>0,2316242</text:p>
          </table:table-cell>
          <table:table-cell table:style-name="ce2" table:number-columns-repeated="2"/>
          <table:table-cell table:style-name="ce2" office:value-type="float" office:value="0.2125547" calcext:value-type="float">
            <text:p>0,2125547</text:p>
          </table:table-cell>
          <table:table-cell table:style-name="ce2" office:value-type="float" office:value="0.07878596" calcext:value-type="float">
            <text:p>0,07878596</text:p>
          </table:table-cell>
          <table:table-cell table:style-name="ce2" office:value-type="float" office:value="0.1819316" calcext:value-type="float">
            <text:p>0,1819316</text:p>
          </table:table-cell>
          <table:table-cell table:style-name="ce2" office:value-type="float" office:value="0.2483322" calcext:value-type="float">
            <text:p>0,2483322</text:p>
          </table:table-cell>
          <table:table-cell table:style-name="ce2" office:value-type="float" office:value="135.4937" calcext:value-type="float">
            <text:p>135,4937</text:p>
          </table:table-cell>
          <table:table-cell table:style-name="ce2" office:value-type="float" office:value="0.2125547" calcext:value-type="float">
            <text:p>0,2125547</text:p>
          </table:table-cell>
          <table:table-cell table:style-name="ce2" office:value-type="float" office:value="0.07878596" calcext:value-type="float">
            <text:p>0,07878596</text:p>
          </table:table-cell>
          <table:table-cell table:style-name="ce2" office:value-type="float" office:value="0.1819316" calcext:value-type="float">
            <text:p>0,1819316</text:p>
          </table:table-cell>
          <table:table-cell table:style-name="ce2" office:value-type="float" office:value="0.2483322" calcext:value-type="float">
            <text:p>0,2483322</text:p>
          </table:table-cell>
          <table:table-cell table:style-name="ce2" office:value-type="float" office:value="135.4937" calcext:value-type="float">
            <text:p>135,4937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0.07878596" calcext:value-type="float">
            <text:p>0,0787859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135.4937" calcext:value-type="float">
            <text:p>135,4937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table:style-name="ce2" office:value-type="string" calcext:value-type="string">
            <text:p>Uniform SimPoly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0-04-19T15:49:54.39" calcext:value-type="date">
            <text:p>2020-04-19 15:49:54</text:p>
          </table:table-cell>
          <table:table-cell table:style-name="ce2" office:value-type="string" calcext:value-type="string">
            <text:p>tmp\mcds-out\TURMER-AB-5mn-1dec-uniform-simpoly-kj8h_nfn</text:p>
          </table:table-cell>
          <table:table-cell table:style-name="ce2" table:number-columns-repeated="6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SimPoly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4.67" calcext:value-type="date">
            <text:p>2020-04-19 15:49:54</text:p>
          </table:table-cell>
          <table:table-cell table:style-name="ce2" office:value-type="string" calcext:value-type="string">
            <text:p>tmp\mcds-out\TURMER-AB-10mn-1dec-hazard-simpoly-tb0f2j3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8.794999999999" calcext:value-type="float">
            <text:p>178,794999999999</text:p>
          </table:table-cell>
          <table:table-cell table:style-name="ce2" office:value-type="float" office:value="4658.124" calcext:value-type="float">
            <text:p>4658,124</text:p>
          </table:table-cell>
          <table:table-cell table:style-name="ce2" office:value-type="float" office:value="0.1728108" calcext:value-type="float">
            <text:p>0,1728108</text:p>
          </table:table-cell>
          <table:table-cell table:style-name="ce2" office:value-type="float" office:value="0.1524742" calcext:value-type="float">
            <text:p>0,1524742</text:p>
          </table:table-cell>
          <table:table-cell table:style-name="ce2" office:value-type="float" office:value="0.06007707" calcext:value-type="float">
            <text:p>0,06007707</text:p>
          </table:table-cell>
          <table:table-cell table:style-name="ce2" office:value-type="float" office:value="0.1728108" calcext:value-type="float">
            <text:p>0,1728108</text:p>
          </table:table-cell>
          <table:table-cell table:style-name="ce2" office:value-type="float" office:value="0.0001073684" calcext:value-type="float">
            <text:p>0,0001073684</text:p>
          </table:table-cell>
          <table:table-cell table:style-name="ce2" office:value-type="float" office:value="0.05624411" calcext:value-type="float">
            <text:p>0,05624411</text:p>
          </table:table-cell>
          <table:table-cell table:style-name="ce2" office:value-type="float" office:value="0.00009613941" calcext:value-type="float">
            <text:p>9,613941E-05</text:p>
          </table:table-cell>
          <table:table-cell table:style-name="ce2" office:value-type="float" office:value="0.000119909" calcext:value-type="float">
            <text:p>0,000119909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07450979" calcext:value-type="float">
            <text:p>0,07450979</text:p>
          </table:table-cell>
          <table:table-cell table:style-name="ce2" office:value-type="float" office:value="0.05624411" calcext:value-type="float">
            <text:p>0,05624411</text:p>
          </table:table-cell>
          <table:table-cell table:style-name="ce2" office:value-type="float" office:value="0.06671725" calcext:value-type="float">
            <text:p>0,06671725</text:p>
          </table:table-cell>
          <table:table-cell table:style-name="ce2" office:value-type="float" office:value="0.08321249" calcext:value-type="float">
            <text:p>0,08321249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36.4824" calcext:value-type="float">
            <text:p>136,4824</text:p>
          </table:table-cell>
          <table:table-cell table:style-name="ce2" office:value-type="float" office:value="0.02812205" calcext:value-type="float">
            <text:p>0,02812205</text:p>
          </table:table-cell>
          <table:table-cell table:style-name="ce2" office:value-type="float" office:value="129.1442" calcext:value-type="float">
            <text:p>129,1442</text:p>
          </table:table-cell>
          <table:table-cell table:style-name="ce2" office:value-type="float" office:value="144.2376" calcext:value-type="float">
            <text:p>144,2376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658.152" calcext:value-type="float">
            <text:p>4658,152</text:p>
          </table:table-cell>
          <table:table-cell table:style-name="ce2" office:value-type="float" office:value="4666.218" calcext:value-type="float">
            <text:p>4666,218</text:p>
          </table:table-cell>
          <table:table-cell table:style-name="ce2" office:value-type="float" office:value="-2327.062" calcext:value-type="float">
            <text:p>-2327,062</text:p>
          </table:table-cell>
          <table:table-cell table:style-name="ce2" office:value-type="float" office:value="0.2647754" calcext:value-type="float">
            <text:p>0,2647754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8.8807" calcext:value-type="float">
            <text:p>108,8807</text:p>
          </table:table-cell>
          <table:table-cell table:style-name="ce2" office:value-type="float" office:value="4.551238" calcext:value-type="float">
            <text:p>4,551238</text:p>
          </table:table-cell>
          <table:table-cell table:style-name="ce2" table:number-columns-repeated="3"/>
          <table:table-cell table:style-name="ce2" office:value-type="float" office:value="0.3475152" calcext:value-type="float">
            <text:p>0,3475152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0.2969639" calcext:value-type="float">
            <text:p>0,2969639</text:p>
          </table:table-cell>
          <table:table-cell table:style-name="ce2" office:value-type="float" office:value="0.4066716" calcext:value-type="float">
            <text:p>0,4066716</text:p>
          </table:table-cell>
          <table:table-cell table:style-name="ce2" office:value-type="float" office:value="326.1027" calcext:value-type="float">
            <text:p>326,1027</text:p>
          </table:table-cell>
          <table:table-cell table:style-name="ce2" office:value-type="float" office:value="0.3475152" calcext:value-type="float">
            <text:p>0,3475152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0.2969639" calcext:value-type="float">
            <text:p>0,2969639</text:p>
          </table:table-cell>
          <table:table-cell table:style-name="ce2" office:value-type="float" office:value="0.4066716" calcext:value-type="float">
            <text:p>0,4066716</text:p>
          </table:table-cell>
          <table:table-cell table:style-name="ce2" office:value-type="float" office:value="326.1027" calcext:value-type="float">
            <text:p>326,1027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326.1027" calcext:value-type="float">
            <text:p>326,1027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Co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4.91" calcext:value-type="date">
            <text:p>2020-04-19 15:49:54</text:p>
          </table:table-cell>
          <table:table-cell table:style-name="ce2" office:value-type="string" calcext:value-type="string">
            <text:p>tmp\mcds-out\TURMER-AB-10mn-1dec-hazard-cos-f2ug2aj8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8.794999999999" calcext:value-type="float">
            <text:p>178,794999999999</text:p>
          </table:table-cell>
          <table:table-cell table:style-name="ce2" office:value-type="float" office:value="4658.124" calcext:value-type="float">
            <text:p>4658,124</text:p>
          </table:table-cell>
          <table:table-cell table:style-name="ce2" office:value-type="float" office:value="0.1728108" calcext:value-type="float">
            <text:p>0,1728108</text:p>
          </table:table-cell>
          <table:table-cell table:style-name="ce2" office:value-type="float" office:value="0.1524742" calcext:value-type="float">
            <text:p>0,1524742</text:p>
          </table:table-cell>
          <table:table-cell table:style-name="ce2" office:value-type="float" office:value="0.06007707" calcext:value-type="float">
            <text:p>0,06007707</text:p>
          </table:table-cell>
          <table:table-cell table:style-name="ce2" office:value-type="float" office:value="0.1728108" calcext:value-type="float">
            <text:p>0,1728108</text:p>
          </table:table-cell>
          <table:table-cell table:style-name="ce2" office:value-type="float" office:value="0.0001073684" calcext:value-type="float">
            <text:p>0,0001073684</text:p>
          </table:table-cell>
          <table:table-cell table:style-name="ce2" office:value-type="float" office:value="0.05624411" calcext:value-type="float">
            <text:p>0,05624411</text:p>
          </table:table-cell>
          <table:table-cell table:style-name="ce2" office:value-type="float" office:value="0.00009613941" calcext:value-type="float">
            <text:p>9,613941E-05</text:p>
          </table:table-cell>
          <table:table-cell table:style-name="ce2" office:value-type="float" office:value="0.000119909" calcext:value-type="float">
            <text:p>0,000119909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07450979" calcext:value-type="float">
            <text:p>0,07450979</text:p>
          </table:table-cell>
          <table:table-cell table:style-name="ce2" office:value-type="float" office:value="0.05624411" calcext:value-type="float">
            <text:p>0,05624411</text:p>
          </table:table-cell>
          <table:table-cell table:style-name="ce2" office:value-type="float" office:value="0.06671725" calcext:value-type="float">
            <text:p>0,06671725</text:p>
          </table:table-cell>
          <table:table-cell table:style-name="ce2" office:value-type="float" office:value="0.08321249" calcext:value-type="float">
            <text:p>0,08321249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36.4824" calcext:value-type="float">
            <text:p>136,4824</text:p>
          </table:table-cell>
          <table:table-cell table:style-name="ce2" office:value-type="float" office:value="0.02812205" calcext:value-type="float">
            <text:p>0,02812205</text:p>
          </table:table-cell>
          <table:table-cell table:style-name="ce2" office:value-type="float" office:value="129.1442" calcext:value-type="float">
            <text:p>129,1442</text:p>
          </table:table-cell>
          <table:table-cell table:style-name="ce2" office:value-type="float" office:value="144.2376" calcext:value-type="float">
            <text:p>144,2376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658.152" calcext:value-type="float">
            <text:p>4658,152</text:p>
          </table:table-cell>
          <table:table-cell table:style-name="ce2" office:value-type="float" office:value="4666.218" calcext:value-type="float">
            <text:p>4666,218</text:p>
          </table:table-cell>
          <table:table-cell table:style-name="ce2" office:value-type="float" office:value="-2327.062" calcext:value-type="float">
            <text:p>-2327,062</text:p>
          </table:table-cell>
          <table:table-cell table:style-name="ce2" office:value-type="float" office:value="0.2647754" calcext:value-type="float">
            <text:p>0,2647754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8.8807" calcext:value-type="float">
            <text:p>108,8807</text:p>
          </table:table-cell>
          <table:table-cell table:style-name="ce2" office:value-type="float" office:value="4.551238" calcext:value-type="float">
            <text:p>4,551238</text:p>
          </table:table-cell>
          <table:table-cell table:style-name="ce2" table:number-columns-repeated="3"/>
          <table:table-cell table:style-name="ce2" office:value-type="float" office:value="0.3475152" calcext:value-type="float">
            <text:p>0,3475152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0.2969639" calcext:value-type="float">
            <text:p>0,2969639</text:p>
          </table:table-cell>
          <table:table-cell table:style-name="ce2" office:value-type="float" office:value="0.4066716" calcext:value-type="float">
            <text:p>0,4066716</text:p>
          </table:table-cell>
          <table:table-cell table:style-name="ce2" office:value-type="float" office:value="326.1027" calcext:value-type="float">
            <text:p>326,1027</text:p>
          </table:table-cell>
          <table:table-cell table:style-name="ce2" office:value-type="float" office:value="0.3475152" calcext:value-type="float">
            <text:p>0,3475152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0.2969639" calcext:value-type="float">
            <text:p>0,2969639</text:p>
          </table:table-cell>
          <table:table-cell table:style-name="ce2" office:value-type="float" office:value="0.4066716" calcext:value-type="float">
            <text:p>0,4066716</text:p>
          </table:table-cell>
          <table:table-cell table:style-name="ce2" office:value-type="float" office:value="326.1027" calcext:value-type="float">
            <text:p>326,1027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326.1027" calcext:value-type="float">
            <text:p>326,1027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lf-Norm Cos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5.14" calcext:value-type="date">
            <text:p>2020-04-19 15:49:55</text:p>
          </table:table-cell>
          <table:table-cell table:style-name="ce2" office:value-type="string" calcext:value-type="string">
            <text:p>tmp\mcds-out\TURMER-AB-10mn-1dec-half-norm-cos-m6etpaa4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8.655" calcext:value-type="float">
            <text:p>168,655</text:p>
          </table:table-cell>
          <table:table-cell table:style-name="ce2" office:value-type="float" office:value="4647.984" calcext:value-type="float">
            <text:p>4647,984</text:p>
          </table:table-cell>
          <table:table-cell table:style-name="ce2" office:value-type="float" office:value="0.8766249" calcext:value-type="float">
            <text:p>0,8766249</text:p>
          </table:table-cell>
          <table:table-cell table:style-name="ce2" office:value-type="float" office:value="0.9285222" calcext:value-type="float">
            <text:p>0,9285222</text:p>
          </table:table-cell>
          <table:table-cell table:style-name="ce2" office:value-type="float" office:value="0.8026925" calcext:value-type="float">
            <text:p>0,8026925</text:p>
          </table:table-cell>
          <table:table-cell table:style-name="ce2" office:value-type="float" office:value="0.8766249" calcext:value-type="float">
            <text:p>0,8766249</text:p>
          </table:table-cell>
          <table:table-cell table:style-name="ce2" office:value-type="float" office:value="0.0001437459" calcext:value-type="float">
            <text:p>0,0001437459</text:p>
          </table:table-cell>
          <table:table-cell table:style-name="ce2" office:value-type="float" office:value="0.03909861" calcext:value-type="float">
            <text:p>0,03909861</text:p>
          </table:table-cell>
          <table:table-cell table:style-name="ce2" office:value-type="float" office:value="0.0001331164" calcext:value-type="float">
            <text:p>0,0001331164</text:p>
          </table:table-cell>
          <table:table-cell table:style-name="ce2" office:value-type="float" office:value="0.0001552242" calcext:value-type="float">
            <text:p>0,0001552242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05565377" calcext:value-type="float">
            <text:p>0,05565377</text:p>
          </table:table-cell>
          <table:table-cell table:style-name="ce2" office:value-type="float" office:value="0.03909861" calcext:value-type="float">
            <text:p>0,03909861</text:p>
          </table:table-cell>
          <table:table-cell table:style-name="ce2" office:value-type="float" office:value="0.05153836" calcext:value-type="float">
            <text:p>0,05153836</text:p>
          </table:table-cell>
          <table:table-cell table:style-name="ce2" office:value-type="float" office:value="0.06009779" calcext:value-type="float">
            <text:p>0,06009779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17.9553" calcext:value-type="float">
            <text:p>117,9553</text:p>
          </table:table-cell>
          <table:table-cell table:style-name="ce2" office:value-type="float" office:value="0.0195493" calcext:value-type="float">
            <text:p>0,0195493</text:p>
          </table:table-cell>
          <table:table-cell table:style-name="ce2" office:value-type="float" office:value="113.5091" calcext:value-type="float">
            <text:p>113,5091</text:p>
          </table:table-cell>
          <table:table-cell table:style-name="ce2" office:value-type="float" office:value="122.5756" calcext:value-type="float">
            <text:p>122,5756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648.013" calcext:value-type="float">
            <text:p>4648,013</text:p>
          </table:table-cell>
          <table:table-cell table:style-name="ce2" office:value-type="float" office:value="4656.079" calcext:value-type="float">
            <text:p>4656,079</text:p>
          </table:table-cell>
          <table:table-cell table:style-name="ce2" office:value-type="float" office:value="-2321.992" calcext:value-type="float">
            <text:p>-2321,992</text:p>
          </table:table-cell>
          <table:table-cell table:style-name="ce2" office:value-type="float" office:value="0.896579" calcext:value-type="float">
            <text:p>0,89657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.505" calcext:value-type="float">
            <text:p>113,505</text:p>
          </table:table-cell>
          <table:table-cell table:style-name="ce2" office:value-type="float" office:value="0.7373018" calcext:value-type="float">
            <text:p>0,7373018</text:p>
          </table:table-cell>
          <table:table-cell table:style-name="ce2" table:number-columns-repeated="3"/>
          <table:table-cell table:style-name="ce2" office:value-type="float" office:value="0.4652566" calcext:value-type="float">
            <text:p>0,4652566</text:p>
          </table:table-cell>
          <table:table-cell table:style-name="ce2" office:value-type="float" office:value="0.06907103" calcext:value-type="float">
            <text:p>0,06907103</text:p>
          </table:table-cell>
          <table:table-cell table:style-name="ce2" office:value-type="float" office:value="0.4060983" calcext:value-type="float">
            <text:p>0,4060983</text:p>
          </table:table-cell>
          <table:table-cell table:style-name="ce2" office:value-type="float" office:value="0.5330328" calcext:value-type="float">
            <text:p>0,5330328</text:p>
          </table:table-cell>
          <table:table-cell table:style-name="ce2" office:value-type="float" office:value="211.526" calcext:value-type="float">
            <text:p>211,526</text:p>
          </table:table-cell>
          <table:table-cell table:style-name="ce2" office:value-type="float" office:value="0.4652566" calcext:value-type="float">
            <text:p>0,4652566</text:p>
          </table:table-cell>
          <table:table-cell table:style-name="ce2" office:value-type="float" office:value="0.06907103" calcext:value-type="float">
            <text:p>0,06907103</text:p>
          </table:table-cell>
          <table:table-cell table:style-name="ce2" office:value-type="float" office:value="0.4060983" calcext:value-type="float">
            <text:p>0,4060983</text:p>
          </table:table-cell>
          <table:table-cell table:style-name="ce2" office:value-type="float" office:value="0.5330328" calcext:value-type="float">
            <text:p>0,5330328</text:p>
          </table:table-cell>
          <table:table-cell table:style-name="ce2" office:value-type="float" office:value="211.526" calcext:value-type="float">
            <text:p>211,52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0.06907103" calcext:value-type="float">
            <text:p>0,06907103</text:p>
          </table:table-cell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1279" calcext:value-type="float">
            <text:p>1279</text:p>
          </table:table-cell>
          <table:table-cell table:style-name="ce2" office:value-type="float" office:value="211.526" calcext:value-type="float">
            <text:p>211,526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lf-Norm Cos TD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5.38" calcext:value-type="date">
            <text:p>2020-04-19 15:49:55</text:p>
          </table:table-cell>
          <table:table-cell table:style-name="ce2" office:value-type="string" calcext:value-type="string">
            <text:p>tmp\mcds-out\TURMER-AB-10mn-1dec-half-norm-cos-td-6b7_7081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995192" calcext:value-type="float">
            <text:p>1,995192</text:p>
          </table:table-cell>
          <table:table-cell table:style-name="ce2" office:value-type="float" office:value="0.05631768" calcext:value-type="float">
            <text:p>0,05631768</text:p>
          </table:table-cell>
          <table:table-cell table:style-name="ce2" office:value-type="float" office:value="1.784496" calcext:value-type="float">
            <text:p>1,784496</text:p>
          </table:table-cell>
          <table:table-cell table:style-name="ce2" office:value-type="float" office:value="2.230766" calcext:value-type="float">
            <text:p>2,23076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79.329" calcext:value-type="float">
            <text:p>4479,329</text:p>
          </table:table-cell>
          <table:table-cell table:style-name="ce2" office:value-type="float" office:value="0.3184978" calcext:value-type="float">
            <text:p>0,3184978</text:p>
          </table:table-cell>
          <table:table-cell table:style-name="ce2" office:value-type="float" office:value="0.618158" calcext:value-type="float">
            <text:p>0,618158</text:p>
          </table:table-cell>
          <table:table-cell table:style-name="ce2" office:value-type="float" office:value="0.653725" calcext:value-type="float">
            <text:p>0,653725</text:p>
          </table:table-cell>
          <table:table-cell table:style-name="ce2" office:value-type="float" office:value="0.3184978" calcext:value-type="float">
            <text:p>0,3184978</text:p>
          </table:table-cell>
          <table:table-cell table:style-name="ce2" office:value-type="float" office:value="0.0001415772" calcext:value-type="float">
            <text:p>0,0001415772</text:p>
          </table:table-cell>
          <table:table-cell table:style-name="ce2" office:value-type="float" office:value="0.04780177" calcext:value-type="float">
            <text:p>0,04780177</text:p>
          </table:table-cell>
          <table:table-cell table:style-name="ce2" office:value-type="float" office:value="0.0001288868" calcext:value-type="float">
            <text:p>0,0001288868</text:p>
          </table:table-cell>
          <table:table-cell table:style-name="ce2" office:value-type="float" office:value="0.0001555171" calcext:value-type="float">
            <text:p>0,0001555171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0.1569619" calcext:value-type="float">
            <text:p>0,1569619</text:p>
          </table:table-cell>
          <table:table-cell table:style-name="ce2" office:value-type="float" office:value="0.04780176" calcext:value-type="float">
            <text:p>0,04780176</text:p>
          </table:table-cell>
          <table:table-cell table:style-name="ce2" office:value-type="float" office:value="0.1428925" calcext:value-type="float">
            <text:p>0,1428925</text:p>
          </table:table-cell>
          <table:table-cell table:style-name="ce2" office:value-type="float" office:value="0.1724166" calcext:value-type="float">
            <text:p>0,1724166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118.8552" calcext:value-type="float">
            <text:p>118,8552</text:p>
          </table:table-cell>
          <table:table-cell table:style-name="ce2" office:value-type="float" office:value="0.02390088" calcext:value-type="float">
            <text:p>0,02390088</text:p>
          </table:table-cell>
          <table:table-cell table:style-name="ce2" office:value-type="float" office:value="113.4011" calcext:value-type="float">
            <text:p>113,4011</text:p>
          </table:table-cell>
          <table:table-cell table:style-name="ce2" office:value-type="float" office:value="124.5717" calcext:value-type="float">
            <text:p>124,5717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479.338" calcext:value-type="float">
            <text:p>4479,338</text:p>
          </table:table-cell>
          <table:table-cell table:style-name="ce2" office:value-type="float" office:value="4483.357" calcext:value-type="float">
            <text:p>4483,357</text:p>
          </table:table-cell>
          <table:table-cell table:style-name="ce2" office:value-type="float" office:value="-2238.664" calcext:value-type="float">
            <text:p>-2238,664</text:p>
          </table:table-cell>
          <table:table-cell table:style-name="ce2" office:value-type="float" office:value="0.8992886" calcext:value-type="float">
            <text:p>0,8992886</text:p>
          </table:table-cell>
          <table:table-cell table:number-columns-repeated="2" table:style-name="ce2" office:value-type="float" office:value="0.8" calcext:value-type="float">
            <text:p>0,8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.11382" calcext:value-type="float">
            <text:p>84,11382</text:p>
          </table:table-cell>
          <table:table-cell table:style-name="ce2" table:number-columns-repeated="4"/>
          <table:table-cell table:style-name="ce2" office:value-type="float" office:value="0.4495709" calcext:value-type="float">
            <text:p>0,4495709</text:p>
          </table:table-cell>
          <table:table-cell table:style-name="ce2" office:value-type="float" office:value="0.07386941" calcext:value-type="float">
            <text:p>0,07386941</text:p>
          </table:table-cell>
          <table:table-cell table:style-name="ce2" office:value-type="float" office:value="0.3887973" calcext:value-type="float">
            <text:p>0,3887973</text:p>
          </table:table-cell>
          <table:table-cell table:style-name="ce2" office:value-type="float" office:value="0.5198442" calcext:value-type="float">
            <text:p>0,5198442</text:p>
          </table:table-cell>
          <table:table-cell table:style-name="ce2" office:value-type="float" office:value="270.0052" calcext:value-type="float">
            <text:p>270,0052</text:p>
          </table:table-cell>
          <table:table-cell table:style-name="ce2" office:value-type="float" office:value="0.4495709" calcext:value-type="float">
            <text:p>0,4495709</text:p>
          </table:table-cell>
          <table:table-cell table:style-name="ce2" office:value-type="float" office:value="0.07386941" calcext:value-type="float">
            <text:p>0,07386941</text:p>
          </table:table-cell>
          <table:table-cell table:style-name="ce2" office:value-type="float" office:value="0.3887973" calcext:value-type="float">
            <text:p>0,3887973</text:p>
          </table:table-cell>
          <table:table-cell table:style-name="ce2" office:value-type="float" office:value="0.5198442" calcext:value-type="float">
            <text:p>0,5198442</text:p>
          </table:table-cell>
          <table:table-cell table:style-name="ce2" office:value-type="float" office:value="270.0052" calcext:value-type="float">
            <text:p>270,0052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float" office:value="0.07386941" calcext:value-type="float">
            <text:p>0,07386941</text:p>
          </table:table-cell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float" office:value="270.0052" calcext:value-type="float">
            <text:p>270,0052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Uniform Cos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5.57" calcext:value-type="date">
            <text:p>2020-04-19 15:49:55</text:p>
          </table:table-cell>
          <table:table-cell table:style-name="ce2" office:value-type="string" calcext:value-type="string">
            <text:p>tmp\mcds-out\TURMER-AB-10mn-1dec-uniform-cos-piu6cnaj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7.889999999999" calcext:value-type="float">
            <text:p>167,889999999999</text:p>
          </table:table-cell>
          <table:table-cell table:style-name="ce2" office:value-type="float" office:value="4647.219" calcext:value-type="float">
            <text:p>4647,219</text:p>
          </table:table-cell>
          <table:table-cell table:style-name="ce2" office:value-type="float" office:value="0.8201779" calcext:value-type="float">
            <text:p>0,8201779</text:p>
          </table:table-cell>
          <table:table-cell table:style-name="ce2" office:value-type="float" office:value="0.8584204" calcext:value-type="float">
            <text:p>0,8584204</text:p>
          </table:table-cell>
          <table:table-cell table:style-name="ce2" office:value-type="float" office:value="0.7690719" calcext:value-type="float">
            <text:p>0,7690719</text:p>
          </table:table-cell>
          <table:table-cell table:style-name="ce2" office:value-type="float" office:value="0.8201779" calcext:value-type="float">
            <text:p>0,8201779</text:p>
          </table:table-cell>
          <table:table-cell table:style-name="ce2" office:value-type="float" office:value="0.0001375615" calcext:value-type="float">
            <text:p>0,0001375615</text:p>
          </table:table-cell>
          <table:table-cell table:style-name="ce2" office:value-type="float" office:value="0.04842835" calcext:value-type="float">
            <text:p>0,04842835</text:p>
          </table:table-cell>
          <table:table-cell table:style-name="ce2" office:value-type="float" office:value="0.0001250775" calcext:value-type="float">
            <text:p>0,0001250775</text:p>
          </table:table-cell>
          <table:table-cell table:style-name="ce2" office:value-type="float" office:value="0.0001512915" calcext:value-type="float">
            <text:p>0,0001512915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0.05815582" calcext:value-type="float">
            <text:p>0,05815582</text:p>
          </table:table-cell>
          <table:table-cell table:style-name="ce2" office:value-type="float" office:value="0.04842835" calcext:value-type="float">
            <text:p>0,04842835</text:p>
          </table:table-cell>
          <table:table-cell table:style-name="ce2" office:value-type="float" office:value="0.05287804" calcext:value-type="float">
            <text:p>0,05287804</text:p>
          </table:table-cell>
          <table:table-cell table:style-name="ce2" office:value-type="float" office:value="0.06396037" calcext:value-type="float">
            <text:p>0,0639603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120.5776" calcext:value-type="float">
            <text:p>120,5776</text:p>
          </table:table-cell>
          <table:table-cell table:style-name="ce2" office:value-type="float" office:value="0.02421418" calcext:value-type="float">
            <text:p>0,02421418</text:p>
          </table:table-cell>
          <table:table-cell table:style-name="ce2" office:value-type="float" office:value="114.9737" calcext:value-type="float">
            <text:p>114,9737</text:p>
          </table:table-cell>
          <table:table-cell table:style-name="ce2" office:value-type="float" office:value="126.4546" calcext:value-type="float">
            <text:p>126,4546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647.363" calcext:value-type="float">
            <text:p>4647,363</text:p>
          </table:table-cell>
          <table:table-cell table:style-name="ce2" office:value-type="float" office:value="4667.456" calcext:value-type="float">
            <text:p>4667,456</text:p>
          </table:table-cell>
          <table:table-cell table:style-name="ce2" office:value-type="float" office:value="-2318.61" calcext:value-type="float">
            <text:p>-2318,61</text:p>
          </table:table-cell>
          <table:table-cell table:style-name="ce2" office:value-type="float" office:value="0.962805" calcext:value-type="float">
            <text:p>0,962805</text:p>
          </table:table-cell>
          <table:table-cell table:number-columns-repeated="2" table:style-name="ce2" office:value-type="float" office:value="0.8" calcext:value-type="float">
            <text:p>0,8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73006" calcext:value-type="float">
            <text:p>1,73006</text:p>
          </table:table-cell>
          <table:table-cell table:style-name="ce2" office:value-type="float" office:value="1.141592" calcext:value-type="float">
            <text:p>1,141592</text:p>
          </table:table-cell>
          <table:table-cell table:style-name="ce2" office:value-type="float" office:value="0.5713539" calcext:value-type="float">
            <text:p>0,5713539</text:p>
          </table:table-cell>
          <table:table-cell table:style-name="ce2" office:value-type="float" office:value="0.2038293" calcext:value-type="float">
            <text:p>0,2038293</text:p>
          </table:table-cell>
          <table:table-cell table:style-name="ce2" office:value-type="float" office:value="0.03902836" calcext:value-type="float">
            <text:p>0,03902836</text:p>
          </table:table-cell>
          <table:table-cell table:style-name="ce2" office:value-type="float" office:value="0.4452398" calcext:value-type="float">
            <text:p>0,4452398</text:p>
          </table:table-cell>
          <table:table-cell table:style-name="ce2" office:value-type="float" office:value="0.07474899" calcext:value-type="float">
            <text:p>0,07474899</text:p>
          </table:table-cell>
          <table:table-cell table:style-name="ce2" office:value-type="float" office:value="0.3843891" calcext:value-type="float">
            <text:p>0,3843891</text:p>
          </table:table-cell>
          <table:table-cell table:style-name="ce2" office:value-type="float" office:value="0.5157234" calcext:value-type="float">
            <text:p>0,5157234</text:p>
          </table:table-cell>
          <table:table-cell table:style-name="ce2" office:value-type="float" office:value="270.9762" calcext:value-type="float">
            <text:p>270,9762</text:p>
          </table:table-cell>
          <table:table-cell table:style-name="ce2" office:value-type="float" office:value="0.4452398" calcext:value-type="float">
            <text:p>0,4452398</text:p>
          </table:table-cell>
          <table:table-cell table:style-name="ce2" office:value-type="float" office:value="0.07474899" calcext:value-type="float">
            <text:p>0,07474899</text:p>
          </table:table-cell>
          <table:table-cell table:style-name="ce2" office:value-type="float" office:value="0.3843891" calcext:value-type="float">
            <text:p>0,3843891</text:p>
          </table:table-cell>
          <table:table-cell table:style-name="ce2" office:value-type="float" office:value="0.5157234" calcext:value-type="float">
            <text:p>0,5157234</text:p>
          </table:table-cell>
          <table:table-cell table:style-name="ce2" office:value-type="float" office:value="270.9762" calcext:value-type="float">
            <text:p>270,9762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0.07474899" calcext:value-type="float">
            <text:p>0,07474899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270.9762" calcext:value-type="float">
            <text:p>270,9762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Uniform SimPoly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0-04-19T15:49:56.04" calcext:value-type="date">
            <text:p>2020-04-19 15:49:56</text:p>
          </table:table-cell>
          <table:table-cell table:style-name="ce2" office:value-type="string" calcext:value-type="string">
            <text:p>tmp\mcds-out\TURMER-AB-10mn-1dec-uniform-simpoly-ya9w7gsj</text:p>
          </table:table-cell>
          <table:table-cell table:style-name="ce2" table:number-columns-repeated="6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SimPoly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6.46" calcext:value-type="date">
            <text:p>2020-04-19 15:49:56</text:p>
          </table:table-cell>
          <table:table-cell table:style-name="ce2" office:value-type="string" calcext:value-type="string">
            <text:p>tmp\mcds-out\TURMER-AB-10mn-6dec-hazard-simpoly-gwvseoda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4.416" calcext:value-type="float">
            <text:p>574,416</text:p>
          </table:table-cell>
          <table:table-cell table:style-name="ce2" office:value-type="float" office:value="4658.053" calcext:value-type="float">
            <text:p>4658,053</text:p>
          </table:table-cell>
          <table:table-cell table:style-name="ce2" office:value-type="float" office:value="0.09495199" calcext:value-type="float">
            <text:p>0,09495199</text:p>
          </table:table-cell>
          <table:table-cell table:style-name="ce2" office:value-type="float" office:value="0.1524869" calcext:value-type="float">
            <text:p>0,1524869</text:p>
          </table:table-cell>
          <table:table-cell table:style-name="ce2" office:value-type="float" office:value="0.04539251" calcext:value-type="float">
            <text:p>0,04539251</text:p>
          </table:table-cell>
          <table:table-cell table:style-name="ce2" office:value-type="float" office:value="0.09495199" calcext:value-type="float">
            <text:p>0,09495199</text:p>
          </table:table-cell>
          <table:table-cell table:style-name="ce2" office:value-type="float" office:value="0.0001073728" calcext:value-type="float">
            <text:p>0,0001073728</text:p>
          </table:table-cell>
          <table:table-cell table:style-name="ce2" office:value-type="float" office:value="0.05624664" calcext:value-type="float">
            <text:p>0,05624664</text:p>
          </table:table-cell>
          <table:table-cell table:style-name="ce2" office:value-type="float" office:value="0.00009614284" calcext:value-type="float">
            <text:p>9,614284E-05</text:p>
          </table:table-cell>
          <table:table-cell table:style-name="ce2" office:value-type="float" office:value="0.0001199145" calcext:value-type="float">
            <text:p>0,000119914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07450677" calcext:value-type="float">
            <text:p>0,07450677</text:p>
          </table:table-cell>
          <table:table-cell table:style-name="ce2" office:value-type="float" office:value="0.05624664" calcext:value-type="float">
            <text:p>0,05624664</text:p>
          </table:table-cell>
          <table:table-cell table:style-name="ce2" office:value-type="float" office:value="0.06671421" calcext:value-type="float">
            <text:p>0,06671421</text:p>
          </table:table-cell>
          <table:table-cell table:style-name="ce2" office:value-type="float" office:value="0.08320954" calcext:value-type="float">
            <text:p>0,08320954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36.4796" calcext:value-type="float">
            <text:p>136,4796</text:p>
          </table:table-cell>
          <table:table-cell table:style-name="ce2" office:value-type="float" office:value="0.02812332" calcext:value-type="float">
            <text:p>0,02812332</text:p>
          </table:table-cell>
          <table:table-cell table:style-name="ce2" office:value-type="float" office:value="129.1413" calcext:value-type="float">
            <text:p>129,1413</text:p>
          </table:table-cell>
          <table:table-cell table:style-name="ce2" office:value-type="float" office:value="144.235" calcext:value-type="float">
            <text:p>144,23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658.082" calcext:value-type="float">
            <text:p>4658,082</text:p>
          </table:table-cell>
          <table:table-cell table:style-name="ce2" office:value-type="float" office:value="4666.147" calcext:value-type="float">
            <text:p>4666,147</text:p>
          </table:table-cell>
          <table:table-cell table:style-name="ce2" office:value-type="float" office:value="-2327.026" calcext:value-type="float">
            <text:p>-2327,026</text:p>
          </table:table-cell>
          <table:table-cell table:style-name="ce2" office:value-type="float" office:value="0.2624123" calcext:value-type="float">
            <text:p>0,2624123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8.8774" calcext:value-type="float">
            <text:p>108,8774</text:p>
          </table:table-cell>
          <table:table-cell table:style-name="ce2" office:value-type="float" office:value="4.551108" calcext:value-type="float">
            <text:p>4,551108</text:p>
          </table:table-cell>
          <table:table-cell table:style-name="ce2" table:number-columns-repeated="3"/>
          <table:table-cell table:style-name="ce2" office:value-type="float" office:value="0.3475293" calcext:value-type="float">
            <text:p>0,3475293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0.296975" calcext:value-type="float">
            <text:p>0,296975</text:p>
          </table:table-cell>
          <table:table-cell table:style-name="ce2" office:value-type="float" office:value="0.4066896" calcext:value-type="float">
            <text:p>0,4066896</text:p>
          </table:table-cell>
          <table:table-cell table:style-name="ce2" office:value-type="float" office:value="326.1205" calcext:value-type="float">
            <text:p>326,1205</text:p>
          </table:table-cell>
          <table:table-cell table:style-name="ce2" office:value-type="float" office:value="0.3475293" calcext:value-type="float">
            <text:p>0,3475293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0.296975" calcext:value-type="float">
            <text:p>0,296975</text:p>
          </table:table-cell>
          <table:table-cell table:style-name="ce2" office:value-type="float" office:value="0.4066896" calcext:value-type="float">
            <text:p>0,4066896</text:p>
          </table:table-cell>
          <table:table-cell table:style-name="ce2" office:value-type="float" office:value="326.1205" calcext:value-type="float">
            <text:p>326,1205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326.1205" calcext:value-type="float">
            <text:p>326,1205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Co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6.69" calcext:value-type="date">
            <text:p>2020-04-19 15:49:56</text:p>
          </table:table-cell>
          <table:table-cell table:style-name="ce2" office:value-type="string" calcext:value-type="string">
            <text:p>tmp\mcds-out\TURMER-AB-10mn-6dec-hazard-cos-7bkvubsu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4.416" calcext:value-type="float">
            <text:p>574,416</text:p>
          </table:table-cell>
          <table:table-cell table:style-name="ce2" office:value-type="float" office:value="4658.053" calcext:value-type="float">
            <text:p>4658,053</text:p>
          </table:table-cell>
          <table:table-cell table:style-name="ce2" office:value-type="float" office:value="0.09495199" calcext:value-type="float">
            <text:p>0,09495199</text:p>
          </table:table-cell>
          <table:table-cell table:style-name="ce2" office:value-type="float" office:value="0.1524869" calcext:value-type="float">
            <text:p>0,1524869</text:p>
          </table:table-cell>
          <table:table-cell table:style-name="ce2" office:value-type="float" office:value="0.04539251" calcext:value-type="float">
            <text:p>0,04539251</text:p>
          </table:table-cell>
          <table:table-cell table:style-name="ce2" office:value-type="float" office:value="0.09495199" calcext:value-type="float">
            <text:p>0,09495199</text:p>
          </table:table-cell>
          <table:table-cell table:style-name="ce2" office:value-type="float" office:value="0.0001073728" calcext:value-type="float">
            <text:p>0,0001073728</text:p>
          </table:table-cell>
          <table:table-cell table:style-name="ce2" office:value-type="float" office:value="0.05624664" calcext:value-type="float">
            <text:p>0,05624664</text:p>
          </table:table-cell>
          <table:table-cell table:style-name="ce2" office:value-type="float" office:value="0.00009614284" calcext:value-type="float">
            <text:p>9,614284E-05</text:p>
          </table:table-cell>
          <table:table-cell table:style-name="ce2" office:value-type="float" office:value="0.0001199145" calcext:value-type="float">
            <text:p>0,000119914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07450677" calcext:value-type="float">
            <text:p>0,07450677</text:p>
          </table:table-cell>
          <table:table-cell table:style-name="ce2" office:value-type="float" office:value="0.05624664" calcext:value-type="float">
            <text:p>0,05624664</text:p>
          </table:table-cell>
          <table:table-cell table:style-name="ce2" office:value-type="float" office:value="0.06671421" calcext:value-type="float">
            <text:p>0,06671421</text:p>
          </table:table-cell>
          <table:table-cell table:style-name="ce2" office:value-type="float" office:value="0.08320954" calcext:value-type="float">
            <text:p>0,08320954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36.4796" calcext:value-type="float">
            <text:p>136,4796</text:p>
          </table:table-cell>
          <table:table-cell table:style-name="ce2" office:value-type="float" office:value="0.02812332" calcext:value-type="float">
            <text:p>0,02812332</text:p>
          </table:table-cell>
          <table:table-cell table:style-name="ce2" office:value-type="float" office:value="129.1413" calcext:value-type="float">
            <text:p>129,1413</text:p>
          </table:table-cell>
          <table:table-cell table:style-name="ce2" office:value-type="float" office:value="144.235" calcext:value-type="float">
            <text:p>144,23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658.082" calcext:value-type="float">
            <text:p>4658,082</text:p>
          </table:table-cell>
          <table:table-cell table:style-name="ce2" office:value-type="float" office:value="4666.147" calcext:value-type="float">
            <text:p>4666,147</text:p>
          </table:table-cell>
          <table:table-cell table:style-name="ce2" office:value-type="float" office:value="-2327.026" calcext:value-type="float">
            <text:p>-2327,026</text:p>
          </table:table-cell>
          <table:table-cell table:style-name="ce2" office:value-type="float" office:value="0.2624123" calcext:value-type="float">
            <text:p>0,2624123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8.8774" calcext:value-type="float">
            <text:p>108,8774</text:p>
          </table:table-cell>
          <table:table-cell table:style-name="ce2" office:value-type="float" office:value="4.551108" calcext:value-type="float">
            <text:p>4,551108</text:p>
          </table:table-cell>
          <table:table-cell table:style-name="ce2" table:number-columns-repeated="3"/>
          <table:table-cell table:style-name="ce2" office:value-type="float" office:value="0.3475293" calcext:value-type="float">
            <text:p>0,3475293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0.296975" calcext:value-type="float">
            <text:p>0,296975</text:p>
          </table:table-cell>
          <table:table-cell table:style-name="ce2" office:value-type="float" office:value="0.4066896" calcext:value-type="float">
            <text:p>0,4066896</text:p>
          </table:table-cell>
          <table:table-cell table:style-name="ce2" office:value-type="float" office:value="326.1205" calcext:value-type="float">
            <text:p>326,1205</text:p>
          </table:table-cell>
          <table:table-cell table:style-name="ce2" office:value-type="float" office:value="0.3475293" calcext:value-type="float">
            <text:p>0,3475293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0.296975" calcext:value-type="float">
            <text:p>0,296975</text:p>
          </table:table-cell>
          <table:table-cell table:style-name="ce2" office:value-type="float" office:value="0.4066896" calcext:value-type="float">
            <text:p>0,4066896</text:p>
          </table:table-cell>
          <table:table-cell table:style-name="ce2" office:value-type="float" office:value="326.1205" calcext:value-type="float">
            <text:p>326,1205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326.1205" calcext:value-type="float">
            <text:p>326,1205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lf-Norm Cos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6.93" calcext:value-type="date">
            <text:p>2020-04-19 15:49:56</text:p>
          </table:table-cell>
          <table:table-cell table:style-name="ce2" office:value-type="string" calcext:value-type="string">
            <text:p>tmp\mcds-out\TURMER-AB-10mn-6dec-half-norm-cos-_xf_rfmh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64.288" calcext:value-type="float">
            <text:p>564,288</text:p>
          </table:table-cell>
          <table:table-cell table:style-name="ce2" office:value-type="float" office:value="4647.925" calcext:value-type="float">
            <text:p>4647,925</text:p>
          </table:table-cell>
          <table:table-cell table:style-name="ce2" office:value-type="float" office:value="0.777318" calcext:value-type="float">
            <text:p>0,777318</text:p>
          </table:table-cell>
          <table:table-cell table:style-name="ce2" office:value-type="float" office:value="0.9286418" calcext:value-type="float">
            <text:p>0,9286418</text:p>
          </table:table-cell>
          <table:table-cell table:style-name="ce2" office:value-type="float" office:value="0.7524481" calcext:value-type="float">
            <text:p>0,7524481</text:p>
          </table:table-cell>
          <table:table-cell table:style-name="ce2" office:value-type="float" office:value="0.777318" calcext:value-type="float">
            <text:p>0,777318</text:p>
          </table:table-cell>
          <table:table-cell table:style-name="ce2" office:value-type="float" office:value="0.0001437431" calcext:value-type="float">
            <text:p>0,0001437431</text:p>
          </table:table-cell>
          <table:table-cell table:style-name="ce2" office:value-type="float" office:value="0.03909923" calcext:value-type="float">
            <text:p>0,03909923</text:p>
          </table:table-cell>
          <table:table-cell table:style-name="ce2" office:value-type="float" office:value="0.0001331136" calcext:value-type="float">
            <text:p>0,0001331136</text:p>
          </table:table-cell>
          <table:table-cell table:style-name="ce2" office:value-type="float" office:value="0.0001552214" calcext:value-type="float">
            <text:p>0,0001552214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05565486" calcext:value-type="float">
            <text:p>0,05565486</text:p>
          </table:table-cell>
          <table:table-cell table:style-name="ce2" office:value-type="float" office:value="0.03909923" calcext:value-type="float">
            <text:p>0,03909923</text:p>
          </table:table-cell>
          <table:table-cell table:style-name="ce2" office:value-type="float" office:value="0.05153931" calcext:value-type="float">
            <text:p>0,05153931</text:p>
          </table:table-cell>
          <table:table-cell table:style-name="ce2" office:value-type="float" office:value="0.06009905" calcext:value-type="float">
            <text:p>0,0600990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17.9564" calcext:value-type="float">
            <text:p>117,9564</text:p>
          </table:table-cell>
          <table:table-cell table:style-name="ce2" office:value-type="float" office:value="0.01954962" calcext:value-type="float">
            <text:p>0,01954962</text:p>
          </table:table-cell>
          <table:table-cell table:style-name="ce2" office:value-type="float" office:value="113.5101" calcext:value-type="float">
            <text:p>113,5101</text:p>
          </table:table-cell>
          <table:table-cell table:style-name="ce2" office:value-type="float" office:value="122.5769" calcext:value-type="float">
            <text:p>122,5769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647.954" calcext:value-type="float">
            <text:p>4647,954</text:p>
          </table:table-cell>
          <table:table-cell table:style-name="ce2" office:value-type="float" office:value="4656.02" calcext:value-type="float">
            <text:p>4656,02</text:p>
          </table:table-cell>
          <table:table-cell table:style-name="ce2" office:value-type="float" office:value="-2321.962" calcext:value-type="float">
            <text:p>-2321,962</text:p>
          </table:table-cell>
          <table:table-cell table:style-name="ce2" office:value-type="float" office:value="0.8942114" calcext:value-type="float">
            <text:p>0,894211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.5029" calcext:value-type="float">
            <text:p>113,5029</text:p>
          </table:table-cell>
          <table:table-cell table:style-name="ce2" office:value-type="float" office:value="0.7372356" calcext:value-type="float">
            <text:p>0,7372356</text:p>
          </table:table-cell>
          <table:table-cell table:style-name="ce2" table:number-columns-repeated="3"/>
          <table:table-cell table:style-name="ce2" office:value-type="float" office:value="0.4652475" calcext:value-type="float">
            <text:p>0,4652475</text:p>
          </table:table-cell>
          <table:table-cell table:style-name="ce2" office:value-type="float" office:value="0.06907139" calcext:value-type="float">
            <text:p>0,06907139</text:p>
          </table:table-cell>
          <table:table-cell table:style-name="ce2" office:value-type="float" office:value="0.4060901" calcext:value-type="float">
            <text:p>0,4060901</text:p>
          </table:table-cell>
          <table:table-cell table:style-name="ce2" office:value-type="float" office:value="0.5330227" calcext:value-type="float">
            <text:p>0,5330227</text:p>
          </table:table-cell>
          <table:table-cell table:style-name="ce2" office:value-type="float" office:value="211.5297" calcext:value-type="float">
            <text:p>211,5297</text:p>
          </table:table-cell>
          <table:table-cell table:style-name="ce2" office:value-type="float" office:value="0.4652475" calcext:value-type="float">
            <text:p>0,4652475</text:p>
          </table:table-cell>
          <table:table-cell table:style-name="ce2" office:value-type="float" office:value="0.06907139" calcext:value-type="float">
            <text:p>0,06907139</text:p>
          </table:table-cell>
          <table:table-cell table:style-name="ce2" office:value-type="float" office:value="0.4060901" calcext:value-type="float">
            <text:p>0,4060901</text:p>
          </table:table-cell>
          <table:table-cell table:style-name="ce2" office:value-type="float" office:value="0.5330227" calcext:value-type="float">
            <text:p>0,5330227</text:p>
          </table:table-cell>
          <table:table-cell table:style-name="ce2" office:value-type="float" office:value="211.5297" calcext:value-type="float">
            <text:p>211,5297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0.06907139" calcext:value-type="float">
            <text:p>0,06907139</text:p>
          </table:table-cell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1279" calcext:value-type="float">
            <text:p>1279</text:p>
          </table:table-cell>
          <table:table-cell table:style-name="ce2" office:value-type="float" office:value="211.5297" calcext:value-type="float">
            <text:p>211,5297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lf-Norm Cos TGD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7.17" calcext:value-type="date">
            <text:p>2020-04-19 15:49:57</text:p>
          </table:table-cell>
          <table:table-cell table:style-name="ce2" office:value-type="string" calcext:value-type="string">
            <text:p>tmp\mcds-out\TURMER-AB-10mn-6dec-half-norm-cos-tgd-2adg365_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860577" calcext:value-type="float">
            <text:p>1,860577</text:p>
          </table:table-cell>
          <table:table-cell table:style-name="ce2" office:value-type="float" office:value="0.06116453" calcext:value-type="float">
            <text:p>0,06116453</text:p>
          </table:table-cell>
          <table:table-cell table:style-name="ce2" office:value-type="float" office:value="1.648217" calcext:value-type="float">
            <text:p>1,648217</text:p>
          </table:table-cell>
          <table:table-cell table:style-name="ce2" office:value-type="float" office:value="2.100297" calcext:value-type="float">
            <text:p>2,10029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83.637" calcext:value-type="float">
            <text:p>4083,637</text:p>
          </table:table-cell>
          <table:table-cell table:style-name="ce2" office:value-type="float" office:value="0.43802" calcext:value-type="float">
            <text:p>0,43802</text:p>
          </table:table-cell>
          <table:table-cell table:style-name="ce2" office:value-type="float" office:value="0.9097319" calcext:value-type="float">
            <text:p>0,9097319</text:p>
          </table:table-cell>
          <table:table-cell table:style-name="ce2" office:value-type="float" office:value="0.394338" calcext:value-type="float">
            <text:p>0,394338</text:p>
          </table:table-cell>
          <table:table-cell table:style-name="ce2" office:value-type="float" office:value="0.43802" calcext:value-type="float">
            <text:p>0,43802</text:p>
          </table:table-cell>
          <table:table-cell table:style-name="ce2" office:value-type="float" office:value="0.0001497507" calcext:value-type="float">
            <text:p>0,0001497507</text:p>
          </table:table-cell>
          <table:table-cell table:style-name="ce2" office:value-type="float" office:value="0.05292447" calcext:value-type="float">
            <text:p>0,05292447</text:p>
          </table:table-cell>
          <table:table-cell table:style-name="ce2" office:value-type="float" office:value="0.0001349613" calcext:value-type="float">
            <text:p>0,0001349613</text:p>
          </table:table-cell>
          <table:table-cell table:style-name="ce2" office:value-type="float" office:value="0.0001661607" calcext:value-type="float">
            <text:p>0,000166160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0.1483948" calcext:value-type="float">
            <text:p>0,1483948</text:p>
          </table:table-cell>
          <table:table-cell table:style-name="ce2" office:value-type="float" office:value="0.05292446" calcext:value-type="float">
            <text:p>0,05292446</text:p>
          </table:table-cell>
          <table:table-cell table:style-name="ce2" office:value-type="float" office:value="0.1337393" calcext:value-type="float">
            <text:p>0,1337393</text:p>
          </table:table-cell>
          <table:table-cell table:style-name="ce2" office:value-type="float" office:value="0.1646562" calcext:value-type="float">
            <text:p>0,164656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15.5661" calcext:value-type="float">
            <text:p>115,5661</text:p>
          </table:table-cell>
          <table:table-cell table:style-name="ce2" office:value-type="float" office:value="0.02646223" calcext:value-type="float">
            <text:p>0,02646223</text:p>
          </table:table-cell>
          <table:table-cell table:style-name="ce2" office:value-type="float" office:value="109.7082" calcext:value-type="float">
            <text:p>109,7082</text:p>
          </table:table-cell>
          <table:table-cell table:style-name="ce2" office:value-type="float" office:value="121.7369" calcext:value-type="float">
            <text:p>121,736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083.648" calcext:value-type="float">
            <text:p>4083,648</text:p>
          </table:table-cell>
          <table:table-cell table:style-name="ce2" office:value-type="float" office:value="4087.596" calcext:value-type="float">
            <text:p>4087,596</text:p>
          </table:table-cell>
          <table:table-cell table:style-name="ce2" office:value-type="float" office:value="-2040.819" calcext:value-type="float">
            <text:p>-2040,819</text:p>
          </table:table-cell>
          <table:table-cell table:style-name="ce2" office:value-type="float" office:value="0.8867788" calcext:value-type="float">
            <text:p>0,8867788</text:p>
          </table:table-cell>
          <table:table-cell table:number-columns-repeated="2" table:style-name="ce2" office:value-type="float" office:value="0.8" calcext:value-type="float">
            <text:p>0,8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.41857" calcext:value-type="float">
            <text:p>84,41857</text:p>
          </table:table-cell>
          <table:table-cell table:style-name="ce2" table:number-columns-repeated="4"/>
          <table:table-cell table:style-name="ce2" office:value-type="float" office:value="0.4434417" calcext:value-type="float">
            <text:p>0,4434417</text:p>
          </table:table-cell>
          <table:table-cell table:style-name="ce2" office:value-type="float" office:value="0.08088324" calcext:value-type="float">
            <text:p>0,08088324</text:p>
          </table:table-cell>
          <table:table-cell table:style-name="ce2" office:value-type="float" office:value="0.3782648" calcext:value-type="float">
            <text:p>0,3782648</text:p>
          </table:table-cell>
          <table:table-cell table:style-name="ce2" office:value-type="float" office:value="0.5198491" calcext:value-type="float">
            <text:p>0,5198491</text:p>
          </table:table-cell>
          <table:table-cell table:style-name="ce2" office:value-type="float" office:value="273.989" calcext:value-type="float">
            <text:p>273,989</text:p>
          </table:table-cell>
          <table:table-cell table:style-name="ce2" office:value-type="float" office:value="0.4434417" calcext:value-type="float">
            <text:p>0,4434417</text:p>
          </table:table-cell>
          <table:table-cell table:style-name="ce2" office:value-type="float" office:value="0.08088324" calcext:value-type="float">
            <text:p>0,08088324</text:p>
          </table:table-cell>
          <table:table-cell table:style-name="ce2" office:value-type="float" office:value="0.3782648" calcext:value-type="float">
            <text:p>0,3782648</text:p>
          </table:table-cell>
          <table:table-cell table:style-name="ce2" office:value-type="float" office:value="0.5198491" calcext:value-type="float">
            <text:p>0,5198491</text:p>
          </table:table-cell>
          <table:table-cell table:style-name="ce2" office:value-type="float" office:value="273.989" calcext:value-type="float">
            <text:p>273,989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float" office:value="0.08088324" calcext:value-type="float">
            <text:p>0,08088324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float" office:value="273.989" calcext:value-type="float">
            <text:p>273,989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Uniform Cos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7.36" calcext:value-type="date">
            <text:p>2020-04-19 15:49:57</text:p>
          </table:table-cell>
          <table:table-cell table:style-name="ce2" office:value-type="string" calcext:value-type="string">
            <text:p>tmp\mcds-out\TURMER-AB-10mn-6dec-uniform-cos-t8szhkzu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30.783999999999" calcext:value-type="float">
            <text:p>630,783999999999</text:p>
          </table:table-cell>
          <table:table-cell table:style-name="ce2" office:value-type="float" office:value="4714.421" calcext:value-type="float">
            <text:p>4714,421</text:p>
          </table:table-cell>
          <table:table-cell table:style-name="ce2" office:value-type="float" office:value="0.00000005960464" calcext:value-type="float">
            <text:p>5,960464E-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00005960464" calcext:value-type="float">
            <text:p>5,960464E-08</text:p>
          </table:table-cell>
          <table:table-cell table:style-name="ce2" office:value-type="float" office:value="0.0000858067" calcext:value-type="float">
            <text:p>8,58067E-05</text:p>
          </table:table-cell>
          <table:table-cell table:style-name="ce2" office:value-type="float" office:value="0.02414292" calcext:value-type="float">
            <text:p>0,02414292</text:p>
          </table:table-cell>
          <table:table-cell table:style-name="ce2" office:value-type="float" office:value="0.00008183033" calcext:value-type="float">
            <text:p>8,183033E-05</text:p>
          </table:table-cell>
          <table:table-cell table:style-name="ce2" office:value-type="float" office:value="0.00008997629" calcext:value-type="float">
            <text:p>8,997629E-05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0.09323281" calcext:value-type="float">
            <text:p>0,09323281</text:p>
          </table:table-cell>
          <table:table-cell table:style-name="ce2" office:value-type="float" office:value="0.02414292" calcext:value-type="float">
            <text:p>0,02414292</text:p>
          </table:table-cell>
          <table:table-cell table:style-name="ce2" office:value-type="float" office:value="0.08891231" calcext:value-type="float">
            <text:p>0,08891231</text:p>
          </table:table-cell>
          <table:table-cell table:style-name="ce2" office:value-type="float" office:value="0.09776326" calcext:value-type="float">
            <text:p>0,09776326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52.6702" calcext:value-type="float">
            <text:p>152,6702</text:p>
          </table:table-cell>
          <table:table-cell table:style-name="ce2" office:value-type="float" office:value="0.01207146" calcext:value-type="float">
            <text:p>0,01207146</text:p>
          </table:table-cell>
          <table:table-cell table:style-name="ce2" office:value-type="float" office:value="149.0905" calcext:value-type="float">
            <text:p>149,0905</text:p>
          </table:table-cell>
          <table:table-cell table:style-name="ce2" office:value-type="float" office:value="156.336" calcext:value-type="float">
            <text:p>156,336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714.479" calcext:value-type="float">
            <text:p>4714,479</text:p>
          </table:table-cell>
          <table:table-cell table:style-name="ce2" office:value-type="float" office:value="4726.563" calcext:value-type="float">
            <text:p>4726,563</text:p>
          </table:table-cell>
          <table:table-cell table:style-name="ce2" office:value-type="float" office:value="-2354.211" calcext:value-type="float">
            <text:p>-2354,2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1" calcext:value-type="float">
            <text:p>0,001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9864" calcext:value-type="float">
            <text:p>1,59864</text:p>
          </table:table-cell>
          <table:table-cell table:style-name="ce2" office:value-type="float" office:value="0.8334721" calcext:value-type="float">
            <text:p>0,8334721</text:p>
          </table:table-cell>
          <table:table-cell table:style-name="ce2" office:value-type="float" office:value="0.2324568" calcext:value-type="float">
            <text:p>0,2324568</text:p>
          </table:table-cell>
          <table:table-cell table:style-name="ce2" table:number-columns-repeated="2"/>
          <table:table-cell table:style-name="ce2" office:value-type="float" office:value="0.2777272" calcext:value-type="float">
            <text:p>0,2777272</text:p>
          </table:table-cell>
          <table:table-cell table:style-name="ce2" office:value-type="float" office:value="0.06184648" calcext:value-type="float">
            <text:p>0,06184648</text:p>
          </table:table-cell>
          <table:table-cell table:style-name="ce2" office:value-type="float" office:value="0.2457952" calcext:value-type="float">
            <text:p>0,2457952</text:p>
          </table:table-cell>
          <table:table-cell table:style-name="ce2" office:value-type="float" office:value="0.3138075" calcext:value-type="float">
            <text:p>0,3138075</text:p>
          </table:table-cell>
          <table:table-cell table:style-name="ce2" office:value-type="float" office:value="142.2374" calcext:value-type="float">
            <text:p>142,2374</text:p>
          </table:table-cell>
          <table:table-cell table:style-name="ce2" office:value-type="float" office:value="0.2777272" calcext:value-type="float">
            <text:p>0,2777272</text:p>
          </table:table-cell>
          <table:table-cell table:style-name="ce2" office:value-type="float" office:value="0.06184648" calcext:value-type="float">
            <text:p>0,06184648</text:p>
          </table:table-cell>
          <table:table-cell table:style-name="ce2" office:value-type="float" office:value="0.2457952" calcext:value-type="float">
            <text:p>0,2457952</text:p>
          </table:table-cell>
          <table:table-cell table:style-name="ce2" office:value-type="float" office:value="0.3138075" calcext:value-type="float">
            <text:p>0,3138075</text:p>
          </table:table-cell>
          <table:table-cell table:style-name="ce2" office:value-type="float" office:value="142.2374" calcext:value-type="float">
            <text:p>142,2374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0.06184648" calcext:value-type="float">
            <text:p>0,06184648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142.2374" calcext:value-type="float">
            <text:p>142,2374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Uniform SimPoly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0-04-19T15:49:57.85" calcext:value-type="date">
            <text:p>2020-04-19 15:49:57</text:p>
          </table:table-cell>
          <table:table-cell table:style-name="ce2" office:value-type="string" calcext:value-type="string">
            <text:p>tmp\mcds-out\TURMER-AB-10mn-6dec-uniform-simpoly-ia8mkzjq</text:p>
          </table:table-cell>
          <table:table-cell table:style-name="ce2" table:number-columns-repeated="6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SimPoly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8.2" calcext:value-type="date">
            <text:p>2020-04-19 15:49:58</text:p>
          </table:table-cell>
          <table:table-cell table:style-name="ce2" office:value-type="string" calcext:value-type="string">
            <text:p>tmp\mcds-out\ALAARV-AB-10mn-1dec-hazard-simpoly-r98qw6rm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7.3537" calcext:value-type="float">
            <text:p>1777,3537</text:p>
          </table:table-cell>
          <table:table-cell table:style-name="ce2" office:value-type="float" office:value="2318.119" calcext:value-type="float">
            <text:p>2318,119</text:p>
          </table:table-cell>
          <table:table-cell table:style-name="ce2" office:value-type="float" office:value="0.1470828" calcext:value-type="float">
            <text:p>0,1470828</text:p>
          </table:table-cell>
          <table:table-cell table:style-name="ce2" office:value-type="float" office:value="0.02754486" calcext:value-type="float">
            <text:p>0,02754486</text:p>
          </table:table-cell>
          <table:table-cell table:style-name="ce2" office:value-type="float" office:value="0.07244867" calcext:value-type="float">
            <text:p>0,07244867</text:p>
          </table:table-cell>
          <table:table-cell table:style-name="ce2" office:value-type="float" office:value="0.1470828" calcext:value-type="float">
            <text:p>0,1470828</text:p>
          </table:table-cell>
          <table:table-cell table:style-name="ce2" office:value-type="float" office:value="0.00006512229" calcext:value-type="float">
            <text:p>6,512229E-05</text:p>
          </table:table-cell>
          <table:table-cell table:style-name="ce2" office:value-type="float" office:value="0.06029616" calcext:value-type="float">
            <text:p>0,06029616</text:p>
          </table:table-cell>
          <table:table-cell table:style-name="ce2" office:value-type="float" office:value="0.00005783114" calcext:value-type="float">
            <text:p>5,783114E-05</text:p>
          </table:table-cell>
          <table:table-cell table:style-name="ce2" office:value-type="float" office:value="0.00007333269" calcext:value-type="float">
            <text:p>7,333269E-0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3412383" calcext:value-type="float">
            <text:p>0,3412383</text:p>
          </table:table-cell>
          <table:table-cell table:style-name="ce2" office:value-type="float" office:value="0.06029617" calcext:value-type="float">
            <text:p>0,06029617</text:p>
          </table:table-cell>
          <table:table-cell table:style-name="ce2" office:value-type="float" office:value="0.3030329" calcext:value-type="float">
            <text:p>0,3030329</text:p>
          </table:table-cell>
          <table:table-cell table:style-name="ce2" office:value-type="float" office:value="0.3842604" calcext:value-type="float">
            <text:p>0,384260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75.2468" calcext:value-type="float">
            <text:p>175,2468</text:p>
          </table:table-cell>
          <table:table-cell table:style-name="ce2" office:value-type="float" office:value="0.03014809" calcext:value-type="float">
            <text:p>0,03014809</text:p>
          </table:table-cell>
          <table:table-cell table:style-name="ce2" office:value-type="float" office:value="165.1386" calcext:value-type="float">
            <text:p>165,1386</text:p>
          </table:table-cell>
          <table:table-cell table:style-name="ce2" office:value-type="float" office:value="185.9737" calcext:value-type="float">
            <text:p>185,9737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18.175" calcext:value-type="float">
            <text:p>2318,175</text:p>
          </table:table-cell>
          <table:table-cell table:style-name="ce2" office:value-type="float" office:value="2324.879" calcext:value-type="float">
            <text:p>2324,879</text:p>
          </table:table-cell>
          <table:table-cell table:style-name="ce2" office:value-type="float" office:value="-1157.059" calcext:value-type="float">
            <text:p>-1157,059</text:p>
          </table:table-cell>
          <table:table-cell table:style-name="ce2" office:value-type="float" office:value="0.5615145" calcext:value-type="float">
            <text:p>0,5615145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4.0733" calcext:value-type="float">
            <text:p>154,0733</text:p>
          </table:table-cell>
          <table:table-cell table:style-name="ce2" office:value-type="float" office:value="6.407445" calcext:value-type="float">
            <text:p>6,407445</text:p>
          </table:table-cell>
          <table:table-cell table:style-name="ce2" table:number-columns-repeated="3"/>
          <table:table-cell table:style-name="ce2" office:value-type="float" office:value="0.10813" calcext:value-type="float">
            <text:p>0,10813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0.0845774" calcext:value-type="float">
            <text:p>0,0845774</text:p>
          </table:table-cell>
          <table:table-cell table:style-name="ce2" office:value-type="float" office:value="0.1382414" calcext:value-type="float">
            <text:p>0,1382414</text:p>
          </table:table-cell>
          <table:table-cell table:style-name="ce2" office:value-type="float" office:value="167.6618" calcext:value-type="float">
            <text:p>167,6618</text:p>
          </table:table-cell>
          <table:table-cell table:style-name="ce2" office:value-type="float" office:value="0.10813" calcext:value-type="float">
            <text:p>0,10813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0.0845774" calcext:value-type="float">
            <text:p>0,0845774</text:p>
          </table:table-cell>
          <table:table-cell table:style-name="ce2" office:value-type="float" office:value="0.1382414" calcext:value-type="float">
            <text:p>0,1382414</text:p>
          </table:table-cell>
          <table:table-cell table:style-name="ce2" office:value-type="float" office:value="167.6618" calcext:value-type="float">
            <text:p>167,6618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167.6618" calcext:value-type="float">
            <text:p>167,6618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Co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8.4" calcext:value-type="date">
            <text:p>2020-04-19 15:49:58</text:p>
          </table:table-cell>
          <table:table-cell table:style-name="ce2" office:value-type="string" calcext:value-type="string">
            <text:p>tmp\mcds-out\ALAARV-AB-10mn-1dec-hazard-cos-xfd_m60f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7.3537" calcext:value-type="float">
            <text:p>1777,3537</text:p>
          </table:table-cell>
          <table:table-cell table:style-name="ce2" office:value-type="float" office:value="2318.119" calcext:value-type="float">
            <text:p>2318,119</text:p>
          </table:table-cell>
          <table:table-cell table:style-name="ce2" office:value-type="float" office:value="0.1470828" calcext:value-type="float">
            <text:p>0,1470828</text:p>
          </table:table-cell>
          <table:table-cell table:style-name="ce2" office:value-type="float" office:value="0.02754486" calcext:value-type="float">
            <text:p>0,02754486</text:p>
          </table:table-cell>
          <table:table-cell table:style-name="ce2" office:value-type="float" office:value="0.07244867" calcext:value-type="float">
            <text:p>0,07244867</text:p>
          </table:table-cell>
          <table:table-cell table:style-name="ce2" office:value-type="float" office:value="0.1470828" calcext:value-type="float">
            <text:p>0,1470828</text:p>
          </table:table-cell>
          <table:table-cell table:style-name="ce2" office:value-type="float" office:value="0.00006512229" calcext:value-type="float">
            <text:p>6,512229E-05</text:p>
          </table:table-cell>
          <table:table-cell table:style-name="ce2" office:value-type="float" office:value="0.06029616" calcext:value-type="float">
            <text:p>0,06029616</text:p>
          </table:table-cell>
          <table:table-cell table:style-name="ce2" office:value-type="float" office:value="0.00005783114" calcext:value-type="float">
            <text:p>5,783114E-05</text:p>
          </table:table-cell>
          <table:table-cell table:style-name="ce2" office:value-type="float" office:value="0.00007333269" calcext:value-type="float">
            <text:p>7,333269E-0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3412383" calcext:value-type="float">
            <text:p>0,3412383</text:p>
          </table:table-cell>
          <table:table-cell table:style-name="ce2" office:value-type="float" office:value="0.06029617" calcext:value-type="float">
            <text:p>0,06029617</text:p>
          </table:table-cell>
          <table:table-cell table:style-name="ce2" office:value-type="float" office:value="0.3030329" calcext:value-type="float">
            <text:p>0,3030329</text:p>
          </table:table-cell>
          <table:table-cell table:style-name="ce2" office:value-type="float" office:value="0.3842604" calcext:value-type="float">
            <text:p>0,384260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75.2468" calcext:value-type="float">
            <text:p>175,2468</text:p>
          </table:table-cell>
          <table:table-cell table:style-name="ce2" office:value-type="float" office:value="0.03014809" calcext:value-type="float">
            <text:p>0,03014809</text:p>
          </table:table-cell>
          <table:table-cell table:style-name="ce2" office:value-type="float" office:value="165.1386" calcext:value-type="float">
            <text:p>165,1386</text:p>
          </table:table-cell>
          <table:table-cell table:style-name="ce2" office:value-type="float" office:value="185.9737" calcext:value-type="float">
            <text:p>185,9737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18.175" calcext:value-type="float">
            <text:p>2318,175</text:p>
          </table:table-cell>
          <table:table-cell table:style-name="ce2" office:value-type="float" office:value="2324.879" calcext:value-type="float">
            <text:p>2324,879</text:p>
          </table:table-cell>
          <table:table-cell table:style-name="ce2" office:value-type="float" office:value="-1157.059" calcext:value-type="float">
            <text:p>-1157,059</text:p>
          </table:table-cell>
          <table:table-cell table:style-name="ce2" office:value-type="float" office:value="0.5615145" calcext:value-type="float">
            <text:p>0,5615145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4.0733" calcext:value-type="float">
            <text:p>154,0733</text:p>
          </table:table-cell>
          <table:table-cell table:style-name="ce2" office:value-type="float" office:value="6.407445" calcext:value-type="float">
            <text:p>6,407445</text:p>
          </table:table-cell>
          <table:table-cell table:style-name="ce2" table:number-columns-repeated="3"/>
          <table:table-cell table:style-name="ce2" office:value-type="float" office:value="0.10813" calcext:value-type="float">
            <text:p>0,10813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0.0845774" calcext:value-type="float">
            <text:p>0,0845774</text:p>
          </table:table-cell>
          <table:table-cell table:style-name="ce2" office:value-type="float" office:value="0.1382414" calcext:value-type="float">
            <text:p>0,1382414</text:p>
          </table:table-cell>
          <table:table-cell table:style-name="ce2" office:value-type="float" office:value="167.6618" calcext:value-type="float">
            <text:p>167,6618</text:p>
          </table:table-cell>
          <table:table-cell table:style-name="ce2" office:value-type="float" office:value="0.10813" calcext:value-type="float">
            <text:p>0,10813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0.0845774" calcext:value-type="float">
            <text:p>0,0845774</text:p>
          </table:table-cell>
          <table:table-cell table:style-name="ce2" office:value-type="float" office:value="0.1382414" calcext:value-type="float">
            <text:p>0,1382414</text:p>
          </table:table-cell>
          <table:table-cell table:style-name="ce2" office:value-type="float" office:value="167.6618" calcext:value-type="float">
            <text:p>167,6618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167.6618" calcext:value-type="float">
            <text:p>167,6618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Cos TG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8.6" calcext:value-type="date">
            <text:p>2020-04-19 15:49:58</text:p>
          </table:table-cell>
          <table:table-cell table:style-name="ce2" office:value-type="string" calcext:value-type="string">
            <text:p>tmp\mcds-out\ALAARV-AB-10mn-1dec-hazard-cos-tg-48096_km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33654" calcext:value-type="float">
            <text:p>1,033654</text:p>
          </table:table-cell>
          <table:table-cell table:style-name="ce2" office:value-type="float" office:value="0.108257" calcext:value-type="float">
            <text:p>0,108257</text:p>
          </table:table-cell>
          <table:table-cell table:style-name="ce2" office:value-type="float" office:value="0.8344544" calcext:value-type="float">
            <text:p>0,8344544</text:p>
          </table:table-cell>
          <table:table-cell table:style-name="ce2" office:value-type="float" office:value="1.280406" calcext:value-type="float">
            <text:p>1,28040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29.3157" calcext:value-type="float">
            <text:p>1729,3157</text:p>
          </table:table-cell>
          <table:table-cell table:style-name="ce2" office:value-type="float" office:value="2270.081" calcext:value-type="float">
            <text:p>2270,081</text:p>
          </table:table-cell>
          <table:table-cell table:style-name="ce2" office:value-type="float" office:value="0.691101" calcext:value-type="float">
            <text:p>0,691101</text:p>
          </table:table-cell>
          <table:table-cell table:style-name="ce2" office:value-type="float" office:value="0.6088874" calcext:value-type="float">
            <text:p>0,6088874</text:p>
          </table:table-cell>
          <table:table-cell table:style-name="ce2" office:value-type="float" office:value="0.7426465" calcext:value-type="float">
            <text:p>0,7426465</text:p>
          </table:table-cell>
          <table:table-cell table:style-name="ce2" office:value-type="float" office:value="0.691101" calcext:value-type="float">
            <text:p>0,691101</text:p>
          </table:table-cell>
          <table:table-cell table:style-name="ce2" office:value-type="float" office:value="0.0000723925" calcext:value-type="float">
            <text:p>7,23925E-05</text:p>
          </table:table-cell>
          <table:table-cell table:style-name="ce2" office:value-type="float" office:value="0.06632257" calcext:value-type="float">
            <text:p>0,06632257</text:p>
          </table:table-cell>
          <table:table-cell table:style-name="ce2" office:value-type="float" office:value="0.00006353007" calcext:value-type="float">
            <text:p>6,353007E-05</text:p>
          </table:table-cell>
          <table:table-cell table:style-name="ce2" office:value-type="float" office:value="0.00008249123" calcext:value-type="float">
            <text:p>8,249123E-05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0.3069686" calcext:value-type="float">
            <text:p>0,3069686</text:p>
          </table:table-cell>
          <table:table-cell table:style-name="ce2" office:value-type="float" office:value="0.06632257" calcext:value-type="float">
            <text:p>0,06632257</text:p>
          </table:table-cell>
          <table:table-cell table:style-name="ce2" office:value-type="float" office:value="0.2693889" calcext:value-type="float">
            <text:p>0,2693889</text:p>
          </table:table-cell>
          <table:table-cell table:style-name="ce2" office:value-type="float" office:value="0.3497906" calcext:value-type="float">
            <text:p>0,3497906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66.2142" calcext:value-type="float">
            <text:p>166,2142</text:p>
          </table:table-cell>
          <table:table-cell table:style-name="ce2" office:value-type="float" office:value="0.03316129" calcext:value-type="float">
            <text:p>0,03316129</text:p>
          </table:table-cell>
          <table:table-cell table:style-name="ce2" office:value-type="float" office:value="155.6997" calcext:value-type="float">
            <text:p>155,6997</text:p>
          </table:table-cell>
          <table:table-cell table:style-name="ce2" office:value-type="float" office:value="177.4388" calcext:value-type="float">
            <text:p>177,4388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270.138" calcext:value-type="float">
            <text:p>2270,138</text:p>
          </table:table-cell>
          <table:table-cell table:style-name="ce2" office:value-type="float" office:value="2276.823" calcext:value-type="float">
            <text:p>2276,823</text:p>
          </table:table-cell>
          <table:table-cell table:style-name="ce2" office:value-type="float" office:value="-1133.041" calcext:value-type="float">
            <text:p>-1133,041</text:p>
          </table:table-cell>
          <table:table-cell table:style-name="ce2" office:value-type="float" office:value="0.9296823" calcext:value-type="float">
            <text:p>0,9296823</text:p>
          </table:table-cell>
          <table:table-cell table:number-columns-repeated="2" table:style-name="ce2" office:value-type="float" office:value="0.9" calcext:value-type="float">
            <text:p>0,9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8.9709" calcext:value-type="float">
            <text:p>148,9709</text:p>
          </table:table-cell>
          <table:table-cell table:style-name="ce2" office:value-type="float" office:value="6.09875" calcext:value-type="float">
            <text:p>6,09875</text:p>
          </table:table-cell>
          <table:table-cell table:style-name="ce2" table:number-columns-repeated="3"/>
          <table:table-cell table:style-name="ce2" office:value-type="float" office:value="0.1190937" calcext:value-type="float">
            <text:p>0,1190937</text:p>
          </table:table-cell>
          <table:table-cell table:style-name="ce2" office:value-type="float" office:value="0.1269577" calcext:value-type="float">
            <text:p>0,1269577</text:p>
          </table:table-cell>
          <table:table-cell table:style-name="ce2" office:value-type="float" office:value="0.09279721" calcext:value-type="float">
            <text:p>0,09279721</text:p>
          </table:table-cell>
          <table:table-cell table:style-name="ce2" office:value-type="float" office:value="0.152842" calcext:value-type="float">
            <text:p>0,152842</text:p>
          </table:table-cell>
          <table:table-cell table:style-name="ce2" office:value-type="float" office:value="182.4019" calcext:value-type="float">
            <text:p>182,4019</text:p>
          </table:table-cell>
          <table:table-cell table:style-name="ce2" office:value-type="float" office:value="0.1190937" calcext:value-type="float">
            <text:p>0,1190937</text:p>
          </table:table-cell>
          <table:table-cell table:style-name="ce2" office:value-type="float" office:value="0.1269577" calcext:value-type="float">
            <text:p>0,1269577</text:p>
          </table:table-cell>
          <table:table-cell table:style-name="ce2" office:value-type="float" office:value="0.09279721" calcext:value-type="float">
            <text:p>0,09279721</text:p>
          </table:table-cell>
          <table:table-cell table:style-name="ce2" office:value-type="float" office:value="0.152842" calcext:value-type="float">
            <text:p>0,152842</text:p>
          </table:table-cell>
          <table:table-cell table:style-name="ce2" office:value-type="float" office:value="182.4019" calcext:value-type="float">
            <text:p>182,4019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0.1269577" calcext:value-type="float">
            <text:p>0,1269577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182.4019" calcext:value-type="float">
            <text:p>182,4019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Cos TGD DiscrCl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8.8" calcext:value-type="date">
            <text:p>2020-04-19 15:49:58</text:p>
          </table:table-cell>
          <table:table-cell table:style-name="ce2" office:value-type="string" calcext:value-type="string">
            <text:p>tmp\mcds-out\ALAARV-AB-10mn-1dec-hazard-cos-tgd-discrcls-y5pjtwzc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09615" calcext:value-type="float">
            <text:p>1,009615</text:p>
          </table:table-cell>
          <table:table-cell table:style-name="ce2" office:value-type="float" office:value="0.1080556" calcext:value-type="float">
            <text:p>0,1080556</text:p>
          </table:table-cell>
          <table:table-cell table:style-name="ce2" office:value-type="float" office:value="0.8153712" calcext:value-type="float">
            <text:p>0,8153712</text:p>
          </table:table-cell>
          <table:table-cell table:style-name="ce2" office:value-type="float" office:value="1.250134" calcext:value-type="float">
            <text:p>1,25013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0.7653" calcext:value-type="float">
            <text:p>540,7653</text:p>
          </table:table-cell>
          <table:table-cell table:number-columns-repeated="2" table:style-name="ce2" office:value-type="float" office:value="0.346158" calcext:value-type="float">
            <text:p>0,346158</text:p>
          </table:table-cell>
          <table:table-cell table:style-name="ce2" table:number-columns-repeated="2"/>
          <table:table-cell table:style-name="ce2" office:value-type="float" office:value="0.00007799821" calcext:value-type="float">
            <text:p>7,799821E-05</text:p>
          </table:table-cell>
          <table:table-cell table:style-name="ce2" office:value-type="float" office:value="0.08497274" calcext:value-type="float">
            <text:p>0,08497274</text:p>
          </table:table-cell>
          <table:table-cell table:style-name="ce2" office:value-type="float" office:value="0.00006598773" calcext:value-type="float">
            <text:p>6,598773E-05</text:p>
          </table:table-cell>
          <table:table-cell table:style-name="ce2" office:value-type="float" office:value="0.00009219472" calcext:value-type="float">
            <text:p>9,219472E-0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0.4451669" calcext:value-type="float">
            <text:p>0,4451669</text:p>
          </table:table-cell>
          <table:table-cell table:style-name="ce2" office:value-type="float" office:value="0.08497275" calcext:value-type="float">
            <text:p>0,08497275</text:p>
          </table:table-cell>
          <table:table-cell table:style-name="ce2" office:value-type="float" office:value="0.3766183" calcext:value-type="float">
            <text:p>0,3766183</text:p>
          </table:table-cell>
          <table:table-cell table:style-name="ce2" office:value-type="float" office:value="0.5261921" calcext:value-type="float">
            <text:p>0,5261921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.13" calcext:value-type="float">
            <text:p>160,13</text:p>
          </table:table-cell>
          <table:table-cell table:style-name="ce2" office:value-type="float" office:value="0.04248637" calcext:value-type="float">
            <text:p>0,04248637</text:p>
          </table:table-cell>
          <table:table-cell table:style-name="ce2" office:value-type="float" office:value="147.2695" calcext:value-type="float">
            <text:p>147,2695</text:p>
          </table:table-cell>
          <table:table-cell table:style-name="ce2" office:value-type="float" office:value="174.1135" calcext:value-type="float">
            <text:p>174,113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540.8233" calcext:value-type="float">
            <text:p>540,8233</text:p>
          </table:table-cell>
          <table:table-cell table:style-name="ce2" office:value-type="float" office:value="547.4595" calcext:value-type="float">
            <text:p>547,4595</text:p>
          </table:table-cell>
          <table:table-cell table:style-name="ce2" office:value-type="float" office:value="-268.3827" calcext:value-type="float">
            <text:p>-268,3827</text:p>
          </table:table-cell>
          <table:table-cell table:style-name="ce2" table:number-columns-repeated="3"/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4.0761" calcext:value-type="float">
            <text:p>144,0761</text:p>
          </table:table-cell>
          <table:table-cell table:style-name="ce2" office:value-type="float" office:value="5.576851" calcext:value-type="float">
            <text:p>5,576851</text:p>
          </table:table-cell>
          <table:table-cell table:style-name="ce2" table:number-columns-repeated="3"/>
          <table:table-cell table:style-name="ce2" office:value-type="float" office:value="0.1253316" calcext:value-type="float">
            <text:p>0,1253316</text:p>
          </table:table-cell>
          <table:table-cell table:style-name="ce2" office:value-type="float" office:value="0.1374641" calcext:value-type="float">
            <text:p>0,1374641</text:p>
          </table:table-cell>
          <table:table-cell table:style-name="ce2" office:value-type="float" office:value="0.09571356" calcext:value-type="float">
            <text:p>0,09571356</text:p>
          </table:table-cell>
          <table:table-cell table:style-name="ce2" office:value-type="float" office:value="0.1641149" calcext:value-type="float">
            <text:p>0,1641149</text:p>
          </table:table-cell>
          <table:table-cell table:style-name="ce2" office:value-type="float" office:value="226.8242" calcext:value-type="float">
            <text:p>226,8242</text:p>
          </table:table-cell>
          <table:table-cell table:style-name="ce2" office:value-type="float" office:value="0.1253316" calcext:value-type="float">
            <text:p>0,1253316</text:p>
          </table:table-cell>
          <table:table-cell table:style-name="ce2" office:value-type="float" office:value="0.1374641" calcext:value-type="float">
            <text:p>0,1374641</text:p>
          </table:table-cell>
          <table:table-cell table:style-name="ce2" office:value-type="float" office:value="0.09571356" calcext:value-type="float">
            <text:p>0,09571356</text:p>
          </table:table-cell>
          <table:table-cell table:style-name="ce2" office:value-type="float" office:value="0.1641149" calcext:value-type="float">
            <text:p>0,1641149</text:p>
          </table:table-cell>
          <table:table-cell table:style-name="ce2" office:value-type="float" office:value="226.8242" calcext:value-type="float">
            <text:p>226,8242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0.1374641" calcext:value-type="float">
            <text:p>0,1374641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26.8242" calcext:value-type="float">
            <text:p>226,8242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Uniform Cos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8.96" calcext:value-type="date">
            <text:p>2020-04-19 15:49:58</text:p>
          </table:table-cell>
          <table:table-cell table:style-name="ce2" office:value-type="string" calcext:value-type="string">
            <text:p>tmp\mcds-out\ALAARV-AB-10mn-1dec-uniform-cos-472u45cs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86.8427" calcext:value-type="float">
            <text:p>1786,8427</text:p>
          </table:table-cell>
          <table:table-cell table:style-name="ce2" office:value-type="float" office:value="2327.608" calcext:value-type="float">
            <text:p>2327,608</text:p>
          </table:table-cell>
          <table:table-cell table:style-name="ce2" office:value-type="float" office:value="0.03377861" calcext:value-type="float">
            <text:p>0,03377861</text:p>
          </table:table-cell>
          <table:table-cell table:style-name="ce2" office:value-type="float" office:value="0.002126932" calcext:value-type="float">
            <text:p>0,002126932</text:p>
          </table:table-cell>
          <table:table-cell table:style-name="ce2" office:value-type="float" office:value="0.01560503" calcext:value-type="float">
            <text:p>0,01560503</text:p>
          </table:table-cell>
          <table:table-cell table:style-name="ce2" office:value-type="float" office:value="0.03377861" calcext:value-type="float">
            <text:p>0,03377861</text:p>
          </table:table-cell>
          <table:table-cell table:style-name="ce2" office:value-type="float" office:value="0.00009349934" calcext:value-type="float">
            <text:p>9,349934E-05</text:p>
          </table:table-cell>
          <table:table-cell table:style-name="ce2" office:value-type="float" office:value="0.09297744" calcext:value-type="float">
            <text:p>0,09297744</text:p>
          </table:table-cell>
          <table:table-cell table:style-name="ce2" office:value-type="float" office:value="0.00007787342" calcext:value-type="float">
            <text:p>7,787342E-05</text:p>
          </table:table-cell>
          <table:table-cell table:style-name="ce2" office:value-type="float" office:value="0.0001122607" calcext:value-type="float">
            <text:p>0,0001122607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2376725" calcext:value-type="float">
            <text:p>0,2376725</text:p>
          </table:table-cell>
          <table:table-cell table:style-name="ce2" office:value-type="float" office:value="0.09297743" calcext:value-type="float">
            <text:p>0,09297743</text:p>
          </table:table-cell>
          <table:table-cell table:style-name="ce2" office:value-type="float" office:value="0.1979519" calcext:value-type="float">
            <text:p>0,1979519</text:p>
          </table:table-cell>
          <table:table-cell table:style-name="ce2" office:value-type="float" office:value="0.2853634" calcext:value-type="float">
            <text:p>0,285363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46.255" calcext:value-type="float">
            <text:p>146,255</text:p>
          </table:table-cell>
          <table:table-cell table:style-name="ce2" office:value-type="float" office:value="0.04648871" calcext:value-type="float">
            <text:p>0,04648871</text:p>
          </table:table-cell>
          <table:table-cell table:style-name="ce2" office:value-type="float" office:value="133.4556" calcext:value-type="float">
            <text:p>133,4556</text:p>
          </table:table-cell>
          <table:table-cell table:style-name="ce2" office:value-type="float" office:value="160.2819" calcext:value-type="float">
            <text:p>160,2819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27.664" calcext:value-type="float">
            <text:p>2327,664</text:p>
          </table:table-cell>
          <table:table-cell table:style-name="ce2" office:value-type="float" office:value="2334.368" calcext:value-type="float">
            <text:p>2334,368</text:p>
          </table:table-cell>
          <table:table-cell table:style-name="ce2" office:value-type="float" office:value="-1161.804" calcext:value-type="float">
            <text:p>-1161,804</text:p>
          </table:table-cell>
          <table:table-cell table:style-name="ce2" office:value-type="float" office:value="0.02157346" calcext:value-type="float">
            <text:p>0,0215734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133187" calcext:value-type="float">
            <text:p>1,133187</text:p>
          </table:table-cell>
          <table:table-cell table:style-name="ce2" office:value-type="float" office:value="0.1420252" calcext:value-type="float">
            <text:p>0,1420252</text:p>
          </table:table-cell>
          <table:table-cell table:style-name="ce2" table:number-columns-repeated="3"/>
          <table:table-cell table:style-name="ce2" office:value-type="float" office:value="0.1552477" calcext:value-type="float">
            <text:p>0,1552477</text:p>
          </table:table-cell>
          <table:table-cell table:style-name="ce2" office:value-type="float" office:value="0.1435775" calcext:value-type="float">
            <text:p>0,1435775</text:p>
          </table:table-cell>
          <table:table-cell table:style-name="ce2" office:value-type="float" office:value="0.1171735" calcext:value-type="float">
            <text:p>0,1171735</text:p>
          </table:table-cell>
          <table:table-cell table:style-name="ce2" office:value-type="float" office:value="0.2056935" calcext:value-type="float">
            <text:p>0,2056935</text:p>
          </table:table-cell>
          <table:table-cell table:style-name="ce2" office:value-type="float" office:value="244.4253" calcext:value-type="float">
            <text:p>244,4253</text:p>
          </table:table-cell>
          <table:table-cell table:style-name="ce2" office:value-type="float" office:value="0.1552477" calcext:value-type="float">
            <text:p>0,1552477</text:p>
          </table:table-cell>
          <table:table-cell table:style-name="ce2" office:value-type="float" office:value="0.1435775" calcext:value-type="float">
            <text:p>0,1435775</text:p>
          </table:table-cell>
          <table:table-cell table:style-name="ce2" office:value-type="float" office:value="0.1171735" calcext:value-type="float">
            <text:p>0,1171735</text:p>
          </table:table-cell>
          <table:table-cell table:style-name="ce2" office:value-type="float" office:value="0.2056935" calcext:value-type="float">
            <text:p>0,2056935</text:p>
          </table:table-cell>
          <table:table-cell table:style-name="ce2" office:value-type="float" office:value="244.4253" calcext:value-type="float">
            <text:p>244,425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0.1435775" calcext:value-type="float">
            <text:p>0,1435775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244.4253" calcext:value-type="float">
            <text:p>244,4253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Uniform SimPoly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9.18" calcext:value-type="date">
            <text:p>2020-04-19 15:49:59</text:p>
          </table:table-cell>
          <table:table-cell table:style-name="ce2" office:value-type="string" calcext:value-type="string">
            <text:p>tmp\mcds-out\ALAARV-AB-10mn-1dec-uniform-simpoly-zabcwhoh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7.3737" calcext:value-type="float">
            <text:p>1777,3737</text:p>
          </table:table-cell>
          <table:table-cell table:style-name="ce2" office:value-type="float" office:value="2318.139" calcext:value-type="float">
            <text:p>2318,139</text:p>
          </table:table-cell>
          <table:table-cell table:style-name="ce2" office:value-type="float" office:value="0.02596611" calcext:value-type="float">
            <text:p>0,02596611</text:p>
          </table:table-cell>
          <table:table-cell table:style-name="ce2" office:value-type="float" office:value="0.00277704" calcext:value-type="float">
            <text:p>0,00277704</text:p>
          </table:table-cell>
          <table:table-cell table:style-name="ce2" office:value-type="float" office:value="0.006982803" calcext:value-type="float">
            <text:p>0,006982803</text:p>
          </table:table-cell>
          <table:table-cell table:style-name="ce2" office:value-type="float" office:value="0.02596611" calcext:value-type="float">
            <text:p>0,02596611</text:p>
          </table:table-cell>
          <table:table-cell table:style-name="ce2" office:value-type="float" office:value="0.00007844306" calcext:value-type="float">
            <text:p>7,844306E-05</text:p>
          </table:table-cell>
          <table:table-cell table:style-name="ce2" office:value-type="float" office:value="0.03767724" calcext:value-type="float">
            <text:p>0,03767724</text:p>
          </table:table-cell>
          <table:table-cell table:style-name="ce2" office:value-type="float" office:value="0.00007283053" calcext:value-type="float">
            <text:p>7,283053E-05</text:p>
          </table:table-cell>
          <table:table-cell table:style-name="ce2" office:value-type="float" office:value="0.00008448811" calcext:value-type="float">
            <text:p>8,448811E-0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2832911" calcext:value-type="float">
            <text:p>0,2832911</text:p>
          </table:table-cell>
          <table:table-cell table:style-name="ce2" office:value-type="float" office:value="0.03767724" calcext:value-type="float">
            <text:p>0,03767724</text:p>
          </table:table-cell>
          <table:table-cell table:style-name="ce2" office:value-type="float" office:value="0.2630219" calcext:value-type="float">
            <text:p>0,2630219</text:p>
          </table:table-cell>
          <table:table-cell table:style-name="ce2" office:value-type="float" office:value="0.3051223" calcext:value-type="float">
            <text:p>0,3051223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59.6753" calcext:value-type="float">
            <text:p>159,6753</text:p>
          </table:table-cell>
          <table:table-cell table:style-name="ce2" office:value-type="float" office:value="0.01883862" calcext:value-type="float">
            <text:p>0,01883862</text:p>
          </table:table-cell>
          <table:table-cell table:style-name="ce2" office:value-type="float" office:value="153.8555" calcext:value-type="float">
            <text:p>153,8555</text:p>
          </table:table-cell>
          <table:table-cell table:style-name="ce2" office:value-type="float" office:value="165.7153" calcext:value-type="float">
            <text:p>165,7153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18.195" calcext:value-type="float">
            <text:p>2318,195</text:p>
          </table:table-cell>
          <table:table-cell table:style-name="ce2" office:value-type="float" office:value="2324.898" calcext:value-type="float">
            <text:p>2324,898</text:p>
          </table:table-cell>
          <table:table-cell table:style-name="ce2" office:value-type="float" office:value="-1157.069" calcext:value-type="float">
            <text:p>-1157,069</text:p>
          </table:table-cell>
          <table:table-cell table:style-name="ce2" office:value-type="float" office:value="0.1906599" calcext:value-type="float">
            <text:p>0,1906599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336701" calcext:value-type="float">
            <text:p>-2,336701</text:p>
          </table:table-cell>
          <table:table-cell table:style-name="ce2" office:value-type="float" office:value="1.351475" calcext:value-type="float">
            <text:p>1,351475</text:p>
          </table:table-cell>
          <table:table-cell table:style-name="ce2" table:number-columns-repeated="3"/>
          <table:table-cell table:style-name="ce2" office:value-type="float" office:value="0.130248" calcext:value-type="float">
            <text:p>0,130248</text:p>
          </table:table-cell>
          <table:table-cell table:style-name="ce2" office:value-type="float" office:value="0.115712" calcext:value-type="float">
            <text:p>0,115712</text:p>
          </table:table-cell>
          <table:table-cell table:style-name="ce2" office:value-type="float" office:value="0.1036734" calcext:value-type="float">
            <text:p>0,1036734</text:p>
          </table:table-cell>
          <table:table-cell table:style-name="ce2" office:value-type="float" office:value="0.1636345" calcext:value-type="float">
            <text:p>0,1636345</text:p>
          </table:table-cell>
          <table:table-cell table:style-name="ce2" office:value-type="float" office:value="128.0172" calcext:value-type="float">
            <text:p>128,0172</text:p>
          </table:table-cell>
          <table:table-cell table:style-name="ce2" office:value-type="float" office:value="0.130248" calcext:value-type="float">
            <text:p>0,130248</text:p>
          </table:table-cell>
          <table:table-cell table:style-name="ce2" office:value-type="float" office:value="0.115712" calcext:value-type="float">
            <text:p>0,115712</text:p>
          </table:table-cell>
          <table:table-cell table:style-name="ce2" office:value-type="float" office:value="0.1036734" calcext:value-type="float">
            <text:p>0,1036734</text:p>
          </table:table-cell>
          <table:table-cell table:style-name="ce2" office:value-type="float" office:value="0.1636345" calcext:value-type="float">
            <text:p>0,1636345</text:p>
          </table:table-cell>
          <table:table-cell table:style-name="ce2" office:value-type="float" office:value="128.0172" calcext:value-type="float">
            <text:p>128,0172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0.115712" calcext:value-type="float">
            <text:p>0,115712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28.0172" calcext:value-type="float">
            <text:p>128,0172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lf-Norm Cos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9.41" calcext:value-type="date">
            <text:p>2020-04-19 15:49:59</text:p>
          </table:table-cell>
          <table:table-cell table:style-name="ce2" office:value-type="string" calcext:value-type="string">
            <text:p>tmp\mcds-out\ALAARV-AB-10mn-1dec-half-norm-cos-pd3pox2x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77.9607" calcext:value-type="float">
            <text:p>1777,9607</text:p>
          </table:table-cell>
          <table:table-cell table:style-name="ce2" office:value-type="float" office:value="2318.726" calcext:value-type="float">
            <text:p>2318,726</text:p>
          </table:table-cell>
          <table:table-cell table:style-name="ce2" office:value-type="float" office:value="0.1377766" calcext:value-type="float">
            <text:p>0,1377766</text:p>
          </table:table-cell>
          <table:table-cell table:style-name="ce2" office:value-type="float" office:value="0.01993579" calcext:value-type="float">
            <text:p>0,01993579</text:p>
          </table:table-cell>
          <table:table-cell table:style-name="ce2" office:value-type="float" office:value="0.06948835" calcext:value-type="float">
            <text:p>0,06948835</text:p>
          </table:table-cell>
          <table:table-cell table:style-name="ce2" office:value-type="float" office:value="0.1377766" calcext:value-type="float">
            <text:p>0,1377766</text:p>
          </table:table-cell>
          <table:table-cell table:style-name="ce2" office:value-type="float" office:value="0.00006886479" calcext:value-type="float">
            <text:p>6,886479E-05</text:p>
          </table:table-cell>
          <table:table-cell table:style-name="ce2" office:value-type="float" office:value="0.4041117" calcext:value-type="float">
            <text:p>0,4041117</text:p>
          </table:table-cell>
          <table:table-cell table:style-name="ce2" office:value-type="float" office:value="0.00003199314" calcext:value-type="float">
            <text:p>3,199314E-05</text:p>
          </table:table-cell>
          <table:table-cell table:style-name="ce2" office:value-type="float" office:value="0.0001482305" calcext:value-type="float">
            <text:p>0,000148230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.3226935" calcext:value-type="float">
            <text:p>0,3226935</text:p>
          </table:table-cell>
          <table:table-cell table:style-name="ce2" office:value-type="float" office:value="0.4041117" calcext:value-type="float">
            <text:p>0,4041117</text:p>
          </table:table-cell>
          <table:table-cell table:style-name="ce2" office:value-type="float" office:value="0.1499167" calcext:value-type="float">
            <text:p>0,1499167</text:p>
          </table:table-cell>
          <table:table-cell table:style-name="ce2" office:value-type="float" office:value="0.6945933" calcext:value-type="float">
            <text:p>0,694593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70.4184" calcext:value-type="float">
            <text:p>170,4184</text:p>
          </table:table-cell>
          <table:table-cell table:style-name="ce2" office:value-type="float" office:value="0.2020559" calcext:value-type="float">
            <text:p>0,2020559</text:p>
          </table:table-cell>
          <table:table-cell table:style-name="ce2" office:value-type="float" office:value="114.8882" calcext:value-type="float">
            <text:p>114,8882</text:p>
          </table:table-cell>
          <table:table-cell table:style-name="ce2" office:value-type="float" office:value="252.7886" calcext:value-type="float">
            <text:p>252,7886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318.839" calcext:value-type="float">
            <text:p>2318,839</text:p>
          </table:table-cell>
          <table:table-cell table:style-name="ce2" office:value-type="float" office:value="2328.866" calcext:value-type="float">
            <text:p>2328,866</text:p>
          </table:table-cell>
          <table:table-cell table:style-name="ce2" office:value-type="float" office:value="-1156.363" calcext:value-type="float">
            <text:p>-1156,363</text:p>
          </table:table-cell>
          <table:table-cell table:style-name="ce2" office:value-type="float" office:value="0.3774291" calcext:value-type="float">
            <text:p>0,377429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20745" calcext:value-type="float">
            <text:p>93,20745</text:p>
          </table:table-cell>
          <table:table-cell table:style-name="ce2" office:value-type="float" office:value="-0.4777487" calcext:value-type="float">
            <text:p>-0,4777487</text:p>
          </table:table-cell>
          <table:table-cell table:style-name="ce2" office:value-type="float" office:value="0.137242" calcext:value-type="float">
            <text:p>0,137242</text:p>
          </table:table-cell>
          <table:table-cell table:style-name="ce2" table:number-columns-repeated="2"/>
          <table:table-cell table:style-name="ce2" office:value-type="float" office:value="0.1143441" calcext:value-type="float">
            <text:p>0,1143441</text:p>
          </table:table-cell>
          <table:table-cell table:style-name="ce2" office:value-type="float" office:value="0.4186597" calcext:value-type="float">
            <text:p>0,4186597</text:p>
          </table:table-cell>
          <table:table-cell table:style-name="ce2" office:value-type="float" office:value="0.05181208" calcext:value-type="float">
            <text:p>0,05181208</text:p>
          </table:table-cell>
          <table:table-cell table:style-name="ce2" office:value-type="float" office:value="0.252346" calcext:value-type="float">
            <text:p>0,252346</text:p>
          </table:table-cell>
          <table:table-cell table:style-name="ce2" office:value-type="float" office:value="243.7991" calcext:value-type="float">
            <text:p>243,7991</text:p>
          </table:table-cell>
          <table:table-cell table:style-name="ce2" office:value-type="float" office:value="0.1143441" calcext:value-type="float">
            <text:p>0,1143441</text:p>
          </table:table-cell>
          <table:table-cell table:style-name="ce2" office:value-type="float" office:value="0.4186597" calcext:value-type="float">
            <text:p>0,4186597</text:p>
          </table:table-cell>
          <table:table-cell table:style-name="ce2" office:value-type="float" office:value="0.05181208" calcext:value-type="float">
            <text:p>0,05181208</text:p>
          </table:table-cell>
          <table:table-cell table:style-name="ce2" office:value-type="float" office:value="0.252346" calcext:value-type="float">
            <text:p>0,252346</text:p>
          </table:table-cell>
          <table:table-cell table:style-name="ce2" office:value-type="float" office:value="243.7991" calcext:value-type="float">
            <text:p>243,799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0.4186597" calcext:value-type="float">
            <text:p>0,4186597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243.7991" calcext:value-type="float">
            <text:p>243,7991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SimPoly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9.61" calcext:value-type="date">
            <text:p>2020-04-19 15:49:59</text:p>
          </table:table-cell>
          <table:table-cell table:style-name="ce2" office:value-type="string" calcext:value-type="string">
            <text:p>tmp\mcds-out\ALAARV-AB-10mn-6dec-hazard-simpoly-23o19hyu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9.97" calcext:value-type="float">
            <text:p>299,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7.3522" calcext:value-type="float">
            <text:p>1777,3522</text:p>
          </table:table-cell>
          <table:table-cell table:style-name="ce2" office:value-type="float" office:value="2318.117" calcext:value-type="float">
            <text:p>2318,117</text:p>
          </table:table-cell>
          <table:table-cell table:style-name="ce2" office:value-type="float" office:value="0.1471618" calcext:value-type="float">
            <text:p>0,1471618</text:p>
          </table:table-cell>
          <table:table-cell table:style-name="ce2" office:value-type="float" office:value="0.04117948" calcext:value-type="float">
            <text:p>0,04117948</text:p>
          </table:table-cell>
          <table:table-cell table:style-name="ce2" office:value-type="float" office:value="0.0723992" calcext:value-type="float">
            <text:p>0,0723992</text:p>
          </table:table-cell>
          <table:table-cell table:style-name="ce2" office:value-type="float" office:value="0.1471618" calcext:value-type="float">
            <text:p>0,1471618</text:p>
          </table:table-cell>
          <table:table-cell table:style-name="ce2" office:value-type="float" office:value="0.00006511957" calcext:value-type="float">
            <text:p>6,511957E-05</text:p>
          </table:table-cell>
          <table:table-cell table:style-name="ce2" office:value-type="float" office:value="0.06029524" calcext:value-type="float">
            <text:p>0,06029524</text:p>
          </table:table-cell>
          <table:table-cell table:style-name="ce2" office:value-type="float" office:value="0.00005782882" calcext:value-type="float">
            <text:p>5,782882E-05</text:p>
          </table:table-cell>
          <table:table-cell table:style-name="ce2" office:value-type="float" office:value="0.00007332949" calcext:value-type="float">
            <text:p>7,332949E-0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3413209" calcext:value-type="float">
            <text:p>0,3413209</text:p>
          </table:table-cell>
          <table:table-cell table:style-name="ce2" office:value-type="float" office:value="0.06029524" calcext:value-type="float">
            <text:p>0,06029524</text:p>
          </table:table-cell>
          <table:table-cell table:style-name="ce2" office:value-type="float" office:value="0.3031068" calcext:value-type="float">
            <text:p>0,3031068</text:p>
          </table:table-cell>
          <table:table-cell table:style-name="ce2" office:value-type="float" office:value="0.3843527" calcext:value-type="float">
            <text:p>0,3843527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75.2505" calcext:value-type="float">
            <text:p>175,2505</text:p>
          </table:table-cell>
          <table:table-cell table:style-name="ce2" office:value-type="float" office:value="0.03014762" calcext:value-type="float">
            <text:p>0,03014762</text:p>
          </table:table-cell>
          <table:table-cell table:style-name="ce2" office:value-type="float" office:value="165.1422" calcext:value-type="float">
            <text:p>165,1422</text:p>
          </table:table-cell>
          <table:table-cell table:style-name="ce2" office:value-type="float" office:value="185.9775" calcext:value-type="float">
            <text:p>185,977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18.173" calcext:value-type="float">
            <text:p>2318,173</text:p>
          </table:table-cell>
          <table:table-cell table:style-name="ce2" office:value-type="float" office:value="2324.877" calcext:value-type="float">
            <text:p>2324,877</text:p>
          </table:table-cell>
          <table:table-cell table:style-name="ce2" office:value-type="float" office:value="-1157.058" calcext:value-type="float">
            <text:p>-1157,058</text:p>
          </table:table-cell>
          <table:table-cell table:style-name="ce2" office:value-type="float" office:value="0.5651722" calcext:value-type="float">
            <text:p>0,5651722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4.0777" calcext:value-type="float">
            <text:p>154,0777</text:p>
          </table:table-cell>
          <table:table-cell table:style-name="ce2" office:value-type="float" office:value="6.40754" calcext:value-type="float">
            <text:p>6,40754</text:p>
          </table:table-cell>
          <table:table-cell table:style-name="ce2" table:number-columns-repeated="3"/>
          <table:table-cell table:style-name="ce2" office:value-type="float" office:value="0.1081255" calcext:value-type="float">
            <text:p>0,1081255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0.08457393" calcext:value-type="float">
            <text:p>0,08457393</text:p>
          </table:table-cell>
          <table:table-cell table:style-name="ce2" office:value-type="float" office:value="0.1382355" calcext:value-type="float">
            <text:p>0,1382355</text:p>
          </table:table-cell>
          <table:table-cell table:style-name="ce2" office:value-type="float" office:value="167.6599" calcext:value-type="float">
            <text:p>167,6599</text:p>
          </table:table-cell>
          <table:table-cell table:style-name="ce2" office:value-type="float" office:value="0.1081255" calcext:value-type="float">
            <text:p>0,1081255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0.08457393" calcext:value-type="float">
            <text:p>0,08457393</text:p>
          </table:table-cell>
          <table:table-cell table:style-name="ce2" office:value-type="float" office:value="0.1382355" calcext:value-type="float">
            <text:p>0,1382355</text:p>
          </table:table-cell>
          <table:table-cell table:style-name="ce2" office:value-type="float" office:value="167.6599" calcext:value-type="float">
            <text:p>167,659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167.6599" calcext:value-type="float">
            <text:p>167,6599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SimPoly TGD FitInt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[90.0, 140.0, 190.0]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9.82" calcext:value-type="date">
            <text:p>2020-04-19 15:49:59</text:p>
          </table:table-cell>
          <table:table-cell table:style-name="ce2" office:value-type="string" calcext:value-type="string">
            <text:p>tmp\mcds-out\ALAARV-AB-10mn-6dec-hazard-simpoly-tgd-fitint-gfs2f0ek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09615" calcext:value-type="float">
            <text:p>1,009615</text:p>
          </table:table-cell>
          <table:table-cell table:style-name="ce2" office:value-type="float" office:value="0.1080556" calcext:value-type="float">
            <text:p>0,1080556</text:p>
          </table:table-cell>
          <table:table-cell table:style-name="ce2" office:value-type="float" office:value="0.8153712" calcext:value-type="float">
            <text:p>0,8153712</text:p>
          </table:table-cell>
          <table:table-cell table:style-name="ce2" office:value-type="float" office:value="1.250134" calcext:value-type="float">
            <text:p>1,25013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41.2622" calcext:value-type="float">
            <text:p>1641,2622</text:p>
          </table:table-cell>
          <table:table-cell table:style-name="ce2" office:value-type="float" office:value="2182.027" calcext:value-type="float">
            <text:p>2182,027</text:p>
          </table:table-cell>
          <table:table-cell table:number-columns-repeated="2" table:style-name="ce2" office:value-type="float" office:value="0.2321793" calcext:value-type="float">
            <text:p>0,2321793</text:p>
          </table:table-cell>
          <table:table-cell table:style-name="ce2" table:number-columns-repeated="2"/>
          <table:table-cell table:style-name="ce2" office:value-type="float" office:value="0.00007658364" calcext:value-type="float">
            <text:p>7,658364E-05</text:p>
          </table:table-cell>
          <table:table-cell table:style-name="ce2" office:value-type="float" office:value="0.07682295" calcext:value-type="float">
            <text:p>0,07682295</text:p>
          </table:table-cell>
          <table:table-cell table:style-name="ce2" office:value-type="float" office:value="0.0000658352" calcext:value-type="float">
            <text:p>6,58352E-05</text:p>
          </table:table-cell>
          <table:table-cell table:style-name="ce2" office:value-type="float" office:value="0.00008908689" calcext:value-type="float">
            <text:p>8,908689E-0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0.4533896" calcext:value-type="float">
            <text:p>0,4533896</text:p>
          </table:table-cell>
          <table:table-cell table:style-name="ce2" office:value-type="float" office:value="0.07682296" calcext:value-type="float">
            <text:p>0,07682296</text:p>
          </table:table-cell>
          <table:table-cell table:style-name="ce2" office:value-type="float" office:value="0.3897568" calcext:value-type="float">
            <text:p>0,3897568</text:p>
          </table:table-cell>
          <table:table-cell table:style-name="ce2" office:value-type="float" office:value="0.5274112" calcext:value-type="float">
            <text:p>0,527411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1.6021" calcext:value-type="float">
            <text:p>161,6021</text:p>
          </table:table-cell>
          <table:table-cell table:style-name="ce2" office:value-type="float" office:value="0.03841148" calcext:value-type="float">
            <text:p>0,03841148</text:p>
          </table:table-cell>
          <table:table-cell table:style-name="ce2" office:value-type="float" office:value="149.8207" calcext:value-type="float">
            <text:p>149,8207</text:p>
          </table:table-cell>
          <table:table-cell table:style-name="ce2" office:value-type="float" office:value="174.3099" calcext:value-type="float">
            <text:p>174,3099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182.085" calcext:value-type="float">
            <text:p>2182,085</text:p>
          </table:table-cell>
          <table:table-cell table:style-name="ce2" office:value-type="float" office:value="2188.721" calcext:value-type="float">
            <text:p>2188,721</text:p>
          </table:table-cell>
          <table:table-cell table:style-name="ce2" office:value-type="float" office:value="-1089.014" calcext:value-type="float">
            <text:p>-1089,014</text:p>
          </table:table-cell>
          <table:table-cell table:style-name="ce2" office:value-type="float" office:value="0.9912878" calcext:value-type="float">
            <text:p>0,991287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3.8808" calcext:value-type="float">
            <text:p>143,8808</text:p>
          </table:table-cell>
          <table:table-cell table:style-name="ce2" office:value-type="float" office:value="5.13866" calcext:value-type="float">
            <text:p>5,13866</text:p>
          </table:table-cell>
          <table:table-cell table:style-name="ce2" table:number-columns-repeated="3"/>
          <table:table-cell table:style-name="ce2" office:value-type="float" office:value="0.1230586" calcext:value-type="float">
            <text:p>0,1230586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0.09486148" calcext:value-type="float">
            <text:p>0,09486148</text:p>
          </table:table-cell>
          <table:table-cell table:style-name="ce2" office:value-type="float" office:value="0.1596373" calcext:value-type="float">
            <text:p>0,1596373</text:p>
          </table:table-cell>
          <table:table-cell table:style-name="ce2" office:value-type="float" office:value="207.2231" calcext:value-type="float">
            <text:p>207,2231</text:p>
          </table:table-cell>
          <table:table-cell table:style-name="ce2" office:value-type="float" office:value="0.1230586" calcext:value-type="float">
            <text:p>0,1230586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0.09486148" calcext:value-type="float">
            <text:p>0,09486148</text:p>
          </table:table-cell>
          <table:table-cell table:style-name="ce2" office:value-type="float" office:value="0.1596373" calcext:value-type="float">
            <text:p>0,1596373</text:p>
          </table:table-cell>
          <table:table-cell table:style-name="ce2" office:value-type="float" office:value="207.2231" calcext:value-type="float">
            <text:p>207,2231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07.2231" calcext:value-type="float">
            <text:p>207,2231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Co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50:00.02" calcext:value-type="date">
            <text:p>2020-04-19 15:50:00</text:p>
          </table:table-cell>
          <table:table-cell table:style-name="ce2" office:value-type="string" calcext:value-type="string">
            <text:p>tmp\mcds-out\ALAARV-AB-10mn-6dec-hazard-cos-6sb6cyj5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9.97" calcext:value-type="float">
            <text:p>299,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7.3522" calcext:value-type="float">
            <text:p>1777,3522</text:p>
          </table:table-cell>
          <table:table-cell table:style-name="ce2" office:value-type="float" office:value="2318.117" calcext:value-type="float">
            <text:p>2318,117</text:p>
          </table:table-cell>
          <table:table-cell table:style-name="ce2" office:value-type="float" office:value="0.1471618" calcext:value-type="float">
            <text:p>0,1471618</text:p>
          </table:table-cell>
          <table:table-cell table:style-name="ce2" office:value-type="float" office:value="0.04117948" calcext:value-type="float">
            <text:p>0,04117948</text:p>
          </table:table-cell>
          <table:table-cell table:style-name="ce2" office:value-type="float" office:value="0.0723992" calcext:value-type="float">
            <text:p>0,0723992</text:p>
          </table:table-cell>
          <table:table-cell table:style-name="ce2" office:value-type="float" office:value="0.1471618" calcext:value-type="float">
            <text:p>0,1471618</text:p>
          </table:table-cell>
          <table:table-cell table:style-name="ce2" office:value-type="float" office:value="0.00006511957" calcext:value-type="float">
            <text:p>6,511957E-05</text:p>
          </table:table-cell>
          <table:table-cell table:style-name="ce2" office:value-type="float" office:value="0.06029524" calcext:value-type="float">
            <text:p>0,06029524</text:p>
          </table:table-cell>
          <table:table-cell table:style-name="ce2" office:value-type="float" office:value="0.00005782882" calcext:value-type="float">
            <text:p>5,782882E-05</text:p>
          </table:table-cell>
          <table:table-cell table:style-name="ce2" office:value-type="float" office:value="0.00007332949" calcext:value-type="float">
            <text:p>7,332949E-0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3413209" calcext:value-type="float">
            <text:p>0,3413209</text:p>
          </table:table-cell>
          <table:table-cell table:style-name="ce2" office:value-type="float" office:value="0.06029524" calcext:value-type="float">
            <text:p>0,06029524</text:p>
          </table:table-cell>
          <table:table-cell table:style-name="ce2" office:value-type="float" office:value="0.3031068" calcext:value-type="float">
            <text:p>0,3031068</text:p>
          </table:table-cell>
          <table:table-cell table:style-name="ce2" office:value-type="float" office:value="0.3843527" calcext:value-type="float">
            <text:p>0,3843527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75.2505" calcext:value-type="float">
            <text:p>175,2505</text:p>
          </table:table-cell>
          <table:table-cell table:style-name="ce2" office:value-type="float" office:value="0.03014762" calcext:value-type="float">
            <text:p>0,03014762</text:p>
          </table:table-cell>
          <table:table-cell table:style-name="ce2" office:value-type="float" office:value="165.1422" calcext:value-type="float">
            <text:p>165,1422</text:p>
          </table:table-cell>
          <table:table-cell table:style-name="ce2" office:value-type="float" office:value="185.9775" calcext:value-type="float">
            <text:p>185,977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18.173" calcext:value-type="float">
            <text:p>2318,173</text:p>
          </table:table-cell>
          <table:table-cell table:style-name="ce2" office:value-type="float" office:value="2324.877" calcext:value-type="float">
            <text:p>2324,877</text:p>
          </table:table-cell>
          <table:table-cell table:style-name="ce2" office:value-type="float" office:value="-1157.058" calcext:value-type="float">
            <text:p>-1157,058</text:p>
          </table:table-cell>
          <table:table-cell table:style-name="ce2" office:value-type="float" office:value="0.5651722" calcext:value-type="float">
            <text:p>0,5651722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4.0777" calcext:value-type="float">
            <text:p>154,0777</text:p>
          </table:table-cell>
          <table:table-cell table:style-name="ce2" office:value-type="float" office:value="6.40754" calcext:value-type="float">
            <text:p>6,40754</text:p>
          </table:table-cell>
          <table:table-cell table:style-name="ce2" table:number-columns-repeated="3"/>
          <table:table-cell table:style-name="ce2" office:value-type="float" office:value="0.1081255" calcext:value-type="float">
            <text:p>0,1081255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0.08457393" calcext:value-type="float">
            <text:p>0,08457393</text:p>
          </table:table-cell>
          <table:table-cell table:style-name="ce2" office:value-type="float" office:value="0.1382355" calcext:value-type="float">
            <text:p>0,1382355</text:p>
          </table:table-cell>
          <table:table-cell table:style-name="ce2" office:value-type="float" office:value="167.6599" calcext:value-type="float">
            <text:p>167,6599</text:p>
          </table:table-cell>
          <table:table-cell table:style-name="ce2" office:value-type="float" office:value="0.1081255" calcext:value-type="float">
            <text:p>0,1081255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0.08457393" calcext:value-type="float">
            <text:p>0,08457393</text:p>
          </table:table-cell>
          <table:table-cell table:style-name="ce2" office:value-type="float" office:value="0.1382355" calcext:value-type="float">
            <text:p>0,1382355</text:p>
          </table:table-cell>
          <table:table-cell table:style-name="ce2" office:value-type="float" office:value="167.6599" calcext:value-type="float">
            <text:p>167,659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167.6599" calcext:value-type="float">
            <text:p>167,6599</text:p>
          </table:table-cell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Cos TGD FitCl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50:00.22" calcext:value-type="date">
            <text:p>2020-04-19 15:50:00</text:p>
          </table:table-cell>
          <table:table-cell table:style-name="ce2" office:value-type="string" calcext:value-type="string">
            <text:p>tmp\mcds-out\ALAARV-AB-10mn-6dec-hazard-cos-tgd-fitcls-w_an3bz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09615" calcext:value-type="float">
            <text:p>1,009615</text:p>
          </table:table-cell>
          <table:table-cell table:style-name="ce2" office:value-type="float" office:value="0.1080556" calcext:value-type="float">
            <text:p>0,1080556</text:p>
          </table:table-cell>
          <table:table-cell table:style-name="ce2" office:value-type="float" office:value="0.8153712" calcext:value-type="float">
            <text:p>0,8153712</text:p>
          </table:table-cell>
          <table:table-cell table:style-name="ce2" office:value-type="float" office:value="1.250134" calcext:value-type="float">
            <text:p>1,25013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41.2622" calcext:value-type="float">
            <text:p>1641,2622</text:p>
          </table:table-cell>
          <table:table-cell table:style-name="ce2" office:value-type="float" office:value="2182.027" calcext:value-type="float">
            <text:p>2182,027</text:p>
          </table:table-cell>
          <table:table-cell table:number-columns-repeated="2" table:style-name="ce2" office:value-type="float" office:value="0.2321793" calcext:value-type="float">
            <text:p>0,2321793</text:p>
          </table:table-cell>
          <table:table-cell table:style-name="ce2" table:number-columns-repeated="2"/>
          <table:table-cell table:style-name="ce2" office:value-type="float" office:value="0.00007658364" calcext:value-type="float">
            <text:p>7,658364E-05</text:p>
          </table:table-cell>
          <table:table-cell table:style-name="ce2" office:value-type="float" office:value="0.07682295" calcext:value-type="float">
            <text:p>0,07682295</text:p>
          </table:table-cell>
          <table:table-cell table:style-name="ce2" office:value-type="float" office:value="0.0000658352" calcext:value-type="float">
            <text:p>6,58352E-05</text:p>
          </table:table-cell>
          <table:table-cell table:style-name="ce2" office:value-type="float" office:value="0.00008908689" calcext:value-type="float">
            <text:p>8,908689E-0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0.4533896" calcext:value-type="float">
            <text:p>0,4533896</text:p>
          </table:table-cell>
          <table:table-cell table:style-name="ce2" office:value-type="float" office:value="0.07682296" calcext:value-type="float">
            <text:p>0,07682296</text:p>
          </table:table-cell>
          <table:table-cell table:style-name="ce2" office:value-type="float" office:value="0.3897568" calcext:value-type="float">
            <text:p>0,3897568</text:p>
          </table:table-cell>
          <table:table-cell table:style-name="ce2" office:value-type="float" office:value="0.5274112" calcext:value-type="float">
            <text:p>0,527411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1.6021" calcext:value-type="float">
            <text:p>161,6021</text:p>
          </table:table-cell>
          <table:table-cell table:style-name="ce2" office:value-type="float" office:value="0.03841148" calcext:value-type="float">
            <text:p>0,03841148</text:p>
          </table:table-cell>
          <table:table-cell table:style-name="ce2" office:value-type="float" office:value="149.8207" calcext:value-type="float">
            <text:p>149,8207</text:p>
          </table:table-cell>
          <table:table-cell table:style-name="ce2" office:value-type="float" office:value="174.3099" calcext:value-type="float">
            <text:p>174,3099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182.085" calcext:value-type="float">
            <text:p>2182,085</text:p>
          </table:table-cell>
          <table:table-cell table:style-name="ce2" office:value-type="float" office:value="2188.721" calcext:value-type="float">
            <text:p>2188,721</text:p>
          </table:table-cell>
          <table:table-cell table:style-name="ce2" office:value-type="float" office:value="-1089.014" calcext:value-type="float">
            <text:p>-1089,014</text:p>
          </table:table-cell>
          <table:table-cell table:style-name="ce2" office:value-type="float" office:value="0.9912878" calcext:value-type="float">
            <text:p>0,991287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3.8808" calcext:value-type="float">
            <text:p>143,8808</text:p>
          </table:table-cell>
          <table:table-cell table:style-name="ce2" office:value-type="float" office:value="5.13866" calcext:value-type="float">
            <text:p>5,13866</text:p>
          </table:table-cell>
          <table:table-cell table:style-name="ce2" table:number-columns-repeated="3"/>
          <table:table-cell table:style-name="ce2" office:value-type="float" office:value="0.1230586" calcext:value-type="float">
            <text:p>0,1230586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0.09486148" calcext:value-type="float">
            <text:p>0,09486148</text:p>
          </table:table-cell>
          <table:table-cell table:style-name="ce2" office:value-type="float" office:value="0.1596373" calcext:value-type="float">
            <text:p>0,1596373</text:p>
          </table:table-cell>
          <table:table-cell table:style-name="ce2" office:value-type="float" office:value="207.2231" calcext:value-type="float">
            <text:p>207,2231</text:p>
          </table:table-cell>
          <table:table-cell table:style-name="ce2" office:value-type="float" office:value="0.1230586" calcext:value-type="float">
            <text:p>0,1230586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0.09486148" calcext:value-type="float">
            <text:p>0,09486148</text:p>
          </table:table-cell>
          <table:table-cell table:style-name="ce2" office:value-type="float" office:value="0.1596373" calcext:value-type="float">
            <text:p>0,1596373</text:p>
          </table:table-cell>
          <table:table-cell table:style-name="ce2" office:value-type="float" office:value="207.2231" calcext:value-type="float">
            <text:p>207,2231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07.2231" calcext:value-type="float">
            <text:p>207,2231</text:p>
          </table:table-cell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zard Cos TGD DiscrInt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/>
          <table:table-cell table:style-name="ce2" office:value-type="string" calcext:value-type="string">
            <text:p>[90.0, 140.0, 190.0]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50:00.41" calcext:value-type="date">
            <text:p>2020-04-19 15:50:00</text:p>
          </table:table-cell>
          <table:table-cell table:style-name="ce2" office:value-type="string" calcext:value-type="string">
            <text:p>tmp\mcds-out\ALAARV-AB-10mn-6dec-hazard-cos-tgd-discrint-zy5454ge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09615" calcext:value-type="float">
            <text:p>1,009615</text:p>
          </table:table-cell>
          <table:table-cell table:style-name="ce2" office:value-type="float" office:value="0.1080556" calcext:value-type="float">
            <text:p>0,1080556</text:p>
          </table:table-cell>
          <table:table-cell table:style-name="ce2" office:value-type="float" office:value="0.8153712" calcext:value-type="float">
            <text:p>0,8153712</text:p>
          </table:table-cell>
          <table:table-cell table:style-name="ce2" office:value-type="float" office:value="1.250134" calcext:value-type="float">
            <text:p>1,25013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0.7648" calcext:value-type="float">
            <text:p>540,7648</text:p>
          </table:table-cell>
          <table:table-cell table:number-columns-repeated="2" table:style-name="ce2" office:value-type="float" office:value="0.3462893" calcext:value-type="float">
            <text:p>0,3462893</text:p>
          </table:table-cell>
          <table:table-cell table:style-name="ce2" table:number-columns-repeated="2"/>
          <table:table-cell table:style-name="ce2" office:value-type="float" office:value="0.00007799457" calcext:value-type="float">
            <text:p>7,799457E-05</text:p>
          </table:table-cell>
          <table:table-cell table:style-name="ce2" office:value-type="float" office:value="0.08495919" calcext:value-type="float">
            <text:p>0,08495919</text:p>
          </table:table-cell>
          <table:table-cell table:style-name="ce2" office:value-type="float" office:value="0.00006598641" calcext:value-type="float">
            <text:p>6,598641E-05</text:p>
          </table:table-cell>
          <table:table-cell table:style-name="ce2" office:value-type="float" office:value="0.00009218797" calcext:value-type="float">
            <text:p>9,218797E-0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0.4451877" calcext:value-type="float">
            <text:p>0,4451877</text:p>
          </table:table-cell>
          <table:table-cell table:style-name="ce2" office:value-type="float" office:value="0.08495919" calcext:value-type="float">
            <text:p>0,08495919</text:p>
          </table:table-cell>
          <table:table-cell table:style-name="ce2" office:value-type="float" office:value="0.3766459" calcext:value-type="float">
            <text:p>0,3766459</text:p>
          </table:table-cell>
          <table:table-cell table:style-name="ce2" office:value-type="float" office:value="0.5262026" calcext:value-type="float">
            <text:p>0,5262026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.1337" calcext:value-type="float">
            <text:p>160,1337</text:p>
          </table:table-cell>
          <table:table-cell table:style-name="ce2" office:value-type="float" office:value="0.04247959" calcext:value-type="float">
            <text:p>0,04247959</text:p>
          </table:table-cell>
          <table:table-cell table:style-name="ce2" office:value-type="float" office:value="147.2749" calcext:value-type="float">
            <text:p>147,2749</text:p>
          </table:table-cell>
          <table:table-cell table:style-name="ce2" office:value-type="float" office:value="174.1152" calcext:value-type="float">
            <text:p>174,115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540.8228" calcext:value-type="float">
            <text:p>540,8228</text:p>
          </table:table-cell>
          <table:table-cell table:style-name="ce2" office:value-type="float" office:value="547.459" calcext:value-type="float">
            <text:p>547,459</text:p>
          </table:table-cell>
          <table:table-cell table:style-name="ce2" office:value-type="float" office:value="-268.3824" calcext:value-type="float">
            <text:p>-268,3824</text:p>
          </table:table-cell>
          <table:table-cell table:style-name="ce2" table:number-columns-repeated="3"/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4.0825" calcext:value-type="float">
            <text:p>144,0825</text:p>
          </table:table-cell>
          <table:table-cell table:style-name="ce2" office:value-type="float" office:value="5.57766" calcext:value-type="float">
            <text:p>5,57766</text:p>
          </table:table-cell>
          <table:table-cell table:style-name="ce2" table:number-columns-repeated="3"/>
          <table:table-cell table:style-name="ce2" office:value-type="float" office:value="0.1253258" calcext:value-type="float">
            <text:p>0,1253258</text:p>
          </table:table-cell>
          <table:table-cell table:style-name="ce2" office:value-type="float" office:value="0.1374558" calcext:value-type="float">
            <text:p>0,1374558</text:p>
          </table:table-cell>
          <table:table-cell table:style-name="ce2" office:value-type="float" office:value="0.09571064" calcext:value-type="float">
            <text:p>0,09571064</text:p>
          </table:table-cell>
          <table:table-cell table:style-name="ce2" office:value-type="float" office:value="0.1641046" calcext:value-type="float">
            <text:p>0,1641046</text:p>
          </table:table-cell>
          <table:table-cell table:style-name="ce2" office:value-type="float" office:value="226.792" calcext:value-type="float">
            <text:p>226,792</text:p>
          </table:table-cell>
          <table:table-cell table:style-name="ce2" office:value-type="float" office:value="0.1253258" calcext:value-type="float">
            <text:p>0,1253258</text:p>
          </table:table-cell>
          <table:table-cell table:style-name="ce2" office:value-type="float" office:value="0.1374558" calcext:value-type="float">
            <text:p>0,1374558</text:p>
          </table:table-cell>
          <table:table-cell table:style-name="ce2" office:value-type="float" office:value="0.09571064" calcext:value-type="float">
            <text:p>0,09571064</text:p>
          </table:table-cell>
          <table:table-cell table:style-name="ce2" office:value-type="float" office:value="0.1641046" calcext:value-type="float">
            <text:p>0,1641046</text:p>
          </table:table-cell>
          <table:table-cell table:style-name="ce2" office:value-type="float" office:value="226.792" calcext:value-type="float">
            <text:p>226,792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0.1374558" calcext:value-type="float">
            <text:p>0,137455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26.792" calcext:value-type="float">
            <text:p>226,792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Uniform Cos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50:00.57" calcext:value-type="date">
            <text:p>2020-04-19 15:50:00</text:p>
          </table:table-cell>
          <table:table-cell table:style-name="ce2" office:value-type="string" calcext:value-type="string">
            <text:p>tmp\mcds-out\ALAARV-AB-10mn-6dec-uniform-cos-79k7csr9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9.97" calcext:value-type="float">
            <text:p>299,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78.8812" calcext:value-type="float">
            <text:p>1778,8812</text:p>
          </table:table-cell>
          <table:table-cell table:style-name="ce2" office:value-type="float" office:value="2319.646" calcext:value-type="float">
            <text:p>2319,646</text:p>
          </table:table-cell>
          <table:table-cell table:style-name="ce2" office:value-type="float" office:value="0.103586" calcext:value-type="float">
            <text:p>0,103586</text:p>
          </table:table-cell>
          <table:table-cell table:style-name="ce2" office:value-type="float" office:value="0.01761979" calcext:value-type="float">
            <text:p>0,01761979</text:p>
          </table:table-cell>
          <table:table-cell table:style-name="ce2" office:value-type="float" office:value="0.04489321" calcext:value-type="float">
            <text:p>0,04489321</text:p>
          </table:table-cell>
          <table:table-cell table:style-name="ce2" office:value-type="float" office:value="0.103586" calcext:value-type="float">
            <text:p>0,103586</text:p>
          </table:table-cell>
          <table:table-cell table:style-name="ce2" office:value-type="float" office:value="0.00007606866" calcext:value-type="float">
            <text:p>7,606866E-05</text:p>
          </table:table-cell>
          <table:table-cell table:style-name="ce2" office:value-type="float" office:value="0.2011224" calcext:value-type="float">
            <text:p>0,2011224</text:p>
          </table:table-cell>
          <table:table-cell table:style-name="ce2" office:value-type="float" office:value="0.00005137363" calcext:value-type="float">
            <text:p>5,137363E-05</text:p>
          </table:table-cell>
          <table:table-cell table:style-name="ce2" office:value-type="float" office:value="0.0001126345" calcext:value-type="float">
            <text:p>0,000112634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.2921922" calcext:value-type="float">
            <text:p>0,2921922</text:p>
          </table:table-cell>
          <table:table-cell table:style-name="ce2" office:value-type="float" office:value="0.2011224" calcext:value-type="float">
            <text:p>0,2011224</text:p>
          </table:table-cell>
          <table:table-cell table:style-name="ce2" office:value-type="float" office:value="0.1973345" calcext:value-type="float">
            <text:p>0,1973345</text:p>
          </table:table-cell>
          <table:table-cell table:style-name="ce2" office:value-type="float" office:value="0.4326473" calcext:value-type="float">
            <text:p>0,432647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62.1482" calcext:value-type="float">
            <text:p>162,1482</text:p>
          </table:table-cell>
          <table:table-cell table:style-name="ce2" office:value-type="float" office:value="0.1005612" calcext:value-type="float">
            <text:p>0,1005612</text:p>
          </table:table-cell>
          <table:table-cell table:style-name="ce2" office:value-type="float" office:value="133.0589" calcext:value-type="float">
            <text:p>133,0589</text:p>
          </table:table-cell>
          <table:table-cell table:style-name="ce2" office:value-type="float" office:value="197.597" calcext:value-type="float">
            <text:p>197,597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319.759" calcext:value-type="float">
            <text:p>2319,759</text:p>
          </table:table-cell>
          <table:table-cell table:style-name="ce2" office:value-type="float" office:value="2329.785" calcext:value-type="float">
            <text:p>2329,785</text:p>
          </table:table-cell>
          <table:table-cell table:style-name="ce2" office:value-type="float" office:value="-1156.823" calcext:value-type="float">
            <text:p>-1156,823</text:p>
          </table:table-cell>
          <table:table-cell table:style-name="ce2" office:value-type="float" office:value="0.1429636" calcext:value-type="float">
            <text:p>0,1429636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07737" calcext:value-type="float">
            <text:p>1,07737</text:p>
          </table:table-cell>
          <table:table-cell table:style-name="ce2" office:value-type="float" office:value="-0.02104043" calcext:value-type="float">
            <text:p>-0,02104043</text:p>
          </table:table-cell>
          <table:table-cell table:style-name="ce2" office:value-type="float" office:value="-0.1111094" calcext:value-type="float">
            <text:p>-0,1111094</text:p>
          </table:table-cell>
          <table:table-cell table:style-name="ce2" table:number-columns-repeated="2"/>
          <table:table-cell table:style-name="ce2" office:value-type="float" office:value="0.1263055" calcext:value-type="float">
            <text:p>0,1263055</text:p>
          </table:table-cell>
          <table:table-cell table:style-name="ce2" office:value-type="float" office:value="0.228954" calcext:value-type="float">
            <text:p>0,228954</text:p>
          </table:table-cell>
          <table:table-cell table:style-name="ce2" office:value-type="float" office:value="0.08095643" calcext:value-type="float">
            <text:p>0,08095643</text:p>
          </table:table-cell>
          <table:table-cell table:style-name="ce2" office:value-type="float" office:value="0.1970576" calcext:value-type="float">
            <text:p>0,1970576</text:p>
          </table:table-cell>
          <table:table-cell table:style-name="ce2" office:value-type="float" office:value="304.0699" calcext:value-type="float">
            <text:p>304,0699</text:p>
          </table:table-cell>
          <table:table-cell table:style-name="ce2" office:value-type="float" office:value="0.1263055" calcext:value-type="float">
            <text:p>0,1263055</text:p>
          </table:table-cell>
          <table:table-cell table:style-name="ce2" office:value-type="float" office:value="0.228954" calcext:value-type="float">
            <text:p>0,228954</text:p>
          </table:table-cell>
          <table:table-cell table:style-name="ce2" office:value-type="float" office:value="0.08095643" calcext:value-type="float">
            <text:p>0,08095643</text:p>
          </table:table-cell>
          <table:table-cell table:style-name="ce2" office:value-type="float" office:value="0.1970576" calcext:value-type="float">
            <text:p>0,1970576</text:p>
          </table:table-cell>
          <table:table-cell table:style-name="ce2" office:value-type="float" office:value="304.0699" calcext:value-type="float">
            <text:p>304,0699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0.228954" calcext:value-type="float">
            <text:p>0,228954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304.0699" calcext:value-type="float">
            <text:p>304,0699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Uniform SimPoly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50:00.81" calcext:value-type="date">
            <text:p>2020-04-19 15:50:00</text:p>
          </table:table-cell>
          <table:table-cell table:style-name="ce2" office:value-type="string" calcext:value-type="string">
            <text:p>tmp\mcds-out\ALAARV-AB-10mn-6dec-uniform-simpoly-6rof2ofg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9.97" calcext:value-type="float">
            <text:p>299,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7.3592" calcext:value-type="float">
            <text:p>1777,3592</text:p>
          </table:table-cell>
          <table:table-cell table:style-name="ce2" office:value-type="float" office:value="2318.124" calcext:value-type="float">
            <text:p>2318,124</text:p>
          </table:table-cell>
          <table:table-cell table:style-name="ce2" office:value-type="float" office:value="0.025455" calcext:value-type="float">
            <text:p>0,025455</text:p>
          </table:table-cell>
          <table:table-cell table:style-name="ce2" office:value-type="float" office:value="0.003057301" calcext:value-type="float">
            <text:p>0,003057301</text:p>
          </table:table-cell>
          <table:table-cell table:style-name="ce2" office:value-type="float" office:value="0.006692886" calcext:value-type="float">
            <text:p>0,006692886</text:p>
          </table:table-cell>
          <table:table-cell table:style-name="ce2" office:value-type="float" office:value="0.025455" calcext:value-type="float">
            <text:p>0,025455</text:p>
          </table:table-cell>
          <table:table-cell table:style-name="ce2" office:value-type="float" office:value="0.00007854027" calcext:value-type="float">
            <text:p>7,854027E-05</text:p>
          </table:table-cell>
          <table:table-cell table:style-name="ce2" office:value-type="float" office:value="0.03832404" calcext:value-type="float">
            <text:p>0,03832404</text:p>
          </table:table-cell>
          <table:table-cell table:style-name="ce2" office:value-type="float" office:value="0.00007282797" calcext:value-type="float">
            <text:p>7,282797E-05</text:p>
          </table:table-cell>
          <table:table-cell table:style-name="ce2" office:value-type="float" office:value="0.00008470061" calcext:value-type="float">
            <text:p>8,470061E-0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2829971" calcext:value-type="float">
            <text:p>0,2829971</text:p>
          </table:table-cell>
          <table:table-cell table:style-name="ce2" office:value-type="float" office:value="0.03832404" calcext:value-type="float">
            <text:p>0,03832404</text:p>
          </table:table-cell>
          <table:table-cell table:style-name="ce2" office:value-type="float" office:value="0.2624145" calcext:value-type="float">
            <text:p>0,2624145</text:p>
          </table:table-cell>
          <table:table-cell table:style-name="ce2" office:value-type="float" office:value="0.3051941" calcext:value-type="float">
            <text:p>0,3051941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59.5765" calcext:value-type="float">
            <text:p>159,5765</text:p>
          </table:table-cell>
          <table:table-cell table:style-name="ce2" office:value-type="float" office:value="0.01916202" calcext:value-type="float">
            <text:p>0,01916202</text:p>
          </table:table-cell>
          <table:table-cell table:style-name="ce2" office:value-type="float" office:value="153.6623" calcext:value-type="float">
            <text:p>153,6623</text:p>
          </table:table-cell>
          <table:table-cell table:style-name="ce2" office:value-type="float" office:value="165.7183" calcext:value-type="float">
            <text:p>165,7183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18.18" calcext:value-type="float">
            <text:p>2318,18</text:p>
          </table:table-cell>
          <table:table-cell table:style-name="ce2" office:value-type="float" office:value="2324.883" calcext:value-type="float">
            <text:p>2324,883</text:p>
          </table:table-cell>
          <table:table-cell table:style-name="ce2" office:value-type="float" office:value="-1157.062" calcext:value-type="float">
            <text:p>-1157,062</text:p>
          </table:table-cell>
          <table:table-cell table:style-name="ce2" office:value-type="float" office:value="0.1866632" calcext:value-type="float">
            <text:p>0,1866632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337996" calcext:value-type="float">
            <text:p>-2,337996</text:p>
          </table:table-cell>
          <table:table-cell table:style-name="ce2" office:value-type="float" office:value="1.352224" calcext:value-type="float">
            <text:p>1,352224</text:p>
          </table:table-cell>
          <table:table-cell table:style-name="ce2" table:number-columns-repeated="3"/>
          <table:table-cell table:style-name="ce2" office:value-type="float" office:value="0.1304094" calcext:value-type="float">
            <text:p>0,1304094</text:p>
          </table:table-cell>
          <table:table-cell table:style-name="ce2" office:value-type="float" office:value="0.1159242" calcext:value-type="float">
            <text:p>0,1159242</text:p>
          </table:table-cell>
          <table:table-cell table:style-name="ce2" office:value-type="float" office:value="0.1037603" calcext:value-type="float">
            <text:p>0,1037603</text:p>
          </table:table-cell>
          <table:table-cell table:style-name="ce2" office:value-type="float" office:value="0.1639029" calcext:value-type="float">
            <text:p>0,1639029</text:p>
          </table:table-cell>
          <table:table-cell table:style-name="ce2" office:value-type="float" office:value="128.8981" calcext:value-type="float">
            <text:p>128,8981</text:p>
          </table:table-cell>
          <table:table-cell table:style-name="ce2" office:value-type="float" office:value="0.1304094" calcext:value-type="float">
            <text:p>0,1304094</text:p>
          </table:table-cell>
          <table:table-cell table:style-name="ce2" office:value-type="float" office:value="0.1159242" calcext:value-type="float">
            <text:p>0,1159242</text:p>
          </table:table-cell>
          <table:table-cell table:style-name="ce2" office:value-type="float" office:value="0.1037603" calcext:value-type="float">
            <text:p>0,1037603</text:p>
          </table:table-cell>
          <table:table-cell table:style-name="ce2" office:value-type="float" office:value="0.1639029" calcext:value-type="float">
            <text:p>0,1639029</text:p>
          </table:table-cell>
          <table:table-cell table:style-name="ce2" office:value-type="float" office:value="128.8981" calcext:value-type="float">
            <text:p>128,8981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0.1159242" calcext:value-type="float">
            <text:p>0,1159242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28.8981" calcext:value-type="float">
            <text:p>128,8981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string" calcext:value-type="string">
            <text:p>Half-Norm Cos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50:01.02" calcext:value-type="date">
            <text:p>2020-04-19 15:50:01</text:p>
          </table:table-cell>
          <table:table-cell table:style-name="ce2" office:value-type="string" calcext:value-type="string">
            <text:p>tmp\mcds-out\ALAARV-AB-10mn-6dec-half-norm-cos-b9jw0ygy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9.97" calcext:value-type="float">
            <text:p>299,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77.9572" calcext:value-type="float">
            <text:p>1777,9572</text:p>
          </table:table-cell>
          <table:table-cell table:style-name="ce2" office:value-type="float" office:value="2318.722" calcext:value-type="float">
            <text:p>2318,722</text:p>
          </table:table-cell>
          <table:table-cell table:style-name="ce2" office:value-type="float" office:value="0.1377823" calcext:value-type="float">
            <text:p>0,1377823</text:p>
          </table:table-cell>
          <table:table-cell table:style-name="ce2" office:value-type="float" office:value="0.02542067" calcext:value-type="float">
            <text:p>0,02542067</text:p>
          </table:table-cell>
          <table:table-cell table:style-name="ce2" office:value-type="float" office:value="0.06942183" calcext:value-type="float">
            <text:p>0,06942183</text:p>
          </table:table-cell>
          <table:table-cell table:style-name="ce2" office:value-type="float" office:value="0.1377823" calcext:value-type="float">
            <text:p>0,1377823</text:p>
          </table:table-cell>
          <table:table-cell table:style-name="ce2" office:value-type="float" office:value="0.00006885848" calcext:value-type="float">
            <text:p>6,885848E-05</text:p>
          </table:table-cell>
          <table:table-cell table:style-name="ce2" office:value-type="float" office:value="0.4041085" calcext:value-type="float">
            <text:p>0,4041085</text:p>
          </table:table-cell>
          <table:table-cell table:style-name="ce2" office:value-type="float" office:value="0.00003199039" calcext:value-type="float">
            <text:p>3,199039E-05</text:p>
          </table:table-cell>
          <table:table-cell table:style-name="ce2" office:value-type="float" office:value="0.0001482161" calcext:value-type="float">
            <text:p>0,0001482161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.3227876" calcext:value-type="float">
            <text:p>0,3227876</text:p>
          </table:table-cell>
          <table:table-cell table:style-name="ce2" office:value-type="float" office:value="0.4041085" calcext:value-type="float">
            <text:p>0,4041085</text:p>
          </table:table-cell>
          <table:table-cell table:style-name="ce2" office:value-type="float" office:value="0.1499612" calcext:value-type="float">
            <text:p>0,1499612</text:p>
          </table:table-cell>
          <table:table-cell table:style-name="ce2" office:value-type="float" office:value="0.694792" calcext:value-type="float">
            <text:p>0,694792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70.4262" calcext:value-type="float">
            <text:p>170,4262</text:p>
          </table:table-cell>
          <table:table-cell table:style-name="ce2" office:value-type="float" office:value="0.2020542" calcext:value-type="float">
            <text:p>0,2020542</text:p>
          </table:table-cell>
          <table:table-cell table:style-name="ce2" office:value-type="float" office:value="114.8938" calcext:value-type="float">
            <text:p>114,8938</text:p>
          </table:table-cell>
          <table:table-cell table:style-name="ce2" office:value-type="float" office:value="252.7994" calcext:value-type="float">
            <text:p>252,7994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318.834" calcext:value-type="float">
            <text:p>2318,834</text:p>
          </table:table-cell>
          <table:table-cell table:style-name="ce2" office:value-type="float" office:value="2328.862" calcext:value-type="float">
            <text:p>2328,862</text:p>
          </table:table-cell>
          <table:table-cell table:style-name="ce2" office:value-type="float" office:value="-1156.361" calcext:value-type="float">
            <text:p>-1156,361</text:p>
          </table:table-cell>
          <table:table-cell table:style-name="ce2" office:value-type="float" office:value="0.3757901" calcext:value-type="float">
            <text:p>0,375790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21236" calcext:value-type="float">
            <text:p>93,21236</text:p>
          </table:table-cell>
          <table:table-cell table:style-name="ce2" office:value-type="float" office:value="-0.4777768" calcext:value-type="float">
            <text:p>-0,4777768</text:p>
          </table:table-cell>
          <table:table-cell table:style-name="ce2" office:value-type="float" office:value="0.1372906" calcext:value-type="float">
            <text:p>0,1372906</text:p>
          </table:table-cell>
          <table:table-cell table:style-name="ce2" table:number-columns-repeated="2"/>
          <table:table-cell table:style-name="ce2" office:value-type="float" office:value="0.1143336" calcext:value-type="float">
            <text:p>0,1143336</text:p>
          </table:table-cell>
          <table:table-cell table:style-name="ce2" office:value-type="float" office:value="0.4186566" calcext:value-type="float">
            <text:p>0,4186566</text:p>
          </table:table-cell>
          <table:table-cell table:style-name="ce2" office:value-type="float" office:value="0.05180762" calcext:value-type="float">
            <text:p>0,05180762</text:p>
          </table:table-cell>
          <table:table-cell table:style-name="ce2" office:value-type="float" office:value="0.2523215" calcext:value-type="float">
            <text:p>0,2523215</text:p>
          </table:table-cell>
          <table:table-cell table:style-name="ce2" office:value-type="float" office:value="243.7995" calcext:value-type="float">
            <text:p>243,7995</text:p>
          </table:table-cell>
          <table:table-cell table:style-name="ce2" office:value-type="float" office:value="0.1143336" calcext:value-type="float">
            <text:p>0,1143336</text:p>
          </table:table-cell>
          <table:table-cell table:style-name="ce2" office:value-type="float" office:value="0.4186566" calcext:value-type="float">
            <text:p>0,4186566</text:p>
          </table:table-cell>
          <table:table-cell table:style-name="ce2" office:value-type="float" office:value="0.05180762" calcext:value-type="float">
            <text:p>0,05180762</text:p>
          </table:table-cell>
          <table:table-cell table:style-name="ce2" office:value-type="float" office:value="0.2523215" calcext:value-type="float">
            <text:p>0,2523215</text:p>
          </table:table-cell>
          <table:table-cell table:style-name="ce2" office:value-type="float" office:value="243.7995" calcext:value-type="float">
            <text:p>243,7995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0.4186566" calcext:value-type="float">
            <text:p>0,4186566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243.7995" calcext:value-type="float">
            <text:p>243,7995</text:p>
          </table:table-cell>
        </table:table-row>
        <table:table-row table:style-name="ro1" table:number-rows-repeated="1048539">
          <table:table-cell table:number-columns-repeated="81"/>
        </table:table-row>
        <table:table-row table:style-name="ro1">
          <table:table-cell table:number-columns-repeated="8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6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9:23:45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s" style:display-name="PageStyle_Inf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ésultats" style:display-name="PageStyle_Résul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ffAuto" style:display-name="PageStyle_DiffAu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o" style:display-name="PageStyle_Aut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to_20_1" style:display-name="PageStyle_Auto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to_20_2" style:display-name="PageStyle_Auto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toDSVal" style:display-name="PageStyle_AutoDSV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toDSVal_20_1" style:display-name="PageStyle_AutoDSV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ean-Philippe Meuret</meta:initial-creator>
    <dc:creator>Jean-Philippe Meuret</dc:creator>
    <meta:creation-date>2019-06-29T14:53:22</meta:creation-date>
    <dc:date>2020-04-20T11:50:08.222000000</dc:date>
    <meta:generator>LibreOffice/6.3.2.2$Windows_x86 LibreOffice_project/98b30e735bda24bc04ab42594c85f7fd8be07b9c</meta:generator>
    <meta:editing-duration>PT19H28M17S</meta:editing-duration>
    <meta:editing-cycles>10</meta:editing-cycles>
    <meta:document-statistic meta:table-count="2" meta:cell-count="3308" meta:object-count="0"/>
    <meta:user-defined meta:name="AppVersion">16.0300</meta:user-defined>
    <meta:user-defined meta:name="Company">MICHE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